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3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79236111111111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9">
            <text:p>TOTAL PARA O INDICADOR A1A – DIRETORES DE ESCOLAS URBANAS, POR GRAU DE ESCOLARIDADE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1">
            <text:p>Total de diretores de escolas localizadas em áreas urbanas<text:s/>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Ensino Médio</text:p>
          </table:table-cell>
          <table:covered-table-cell table:number-columns-repeated="3"/>
          <table:table-cell office:value-type="string" table:number-columns-spanned="4" table:number-rows-spanned="1" table:style-name="ce6">
            <text:p>Ensino Superior</text:p>
          </table:table-cell>
          <table:covered-table-cell table:number-columns-repeated="3"/>
          <table:table-cell office:value-type="string" table:number-columns-spanned="4" table:number-rows-spanned="1" table:style-name="ce6">
            <text:p>Especialização ou pós-graduação</text:p>
          </table:table-cell>
          <table:covered-table-cell table:number-columns-repeated="3"/>
          <table:table-cell office:value-type="string" table:number-columns-spanned="4" table:number-rows-spanned="1" table:style-name="ce6">
            <text:p>Mestrado</text:p>
          </table:table-cell>
          <table:covered-table-cell table:number-columns-repeated="3"/>
          <table:table-cell office:value-type="string" table:number-columns-spanned="4" table:number-rows-spanned="1" table:style-name="ce6">
            <text:p>Doutorado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5116" table:style-name="ce5">
            <text:p>75.1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837" table:style-name="ce5">
            <text:p>73.837</text:p>
          </table:table-cell>
          <table:table-cell office:value-type="float" office:value="1279" table:style-name="ce5">
            <text:p>1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002" table:style-name="ce5">
            <text:p>63.002</text:p>
          </table:table-cell>
          <table:table-cell office:value-type="float" office:value="12114" table:style-name="ce5">
            <text:p>12.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55" table:style-name="ce5">
            <text:p>6.455</text:p>
          </table:table-cell>
          <table:table-cell office:value-type="float" office:value="68495" table:style-name="ce5">
            <text:p>68.49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440" table:style-name="ce5">
            <text:p>1.440</text:p>
          </table:table-cell>
          <table:table-cell office:value-type="float" office:value="73510" table:style-name="ce5">
            <text:p>73.51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4274" table:style-name="ce5">
            <text:p>54.2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995" table:style-name="ce5">
            <text:p>52.995</text:p>
          </table:table-cell>
          <table:table-cell office:value-type="float" office:value="1279" table:style-name="ce5">
            <text:p>1.2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544" table:style-name="ce5">
            <text:p>45.544</text:p>
          </table:table-cell>
          <table:table-cell office:value-type="float" office:value="8730" table:style-name="ce5">
            <text:p>8.7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1" table:style-name="ce5">
            <text:p>3.081</text:p>
          </table:table-cell>
          <table:table-cell office:value-type="float" office:value="51027" table:style-name="ce5">
            <text:p>51.02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500" table:style-name="ce5">
            <text:p>500</text:p>
          </table:table-cell>
          <table:table-cell office:value-type="float" office:value="53608" table:style-name="ce5">
            <text:p>53.60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0842" table:style-name="ce5">
            <text:p>20.8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842" table:style-name="ce5">
            <text:p>20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458" table:style-name="ce5">
            <text:p>17.458</text:p>
          </table:table-cell>
          <table:table-cell office:value-type="float" office:value="3383" table:style-name="ce5">
            <text:p>3.3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74" table:style-name="ce5">
            <text:p>3.374</text:p>
          </table:table-cell>
          <table:table-cell office:value-type="float" office:value="17467" table:style-name="ce5">
            <text:p>17.46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40" table:style-name="ce5">
            <text:p>940</text:p>
          </table:table-cell>
          <table:table-cell office:value-type="float" office:value="19902" table:style-name="ce5">
            <text:p>19.90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8071" table:style-name="ce5">
            <text:p>18.0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956" table:style-name="ce5">
            <text:p>17.956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469" table:style-name="ce5">
            <text:p>14.469</text:p>
          </table:table-cell>
          <table:table-cell office:value-type="float" office:value="3601" table:style-name="ce5">
            <text:p>3.6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94" table:style-name="ce5">
            <text:p>2.594</text:p>
          </table:table-cell>
          <table:table-cell office:value-type="float" office:value="15477" table:style-name="ce5">
            <text:p>15.4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78" table:style-name="ce5">
            <text:p>678</text:p>
          </table:table-cell>
          <table:table-cell office:value-type="float" office:value="17393" table:style-name="ce5">
            <text:p>17.3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0129" table:style-name="ce5">
            <text:p>30.1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621" table:style-name="ce5">
            <text:p>29.621</text:p>
          </table:table-cell>
          <table:table-cell office:value-type="float" office:value="508" table:style-name="ce5">
            <text:p>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140" table:style-name="ce5">
            <text:p>26.140</text:p>
          </table:table-cell>
          <table:table-cell office:value-type="float" office:value="3989" table:style-name="ce5">
            <text:p>3.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22" table:style-name="ce5">
            <text:p>1.922</text:p>
          </table:table-cell>
          <table:table-cell office:value-type="float" office:value="28041" table:style-name="ce5">
            <text:p>28.04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00" table:style-name="ce5">
            <text:p>300</text:p>
          </table:table-cell>
          <table:table-cell office:value-type="float" office:value="29663" table:style-name="ce5">
            <text:p>29.66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6916" table:style-name="ce5">
            <text:p>26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260" table:style-name="ce5">
            <text:p>26.260</text:p>
          </table:table-cell>
          <table:table-cell office:value-type="float" office:value="656" table:style-name="ce5">
            <text:p>6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393" table:style-name="ce5">
            <text:p>22.393</text:p>
          </table:table-cell>
          <table:table-cell office:value-type="float" office:value="4523" table:style-name="ce5">
            <text:p>4.5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39" table:style-name="ce5">
            <text:p>1.939</text:p>
          </table:table-cell>
          <table:table-cell office:value-type="float" office:value="24977" table:style-name="ce5">
            <text:p>24.97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2" table:style-name="ce5">
            <text:p>462</text:p>
          </table:table-cell>
          <table:table-cell office:value-type="float" office:value="26454" table:style-name="ce5">
            <text:p>26.4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509" table:style-name="ce5">
            <text:p>4.5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4" table:style-name="ce5">
            <text:p>4.394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05" table:style-name="ce5">
            <text:p>3.105</text:p>
          </table:table-cell>
          <table:table-cell office:value-type="float" office:value="1404" table:style-name="ce5">
            <text:p>1.4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" table:style-name="ce5">
            <text:p>39</text:p>
          </table:table-cell>
          <table:table-cell office:value-type="float" office:value="4470" table:style-name="ce5">
            <text:p>4.47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9" table:style-name="ce5">
            <text:p>4.5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6377" table:style-name="ce5">
            <text:p>16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070" table:style-name="ce5">
            <text:p>16.070</text:p>
          </table:table-cell>
          <table:table-cell office:value-type="float" office:value="307" table:style-name="ce5">
            <text:p>3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71" table:style-name="ce5">
            <text:p>12.471</text:p>
          </table:table-cell>
          <table:table-cell office:value-type="float" office:value="3906" table:style-name="ce5">
            <text:p>3.9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8" table:style-name="ce5">
            <text:p>958</text:p>
          </table:table-cell>
          <table:table-cell office:value-type="float" office:value="15419" table:style-name="ce5">
            <text:p>15.4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8" table:style-name="ce5">
            <text:p>158</text:p>
          </table:table-cell>
          <table:table-cell office:value-type="float" office:value="16219" table:style-name="ce5">
            <text:p>16.2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0742" table:style-name="ce5">
            <text:p>50.7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884" table:style-name="ce5">
            <text:p>49.884</text:p>
          </table:table-cell>
          <table:table-cell office:value-type="float" office:value="858" table:style-name="ce5">
            <text:p>8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038" table:style-name="ce5">
            <text:p>44.038</text:p>
          </table:table-cell>
          <table:table-cell office:value-type="float" office:value="6704" table:style-name="ce5">
            <text:p>6.7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04" table:style-name="ce5">
            <text:p>5.404</text:p>
          </table:table-cell>
          <table:table-cell office:value-type="float" office:value="45172" table:style-name="ce5">
            <text:p>45.17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282" table:style-name="ce5">
            <text:p>1.282</text:p>
          </table:table-cell>
          <table:table-cell office:value-type="float" office:value="49294" table:style-name="ce5">
            <text:p>49.29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3014" table:style-name="ce5">
            <text:p>13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093" table:style-name="ce5">
            <text:p>12.093</text:p>
          </table:table-cell>
          <table:table-cell office:value-type="float" office:value="921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56" table:style-name="ce5">
            <text:p>8.656</text:p>
          </table:table-cell>
          <table:table-cell office:value-type="float" office:value="4358" table:style-name="ce5">
            <text:p>4.3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" table:style-name="ce5">
            <text:p>73</text:p>
          </table:table-cell>
          <table:table-cell office:value-type="float" office:value="12940" table:style-name="ce5">
            <text:p>12.9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" table:style-name="ce5">
            <text:p>35</text:p>
          </table:table-cell>
          <table:table-cell office:value-type="float" office:value="12979" table:style-name="ce5">
            <text:p>12.9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8679" table:style-name="ce5">
            <text:p>28.6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79" table:style-name="ce5">
            <text:p>28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54" table:style-name="ce5">
            <text:p>24.254</text:p>
          </table:table-cell>
          <table:table-cell office:value-type="float" office:value="4425" table:style-name="ce5">
            <text:p>4.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5" table:style-name="ce5">
            <text:p>2.575</text:p>
          </table:table-cell>
          <table:table-cell office:value-type="float" office:value="25938" table:style-name="ce5">
            <text:p>25.93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33" table:style-name="ce5">
            <text:p>433</text:p>
          </table:table-cell>
          <table:table-cell office:value-type="float" office:value="28080" table:style-name="ce5">
            <text:p>28.08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1240" table:style-name="ce5">
            <text:p>31.2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81" table:style-name="ce5">
            <text:p>30.881</text:p>
          </table:table-cell>
          <table:table-cell office:value-type="float" office:value="359" table:style-name="ce5">
            <text:p>3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32" table:style-name="ce5">
            <text:p>27.932</text:p>
          </table:table-cell>
          <table:table-cell office:value-type="float" office:value="3308" table:style-name="ce5">
            <text:p>3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52" table:style-name="ce5">
            <text:p>3.752</text:p>
          </table:table-cell>
          <table:table-cell office:value-type="float" office:value="27488" table:style-name="ce5">
            <text:p>27.4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2" table:style-name="ce5">
            <text:p>972</text:p>
          </table:table-cell>
          <table:table-cell office:value-type="float" office:value="30268" table:style-name="ce5">
            <text:p>30.2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908" table:style-name="ce5">
            <text:p>5.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08" table:style-name="ce5">
            <text:p>5.9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19" table:style-name="ce5">
            <text:p>5.119</text:p>
          </table:table-cell>
          <table:table-cell office:value-type="float" office:value="789" table:style-name="ce5">
            <text:p>7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9" table:style-name="ce5">
            <text:p>209</text:p>
          </table:table-cell>
          <table:table-cell office:value-type="float" office:value="5699" table:style-name="ce5">
            <text:p>5.69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" table:style-name="ce5">
            <text:p>19</text:p>
          </table:table-cell>
          <table:table-cell office:value-type="float" office:value="5889" table:style-name="ce5">
            <text:p>5.8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49" table:style-name="ce5">
            <text:p>5.549</text:p>
          </table:table-cell>
          <table:table-cell office:value-type="float" office:value="4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57" table:style-name="ce5">
            <text:p>4.857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" table:style-name="ce5">
            <text:p>384</text:p>
          </table:table-cell>
          <table:table-cell office:value-type="float" office:value="5208" table:style-name="ce5">
            <text:p>5.2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" table:style-name="ce5">
            <text:p>21</text:p>
          </table:table-cell>
          <table:table-cell office:value-type="float" office:value="5571" table:style-name="ce5">
            <text:p>5.5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405" table:style-name="ce5">
            <text:p>23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484" table:style-name="ce5">
            <text:p>22.484</text:p>
          </table:table-cell>
          <table:table-cell office:value-type="float" office:value="921" table:style-name="ce5">
            <text:p>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000" table:style-name="ce5">
            <text:p>19.000</text:p>
          </table:table-cell>
          <table:table-cell office:value-type="float" office:value="4405" table:style-name="ce5">
            <text:p>4.4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5" table:style-name="ce5">
            <text:p>1.855</text:p>
          </table:table-cell>
          <table:table-cell office:value-type="float" office:value="21550" table:style-name="ce5">
            <text:p>21.55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" table:style-name="ce5">
            <text:p>37</text:p>
          </table:table-cell>
          <table:table-cell office:value-type="float" office:value="23368" table:style-name="ce5">
            <text:p>23.3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87" table:style-name="ce5">
            <text:p>29.1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871" table:style-name="ce5">
            <text:p>28.871</text:p>
          </table:table-cell>
          <table:table-cell office:value-type="float" office:value="316" table:style-name="ce5">
            <text:p>3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730" table:style-name="ce5">
            <text:p>23.730</text:p>
          </table:table-cell>
          <table:table-cell office:value-type="float" office:value="5457" table:style-name="ce5">
            <text:p>5.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08" table:style-name="ce5">
            <text:p>2.508</text:p>
          </table:table-cell>
          <table:table-cell office:value-type="float" office:value="26679" table:style-name="ce5">
            <text:p>26.6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39" table:style-name="ce5">
            <text:p>539</text:p>
          </table:table-cell>
          <table:table-cell office:value-type="float" office:value="28648" table:style-name="ce5">
            <text:p>28.6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024" table:style-name="ce5">
            <text:p>11.0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296" table:style-name="ce5">
            <text:p>10.296</text:p>
          </table:table-cell>
          <table:table-cell office:value-type="float" office:value="728" table:style-name="ce5">
            <text:p>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8" table:style-name="ce5">
            <text:p>1.498</text:p>
          </table:table-cell>
          <table:table-cell office:value-type="float" office:value="9359" table:style-name="ce5">
            <text:p>9.35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824" table:style-name="ce5">
            <text:p>824</text:p>
          </table:table-cell>
          <table:table-cell office:value-type="float" office:value="10033" table:style-name="ce5">
            <text:p>10.03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468" table:style-name="ce5">
            <text:p>30.4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51" table:style-name="ce5">
            <text:p>30.151</text:p>
          </table:table-cell>
          <table:table-cell office:value-type="float" office:value="317" table:style-name="ce5">
            <text:p>3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224" table:style-name="ce5">
            <text:p>27.224</text:p>
          </table:table-cell>
          <table:table-cell office:value-type="float" office:value="3244" table:style-name="ce5">
            <text:p>3.2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3" table:style-name="ce5">
            <text:p>1.273</text:p>
          </table:table-cell>
          <table:table-cell office:value-type="float" office:value="29029" table:style-name="ce5">
            <text:p>29.02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0" table:style-name="ce5">
            <text:p>320</text:p>
          </table:table-cell>
          <table:table-cell office:value-type="float" office:value="29981" table:style-name="ce5">
            <text:p>29.98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48" table:style-name="ce5">
            <text:p>23.4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334" table:style-name="ce5">
            <text:p>23.334</text:p>
          </table:table-cell>
          <table:table-cell office:value-type="float" office:value="114" table:style-name="ce5">
            <text:p>1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26" table:style-name="ce5">
            <text:p>19.926</text:p>
          </table:table-cell>
          <table:table-cell office:value-type="float" office:value="3522" table:style-name="ce5">
            <text:p>3.5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47" table:style-name="ce5">
            <text:p>2.647</text:p>
          </table:table-cell>
          <table:table-cell office:value-type="float" office:value="20801" table:style-name="ce5">
            <text:p>20.80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" table:style-name="ce5">
            <text:p>333</text:p>
          </table:table-cell>
          <table:table-cell office:value-type="float" office:value="23115" table:style-name="ce5">
            <text:p>23.1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3916" table:style-name="ce5">
            <text:p>53.9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485" table:style-name="ce5">
            <text:p>53.485</text:p>
          </table:table-cell>
          <table:table-cell office:value-type="float" office:value="431" table:style-name="ce5">
            <text:p>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150" table:style-name="ce5">
            <text:p>47.150</text:p>
          </table:table-cell>
          <table:table-cell office:value-type="float" office:value="6766" table:style-name="ce5">
            <text:p>6.7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20" table:style-name="ce5">
            <text:p>3.920</text:p>
          </table:table-cell>
          <table:table-cell office:value-type="float" office:value="49830" table:style-name="ce5">
            <text:p>49.83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54" table:style-name="ce5">
            <text:p>654</text:p>
          </table:table-cell>
          <table:table-cell office:value-type="float" office:value="53096" table:style-name="ce5">
            <text:p>53.09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200" table:style-name="ce5">
            <text:p>21.2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51" table:style-name="ce5">
            <text:p>20.351</text:p>
          </table:table-cell>
          <table:table-cell office:value-type="float" office:value="849" table:style-name="ce5">
            <text:p>8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852" table:style-name="ce5">
            <text:p>15.852</text:p>
          </table:table-cell>
          <table:table-cell office:value-type="float" office:value="5348" table:style-name="ce5">
            <text:p>5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35" table:style-name="ce5">
            <text:p>2.535</text:p>
          </table:table-cell>
          <table:table-cell office:value-type="float" office:value="18665" table:style-name="ce5">
            <text:p>18.6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86" table:style-name="ce5">
            <text:p>786</text:p>
          </table:table-cell>
          <table:table-cell office:value-type="float" office:value="20414" table:style-name="ce5">
            <text:p>20.41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10"/>
          <table:covered-table-cell table:number-columns-repeated="22"/>
          <table:table-cell table:number-columns-repeated="16361"/>
        </table:table-row>
        <table:table-row table:number-rows-repeated="1048549" table:style-name="ro1">
          <table:table-cell table:number-columns-repeated="16384"/>
        </table:table-row>
      </table:table>
      <table:table table:name="B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9">
            <text:p>TOTAL PARA O INDICADOR B7 – DIRETORES DE ESCOLAS URBANAS QUE JÁ ACESSARAM A INTERNET, POR ÚLTIMO ACESS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1">
            <text:p>Total de diretores de escolas localizadas em áreas urbanas<text:s/>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Há menos de 3 meses¹</text:p>
          </table:table-cell>
          <table:table-cell office:value-type="string" table:style-name="ce3">
            <text:p>Entre 3 meses e 12 meses</text:p>
          </table:table-cell>
          <table:table-cell office:value-type="string" table:style-name="ce3">
            <text:p>Mais de 12 meses atrá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acessou a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3573" table:style-name="ce5">
            <text:p>73.573</text:p>
          </table:table-cell>
          <table:table-cell office:value-type="float" office:value="565" table:style-name="ce5">
            <text:p>565</text:p>
          </table:table-cell>
          <table:table-cell office:value-type="float" office:value="885" table:style-name="ce5">
            <text:p>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2747" table:style-name="ce5">
            <text:p>52.747</text:p>
          </table:table-cell>
          <table:table-cell office:value-type="float" office:value="565" table:style-name="ce5">
            <text:p>565</text:p>
          </table:table-cell>
          <table:table-cell office:value-type="float" office:value="870" table:style-name="ce5">
            <text:p>8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0827" table:style-name="ce5">
            <text:p>20.827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7334" table:style-name="ce5">
            <text:p>17.334</text:p>
          </table:table-cell>
          <table:table-cell office:value-type="float" office:value="555" table:style-name="ce5">
            <text:p>555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0127" table:style-name="ce5">
            <text:p>30.127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6112" table:style-name="ce5">
            <text:p>26.112</text:p>
          </table:table-cell>
          <table:table-cell office:value-type="float" office:value="8" table:style-name="ce5">
            <text:p>8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509" table:style-name="ce5">
            <text:p>4.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5828" table:style-name="ce5">
            <text:p>15.828</text:p>
          </table:table-cell>
          <table:table-cell office:value-type="float" office:value="549" table:style-name="ce5">
            <text:p>5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0451" table:style-name="ce5">
            <text:p>50.451</text:p>
          </table:table-cell>
          <table:table-cell office:value-type="float" office:value="16" table:style-name="ce5">
            <text:p>16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1762" table:style-name="ce5">
            <text:p>11.762</text:p>
          </table:table-cell>
          <table:table-cell office:value-type="float" office:value="549" table:style-name="ce5">
            <text:p>549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8670" table:style-name="ce5">
            <text:p>28.670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0959" table:style-name="ce5">
            <text:p>30.959</text:p>
          </table:table-cell>
          <table:table-cell office:value-type="float" office:value="6" table:style-name="ce5">
            <text:p>6</text:p>
          </table:table-cell>
          <table:table-cell office:value-type="float" office:value="182" table:style-name="ce5">
            <text:p>1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863" table:style-name="ce5">
            <text:p>5.863</text:p>
          </table:table-cell>
          <table:table-cell office:value-type="float" office:value="45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84" table:style-name="ce5">
            <text:p>5.58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2096" table:style-name="ce5">
            <text:p>22.096</text:p>
          </table:table-cell>
          <table:table-cell office:value-type="float" office:value="512" table:style-name="ce5">
            <text:p>512</text:p>
          </table:table-cell>
          <table:table-cell office:value-type="float" office:value="703" table:style-name="ce5">
            <text:p>7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020" table:style-name="ce5">
            <text:p>29.020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009" table:style-name="ce5">
            <text:p>11.009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301" table:style-name="ce5">
            <text:p>30.301</text:p>
          </table:table-cell>
          <table:table-cell office:value-type="float" office:value="0" table:style-name="ce5">
            <text:p>0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32" table:style-name="ce5">
            <text:p>23.432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3733" table:style-name="ce5">
            <text:p>53.733</text:p>
          </table:table-cell>
          <table:table-cell office:value-type="float" office:value="16" table:style-name="ce5">
            <text:p>16</text:p>
          </table:table-cell>
          <table:table-cell office:value-type="float" office:value="167" table:style-name="ce5">
            <text:p>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840" table:style-name="ce5">
            <text:p>19.840</text:p>
          </table:table-cell>
          <table:table-cell office:value-type="float" office:value="549" table:style-name="ce5">
            <text:p>549</text:p>
          </table:table-cell>
          <table:table-cell office:value-type="float" office:value="718" table:style-name="ce5">
            <text:p>7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" table:style-name="ce5">
            <text:p>9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7" table:number-rows-spanned="1" table:style-name="ce10">
            <text:p>¹ Considera-se usuário(a) aquele(a) que utilizou a Internet pelo menos uma vez nos três meses que antecederam à realização da entrevista.</text:p>
          </table:table-cell>
          <table:covered-table-cell table:number-columns-repeated="6"/>
          <table:table-cell table:number-columns-repeated="16377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B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B7A – DIRETORES DE ESCOLAS URBANAS QUE JÁ ACESSARAM 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diretores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75023" table:style-name="ce5">
            <text:p>75.023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4181" table:style-name="ce5">
            <text:p>54.181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20842" table:style-name="ce5">
            <text:p>20.8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8071" table:style-name="ce5">
            <text:p>18.0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30129" table:style-name="ce5">
            <text:p>30.12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6823" table:style-name="ce5">
            <text:p>26.823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4509" table:style-name="ce5">
            <text:p>4.5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6377" table:style-name="ce5">
            <text:p>16.3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50649" table:style-name="ce5">
            <text:p>50.649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3014" table:style-name="ce5">
            <text:p>13.0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8679" table:style-name="ce5">
            <text:p>28.6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1147" table:style-name="ce5">
            <text:p>31.14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908" table:style-name="ce5">
            <text:p>5.9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92" table:style-name="ce5">
            <text:p>5.5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3312" table:style-name="ce5">
            <text:p>23.312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187" table:style-name="ce5">
            <text:p>29.18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024" table:style-name="ce5">
            <text:p>11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0468" table:style-name="ce5">
            <text:p>30.4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448" table:style-name="ce5">
            <text:p>23.4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3916" table:style-name="ce5">
            <text:p>53.9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21107" table:style-name="ce5">
            <text:p>21.107</text:p>
          </table:table-cell>
          <table:table-cell office:value-type="float" office:value="93" table:style-name="ce5">
            <text:p>9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9">
            <text:p>TOTAL PARA O INDICADOR C5 – DIRETORES DE ESCOLAS URBANAS, POR CONHECIMENTO A RESPEITO DO MARCO CIVI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1">
            <text:p>Total de diretores de escolas localizadas em áreas urbanas<text:s/>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4088" table:style-name="ce5">
            <text:p>14.088</text:p>
          </table:table-cell>
          <table:table-cell office:value-type="float" office:value="60904" table:style-name="ce5">
            <text:p>60.90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5406" table:style-name="ce5">
            <text:p>5.406</text:p>
          </table:table-cell>
          <table:table-cell office:value-type="float" office:value="48744" table:style-name="ce5">
            <text:p>48.74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8681" table:style-name="ce5">
            <text:p>8.681</text:p>
          </table:table-cell>
          <table:table-cell office:value-type="float" office:value="12160" table:style-name="ce5">
            <text:p>12.1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968" table:style-name="ce5">
            <text:p>4.968</text:p>
          </table:table-cell>
          <table:table-cell office:value-type="float" office:value="12979" table:style-name="ce5">
            <text:p>12.979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4806" table:style-name="ce5">
            <text:p>4.806</text:p>
          </table:table-cell>
          <table:table-cell office:value-type="float" office:value="25323" table:style-name="ce5">
            <text:p>25.3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4314" table:style-name="ce5">
            <text:p>4.314</text:p>
          </table:table-cell>
          <table:table-cell office:value-type="float" office:value="22602" table:style-name="ce5">
            <text:p>22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68" table:style-name="ce5">
            <text:p>268</text:p>
          </table:table-cell>
          <table:table-cell office:value-type="float" office:value="4240" table:style-name="ce5">
            <text:p>4.2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045" table:style-name="ce5">
            <text:p>2.045</text:p>
          </table:table-cell>
          <table:table-cell office:value-type="float" office:value="14332" table:style-name="ce5">
            <text:p>14.3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1455" table:style-name="ce5">
            <text:p>11.455</text:p>
          </table:table-cell>
          <table:table-cell office:value-type="float" office:value="39163" table:style-name="ce5">
            <text:p>39.163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870" table:style-name="ce5">
            <text:p>870</text:p>
          </table:table-cell>
          <table:table-cell office:value-type="float" office:value="12143" table:style-name="ce5">
            <text:p>12.1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565" table:style-name="ce5">
            <text:p>3.565</text:p>
          </table:table-cell>
          <table:table-cell office:value-type="float" office:value="25114" table:style-name="ce5">
            <text:p>25.1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391" table:style-name="ce5">
            <text:p>9.391</text:p>
          </table:table-cell>
          <table:table-cell office:value-type="float" office:value="21724" table:style-name="ce5">
            <text:p>21.724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11" table:style-name="ce5">
            <text:p>811</text:p>
          </table:table-cell>
          <table:table-cell office:value-type="float" office:value="5097" table:style-name="ce5">
            <text:p>5.0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68" table:style-name="ce5">
            <text:p>968</text:p>
          </table:table-cell>
          <table:table-cell office:value-type="float" office:value="4624" table:style-name="ce5">
            <text:p>4.6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147" table:style-name="ce5">
            <text:p>4.147</text:p>
          </table:table-cell>
          <table:table-cell office:value-type="float" office:value="19258" table:style-name="ce5">
            <text:p>19.2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149" table:style-name="ce5">
            <text:p>5.149</text:p>
          </table:table-cell>
          <table:table-cell office:value-type="float" office:value="24038" table:style-name="ce5">
            <text:p>24.0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012" table:style-name="ce5">
            <text:p>3.012</text:p>
          </table:table-cell>
          <table:table-cell office:value-type="float" office:value="7888" table:style-name="ce5">
            <text:p>7.888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772" table:style-name="ce5">
            <text:p>3.772</text:p>
          </table:table-cell>
          <table:table-cell office:value-type="float" office:value="26572" table:style-name="ce5">
            <text:p>26.572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592" table:style-name="ce5">
            <text:p>5.592</text:p>
          </table:table-cell>
          <table:table-cell office:value-type="float" office:value="17856" table:style-name="ce5">
            <text:p>17.8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363" table:style-name="ce5">
            <text:p>9.363</text:p>
          </table:table-cell>
          <table:table-cell office:value-type="float" office:value="44428" table:style-name="ce5">
            <text:p>44.428</text:p>
          </table:table-cell>
          <table:table-cell office:value-type="float" office:value="124" table:style-name="ce5">
            <text:p>12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4724" table:style-name="ce5">
            <text:p>4.724</text:p>
          </table:table-cell>
          <table:table-cell office:value-type="float" office:value="16476" table:style-name="ce5">
            <text:p>16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10"/>
          <table:covered-table-cell table:number-columns-repeated="6"/>
          <table:table-cell table:number-columns-repeated="16377"/>
        </table:table-row>
        <table:table-row table:number-rows-repeated="1048550" table:style-name="ro1">
          <table:table-cell table:number-columns-repeated="16384"/>
        </table:table-row>
      </table:table>
      <table:table table:name="D24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9">
            <text:p>TOTAL PARA O INDICADOR D24A1 – DIRETORES DE ESCOLAS URBANAS, POR AÇÕES PRIORITÁRIAS PARA A INTEGRAÇÃO DO COMPUTADOR E DA INTERNET EM PRÁTICAS PEDAGÓGIC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1">
            <text:p>Total de diretores de escolas localizadas em áreas urbanas<text:s/>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6">
            <text:p>Números absolutos</text:p>
          </table:table-cell>
          <table:covered-table-cell/>
          <table:table-cell office:value-type="string" table:style-name="ce3">
            <text:p>Aumentar o número de computadores por aluno</text:p>
          </table:table-cell>
          <table:table-cell office:value-type="string" table:style-name="ce3">
            <text:p>Aumentar o número de computadores conectados à Internet</text:p>
          </table:table-cell>
          <table:table-cell office:value-type="string" table:style-name="ce3">
            <text:p>Aumentar a velocidade de acesso à Internet</text:p>
          </table:table-cell>
          <table:table-cell office:value-type="string" table:style-name="ce3">
            <text:p>Melhorar as habilidades e competências dos professores no uso das tecnologias</text:p>
          </table:table-cell>
          <table:table-cell office:value-type="string" table:style-name="ce3">
            <text:p>Melhorar as habilidades e competências dos alunos no uso das tecnologias</text:p>
          </table:table-cell>
          <table:table-cell office:value-type="string" table:style-name="ce3">
            <text:p>Desenvolver novas práticas de ensino que envolvam o uso de computador e Internet</text:p>
          </table:table-cell>
          <table:table-cell office:value-type="string" table:style-name="ce3">
            <text:p>Outra</text:p>
          </table:table-cell>
          <table:table-cell office:value-type="string" table:style-name="ce3">
            <text:p>Nenhuma dessa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19485" table:style-name="ce5">
            <text:p>19.485</text:p>
          </table:table-cell>
          <table:table-cell office:value-type="float" office:value="8927" table:style-name="ce5">
            <text:p>8.927</text:p>
          </table:table-cell>
          <table:table-cell office:value-type="float" office:value="7792" table:style-name="ce5">
            <text:p>7.792</text:p>
          </table:table-cell>
          <table:table-cell office:value-type="float" office:value="15779" table:style-name="ce5">
            <text:p>15.779</text:p>
          </table:table-cell>
          <table:table-cell office:value-type="float" office:value="2764" table:style-name="ce5">
            <text:p>2.764</text:p>
          </table:table-cell>
          <table:table-cell office:value-type="float" office:value="18484" table:style-name="ce5">
            <text:p>18.484</text:p>
          </table:table-cell>
          <table:table-cell office:value-type="float" office:value="428" table:style-name="ce5">
            <text:p>428</text:p>
          </table:table-cell>
          <table:table-cell office:value-type="float" office:value="1276" table:style-name="ce5">
            <text:p>1.276</text:p>
          </table:table-cell>
          <table:table-cell office:value-type="float" office:value="165" table:style-name="ce5">
            <text:p>165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12641" table:style-name="ce5">
            <text:p>12.641</text:p>
          </table:table-cell>
          <table:table-cell office:value-type="float" office:value="6922" table:style-name="ce5">
            <text:p>6.922</text:p>
          </table:table-cell>
          <table:table-cell office:value-type="float" office:value="5620" table:style-name="ce5">
            <text:p>5.620</text:p>
          </table:table-cell>
          <table:table-cell office:value-type="float" office:value="11299" table:style-name="ce5">
            <text:p>11.299</text:p>
          </table:table-cell>
          <table:table-cell office:value-type="float" office:value="2139" table:style-name="ce5">
            <text:p>2.139</text:p>
          </table:table-cell>
          <table:table-cell office:value-type="float" office:value="14138" table:style-name="ce5">
            <text:p>14.138</text:p>
          </table:table-cell>
          <table:table-cell office:value-type="float" office:value="134" table:style-name="ce5">
            <text:p>134</text:p>
          </table:table-cell>
          <table:table-cell office:value-type="float" office:value="1214" table:style-name="ce5">
            <text:p>1.214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6844" table:style-name="ce5">
            <text:p>6.844</text:p>
          </table:table-cell>
          <table:table-cell office:value-type="float" office:value="2005" table:style-name="ce5">
            <text:p>2.005</text:p>
          </table:table-cell>
          <table:table-cell office:value-type="float" office:value="2172" table:style-name="ce5">
            <text:p>2.172</text:p>
          </table:table-cell>
          <table:table-cell office:value-type="float" office:value="4480" table:style-name="ce5">
            <text:p>4.480</text:p>
          </table:table-cell>
          <table:table-cell office:value-type="float" office:value="625" table:style-name="ce5">
            <text:p>625</text:p>
          </table:table-cell>
          <table:table-cell office:value-type="float" office:value="4346" table:style-name="ce5">
            <text:p>4.346</text:p>
          </table:table-cell>
          <table:table-cell office:value-type="float" office:value="294" table:style-name="ce5">
            <text:p>294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4651" table:style-name="ce5">
            <text:p>4.651</text:p>
          </table:table-cell>
          <table:table-cell office:value-type="float" office:value="2452" table:style-name="ce5">
            <text:p>2.452</text:p>
          </table:table-cell>
          <table:table-cell office:value-type="float" office:value="1804" table:style-name="ce5">
            <text:p>1.804</text:p>
          </table:table-cell>
          <table:table-cell office:value-type="float" office:value="2953" table:style-name="ce5">
            <text:p>2.953</text:p>
          </table:table-cell>
          <table:table-cell office:value-type="float" office:value="211" table:style-name="ce5">
            <text:p>211</text:p>
          </table:table-cell>
          <table:table-cell office:value-type="float" office:value="5431" table:style-name="ce5">
            <text:p>5.431</text:p>
          </table:table-cell>
          <table:table-cell office:value-type="float" office:value="276" table:style-name="ce5">
            <text:p>276</text:p>
          </table:table-cell>
          <table:table-cell office:value-type="float" office:value="293" table:style-name="ce5">
            <text:p>2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9672" table:style-name="ce5">
            <text:p>9.672</text:p>
          </table:table-cell>
          <table:table-cell office:value-type="float" office:value="4605" table:style-name="ce5">
            <text:p>4.605</text:p>
          </table:table-cell>
          <table:table-cell office:value-type="float" office:value="2340" table:style-name="ce5">
            <text:p>2.340</text:p>
          </table:table-cell>
          <table:table-cell office:value-type="float" office:value="6555" table:style-name="ce5">
            <text:p>6.555</text:p>
          </table:table-cell>
          <table:table-cell office:value-type="float" office:value="1006" table:style-name="ce5">
            <text:p>1.006</text:p>
          </table:table-cell>
          <table:table-cell office:value-type="float" office:value="5486" table:style-name="ce5">
            <text:p>5.486</text:p>
          </table:table-cell>
          <table:table-cell office:value-type="float" office:value="111" table:style-name="ce5">
            <text:p>111</text:p>
          </table:table-cell>
          <table:table-cell office:value-type="float" office:value="207" table:style-name="ce5">
            <text:p>207</text:p>
          </table:table-cell>
          <table:table-cell office:value-type="float" office:value="133" table:style-name="ce5">
            <text:p>133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5163" table:style-name="ce5">
            <text:p>5.163</text:p>
          </table:table-cell>
          <table:table-cell office:value-type="float" office:value="1870" table:style-name="ce5">
            <text:p>1.870</text:p>
          </table:table-cell>
          <table:table-cell office:value-type="float" office:value="3648" table:style-name="ce5">
            <text:p>3.648</text:p>
          </table:table-cell>
          <table:table-cell office:value-type="float" office:value="6271" table:style-name="ce5">
            <text:p>6.271</text:p>
          </table:table-cell>
          <table:table-cell office:value-type="float" office:value="1547" table:style-name="ce5">
            <text:p>1.547</text:p>
          </table:table-cell>
          <table:table-cell office:value-type="float" office:value="7567" table:style-name="ce5">
            <text:p>7.567</text:p>
          </table:table-cell>
          <table:table-cell office:value-type="float" office:value="42" table:style-name="ce5">
            <text:p>42</text:p>
          </table:table-cell>
          <table:table-cell office:value-type="float" office:value="775" table:style-name="ce5">
            <text:p>775</text:p>
          </table:table-cell>
          <table:table-cell office:value-type="float" office:value="33" table:style-name="ce5">
            <text:p>3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1462" table:style-name="ce5">
            <text:p>1.462</text:p>
          </table:table-cell>
          <table:table-cell office:value-type="float" office:value="652" table:style-name="ce5">
            <text:p>652</text:p>
          </table:table-cell>
          <table:table-cell office:value-type="float" office:value="378" table:style-name="ce5">
            <text:p>378</text:p>
          </table:table-cell>
          <table:table-cell office:value-type="float" office:value="1422" table:style-name="ce5">
            <text:p>1.422</text:p>
          </table:table-cell>
          <table:table-cell office:value-type="float" office:value="13" table:style-name="ce5">
            <text:p>13</text:p>
          </table:table-cell>
          <table:table-cell office:value-type="float" office:value="552" table:style-name="ce5">
            <text:p>552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3943" table:style-name="ce5">
            <text:p>3.943</text:p>
          </table:table-cell>
          <table:table-cell office:value-type="float" office:value="2657" table:style-name="ce5">
            <text:p>2.657</text:p>
          </table:table-cell>
          <table:table-cell office:value-type="float" office:value="1837" table:style-name="ce5">
            <text:p>1.837</text:p>
          </table:table-cell>
          <table:table-cell office:value-type="float" office:value="3318" table:style-name="ce5">
            <text:p>3.318</text:p>
          </table:table-cell>
          <table:table-cell office:value-type="float" office:value="567" table:style-name="ce5">
            <text:p>567</text:p>
          </table:table-cell>
          <table:table-cell office:value-type="float" office:value="4022" table:style-name="ce5">
            <text:p>4.022</text:p>
          </table:table-cell>
          <table:table-cell office:value-type="float" office:value="6" table:style-name="ce5">
            <text:p>6</text:p>
          </table:table-cell>
          <table:table-cell office:value-type="float" office:value="12" table:style-name="ce5">
            <text:p>12</text:p>
          </table:table-cell>
          <table:table-cell office:value-type="float" office:value="15" table:style-name="ce5">
            <text:p>15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3427" table:style-name="ce5">
            <text:p>13.427</text:p>
          </table:table-cell>
          <table:table-cell office:value-type="float" office:value="5580" table:style-name="ce5">
            <text:p>5.580</text:p>
          </table:table-cell>
          <table:table-cell office:value-type="float" office:value="5225" table:style-name="ce5">
            <text:p>5.225</text:p>
          </table:table-cell>
          <table:table-cell office:value-type="float" office:value="10928" table:style-name="ce5">
            <text:p>10.928</text:p>
          </table:table-cell>
          <table:table-cell office:value-type="float" office:value="1680" table:style-name="ce5">
            <text:p>1.680</text:p>
          </table:table-cell>
          <table:table-cell office:value-type="float" office:value="13039" table:style-name="ce5">
            <text:p>13.039</text:p>
          </table:table-cell>
          <table:table-cell office:value-type="float" office:value="385" table:style-name="ce5">
            <text:p>385</text:p>
          </table:table-cell>
          <table:table-cell office:value-type="float" office:value="313" table:style-name="ce5">
            <text:p>313</text:p>
          </table:table-cell>
          <table:table-cell office:value-type="float" office:value="150" table:style-name="ce5">
            <text:p>150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2777" table:style-name="ce5">
            <text:p>2.777</text:p>
          </table:table-cell>
          <table:table-cell office:value-type="float" office:value="1239" table:style-name="ce5">
            <text:p>1.239</text:p>
          </table:table-cell>
          <table:table-cell office:value-type="float" office:value="1112" table:style-name="ce5">
            <text:p>1.112</text:p>
          </table:table-cell>
          <table:table-cell office:value-type="float" office:value="2196" table:style-name="ce5">
            <text:p>2.196</text:p>
          </table:table-cell>
          <table:table-cell office:value-type="float" office:value="136" table:style-name="ce5">
            <text:p>136</text:p>
          </table:table-cell>
          <table:table-cell office:value-type="float" office:value="4821" table:style-name="ce5">
            <text:p>4.821</text:p>
          </table:table-cell>
          <table:table-cell office:value-type="float" office:value="30" table:style-name="ce5">
            <text:p>3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6930" table:style-name="ce5">
            <text:p>6.930</text:p>
          </table:table-cell>
          <table:table-cell office:value-type="float" office:value="4387" table:style-name="ce5">
            <text:p>4.387</text:p>
          </table:table-cell>
          <table:table-cell office:value-type="float" office:value="3207" table:style-name="ce5">
            <text:p>3.207</text:p>
          </table:table-cell>
          <table:table-cell office:value-type="float" office:value="6301" table:style-name="ce5">
            <text:p>6.301</text:p>
          </table:table-cell>
          <table:table-cell office:value-type="float" office:value="1319" table:style-name="ce5">
            <text:p>1.319</text:p>
          </table:table-cell>
          <table:table-cell office:value-type="float" office:value="5900" table:style-name="ce5">
            <text:p>5.900</text:p>
          </table:table-cell>
          <table:table-cell office:value-type="float" office:value="288" table:style-name="ce5">
            <text:p>288</text:p>
          </table:table-cell>
          <table:table-cell office:value-type="float" office:value="310" table:style-name="ce5">
            <text:p>310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9391" table:style-name="ce5">
            <text:p>9.391</text:p>
          </table:table-cell>
          <table:table-cell office:value-type="float" office:value="3262" table:style-name="ce5">
            <text:p>3.262</text:p>
          </table:table-cell>
          <table:table-cell office:value-type="float" office:value="3256" table:style-name="ce5">
            <text:p>3.256</text:p>
          </table:table-cell>
          <table:table-cell office:value-type="float" office:value="7171" table:style-name="ce5">
            <text:p>7.171</text:p>
          </table:table-cell>
          <table:table-cell office:value-type="float" office:value="837" table:style-name="ce5">
            <text:p>837</text:p>
          </table:table-cell>
          <table:table-cell office:value-type="float" office:value="7062" table:style-name="ce5">
            <text:p>7.062</text:p>
          </table:table-cell>
          <table:table-cell office:value-type="float" office:value="103" table:style-name="ce5">
            <text:p>103</text:p>
          </table:table-cell>
          <table:table-cell office:value-type="float" office:value="16" table:style-name="ce5">
            <text:p>16</text:p>
          </table:table-cell>
          <table:table-cell office:value-type="float" office:value="143" table:style-name="ce5">
            <text:p>143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931" table:style-name="ce5">
            <text:p>1.931</text:p>
          </table:table-cell>
          <table:table-cell office:value-type="float" office:value="1230" table:style-name="ce5">
            <text:p>1.230</text:p>
          </table:table-cell>
          <table:table-cell office:value-type="float" office:value="557" table:style-name="ce5">
            <text:p>557</text:p>
          </table:table-cell>
          <table:table-cell office:value-type="float" office:value="984" table:style-name="ce5">
            <text:p>984</text:p>
          </table:table-cell>
          <table:table-cell office:value-type="float" office:value="134" table:style-name="ce5">
            <text:p>134</text:p>
          </table:table-cell>
          <table:table-cell office:value-type="float" office:value="732" table:style-name="ce5">
            <text:p>732</text:p>
          </table:table-cell>
          <table:table-cell office:value-type="float" office:value="103" table:style-name="ce5">
            <text:p>103</text:p>
          </table:table-cell>
          <table:table-cell office:value-type="float" office:value="56" table:style-name="ce5">
            <text:p>56</text:p>
          </table:table-cell>
          <table:table-cell office:value-type="float" office:value="165" table:style-name="ce5">
            <text:p>165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536" table:style-name="ce5">
            <text:p>1.536</text:p>
          </table:table-cell>
          <table:table-cell office:value-type="float" office:value="802" table:style-name="ce5">
            <text:p>802</text:p>
          </table:table-cell>
          <table:table-cell office:value-type="float" office:value="743" table:style-name="ce5">
            <text:p>743</text:p>
          </table:table-cell>
          <table:table-cell office:value-type="float" office:value="717" table:style-name="ce5">
            <text:p>717</text:p>
          </table:table-cell>
          <table:table-cell office:value-type="float" office:value="167" table:style-name="ce5">
            <text:p>167</text:p>
          </table:table-cell>
          <table:table-cell office:value-type="float" office:value="1517" table:style-name="ce5">
            <text:p>1.517</text:p>
          </table:table-cell>
          <table:table-cell office:value-type="float" office:value="54" table:style-name="ce5">
            <text:p>54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670" table:style-name="ce5">
            <text:p>6.670</text:p>
          </table:table-cell>
          <table:table-cell office:value-type="float" office:value="2547" table:style-name="ce5">
            <text:p>2.547</text:p>
          </table:table-cell>
          <table:table-cell office:value-type="float" office:value="2222" table:style-name="ce5">
            <text:p>2.222</text:p>
          </table:table-cell>
          <table:table-cell office:value-type="float" office:value="3191" table:style-name="ce5">
            <text:p>3.191</text:p>
          </table:table-cell>
          <table:table-cell office:value-type="float" office:value="634" table:style-name="ce5">
            <text:p>634</text:p>
          </table:table-cell>
          <table:table-cell office:value-type="float" office:value="7438" table:style-name="ce5">
            <text:p>7.438</text:p>
          </table:table-cell>
          <table:table-cell office:value-type="float" office:value="0" table:style-name="ce5">
            <text:p>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061" table:style-name="ce5">
            <text:p>7.061</text:p>
          </table:table-cell>
          <table:table-cell office:value-type="float" office:value="3354" table:style-name="ce5">
            <text:p>3.354</text:p>
          </table:table-cell>
          <table:table-cell office:value-type="float" office:value="2519" table:style-name="ce5">
            <text:p>2.519</text:p>
          </table:table-cell>
          <table:table-cell office:value-type="float" office:value="8533" table:style-name="ce5">
            <text:p>8.533</text:p>
          </table:table-cell>
          <table:table-cell office:value-type="float" office:value="1330" table:style-name="ce5">
            <text:p>1.330</text:p>
          </table:table-cell>
          <table:table-cell office:value-type="float" office:value="5878" table:style-name="ce5">
            <text:p>5.878</text:p>
          </table:table-cell>
          <table:table-cell office:value-type="float" office:value="264" table:style-name="ce5">
            <text:p>264</text:p>
          </table:table-cell>
          <table:table-cell office:value-type="float" office:value="247" table:style-name="ce5">
            <text:p>2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87" table:style-name="ce5">
            <text:p>2.287</text:p>
          </table:table-cell>
          <table:table-cell office:value-type="float" office:value="994" table:style-name="ce5">
            <text:p>994</text:p>
          </table:table-cell>
          <table:table-cell office:value-type="float" office:value="1751" table:style-name="ce5">
            <text:p>1.751</text:p>
          </table:table-cell>
          <table:table-cell office:value-type="float" office:value="2354" table:style-name="ce5">
            <text:p>2.354</text:p>
          </table:table-cell>
          <table:table-cell office:value-type="float" office:value="498" table:style-name="ce5">
            <text:p>498</text:p>
          </table:table-cell>
          <table:table-cell office:value-type="float" office:value="2919" table:style-name="ce5">
            <text:p>2.919</text:p>
          </table:table-cell>
          <table:table-cell office:value-type="float" office:value="8" table:style-name="ce5">
            <text:p>8</text:p>
          </table:table-cell>
          <table:table-cell office:value-type="float" office:value="212" table:style-name="ce5">
            <text:p>2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647" table:style-name="ce5">
            <text:p>9.647</text:p>
          </table:table-cell>
          <table:table-cell office:value-type="float" office:value="4153" table:style-name="ce5">
            <text:p>4.153</text:p>
          </table:table-cell>
          <table:table-cell office:value-type="float" office:value="2435" table:style-name="ce5">
            <text:p>2.435</text:p>
          </table:table-cell>
          <table:table-cell office:value-type="float" office:value="6524" table:style-name="ce5">
            <text:p>6.524</text:p>
          </table:table-cell>
          <table:table-cell office:value-type="float" office:value="466" table:style-name="ce5">
            <text:p>466</text:p>
          </table:table-cell>
          <table:table-cell office:value-type="float" office:value="6864" table:style-name="ce5">
            <text:p>6.864</text:p>
          </table:table-cell>
          <table:table-cell office:value-type="float" office:value="43" table:style-name="ce5">
            <text:p>43</text:p>
          </table:table-cell>
          <table:table-cell office:value-type="float" office:value="211" table:style-name="ce5">
            <text:p>211</text:p>
          </table:table-cell>
          <table:table-cell office:value-type="float" office:value="126" table:style-name="ce5">
            <text:p>126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534" table:style-name="ce5">
            <text:p>6.534</text:p>
          </table:table-cell>
          <table:table-cell office:value-type="float" office:value="4410" table:style-name="ce5">
            <text:p>4.410</text:p>
          </table:table-cell>
          <table:table-cell office:value-type="float" office:value="4330" table:style-name="ce5">
            <text:p>4.330</text:p>
          </table:table-cell>
          <table:table-cell office:value-type="float" office:value="3807" table:style-name="ce5">
            <text:p>3.807</text:p>
          </table:table-cell>
          <table:table-cell office:value-type="float" office:value="638" table:style-name="ce5">
            <text:p>638</text:p>
          </table:table-cell>
          <table:table-cell office:value-type="float" office:value="3256" table:style-name="ce5">
            <text:p>3.256</text:p>
          </table:table-cell>
          <table:table-cell office:value-type="float" office:value="333" table:style-name="ce5">
            <text:p>333</text:p>
          </table:table-cell>
          <table:table-cell office:value-type="float" office:value="102" table:style-name="ce5">
            <text:p>102</text:p>
          </table:table-cell>
          <table:table-cell office:value-type="float" office:value="22" table:style-name="ce5">
            <text:p>22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6181" table:style-name="ce5">
            <text:p>16.181</text:p>
          </table:table-cell>
          <table:table-cell office:value-type="float" office:value="8563" table:style-name="ce5">
            <text:p>8.563</text:p>
          </table:table-cell>
          <table:table-cell office:value-type="float" office:value="6765" table:style-name="ce5">
            <text:p>6.765</text:p>
          </table:table-cell>
          <table:table-cell office:value-type="float" office:value="10331" table:style-name="ce5">
            <text:p>10.331</text:p>
          </table:table-cell>
          <table:table-cell office:value-type="float" office:value="1104" table:style-name="ce5">
            <text:p>1.104</text:p>
          </table:table-cell>
          <table:table-cell office:value-type="float" office:value="10120" table:style-name="ce5">
            <text:p>10.120</text:p>
          </table:table-cell>
          <table:table-cell office:value-type="float" office:value="376" table:style-name="ce5">
            <text:p>376</text:p>
          </table:table-cell>
          <table:table-cell office:value-type="float" office:value="313" table:style-name="ce5">
            <text:p>313</text:p>
          </table:table-cell>
          <table:table-cell office:value-type="float" office:value="148" table:style-name="ce5">
            <text:p>148</text:p>
          </table:table-cell>
          <table:table-cell office:value-type="float" office:value="15" table:style-name="ce5">
            <text:p>1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3304" table:style-name="ce5">
            <text:p>3.304</text:p>
          </table:table-cell>
          <table:table-cell office:value-type="float" office:value="364" table:style-name="ce5">
            <text:p>364</text:p>
          </table:table-cell>
          <table:table-cell office:value-type="float" office:value="1027" table:style-name="ce5">
            <text:p>1.027</text:p>
          </table:table-cell>
          <table:table-cell office:value-type="float" office:value="5448" table:style-name="ce5">
            <text:p>5.448</text:p>
          </table:table-cell>
          <table:table-cell office:value-type="float" office:value="1660" table:style-name="ce5">
            <text:p>1.660</text:p>
          </table:table-cell>
          <table:table-cell office:value-type="float" office:value="8364" table:style-name="ce5">
            <text:p>8.364</text:p>
          </table:table-cell>
          <table:table-cell office:value-type="float" office:value="53" table:style-name="ce5">
            <text:p>53</text:p>
          </table:table-cell>
          <table:table-cell office:value-type="float" office:value="963" table:style-name="ce5">
            <text:p>963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10"/>
          <table:covered-table-cell table:number-columns-repeated="12"/>
          <table:table-cell table:number-columns-repeated="16371"/>
        </table:table-row>
        <table:table-row table:number-rows-repeated="1048550" table:style-name="ro1">
          <table:table-cell table:number-columns-repeated="16384"/>
        </table:table-row>
      </table:table>
      <table:table table:name="E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5" table:number-rows-spanned="1" table:style-name="ce9">
            <text:p>TOTAL PARA O INDICADOR E3 – DIRETORES DE ESCOLAS URBANAS, POR PERCEPÇÃO SOBRE POSSÍVEIS IMPACTOS DAS TIC NA ESCOLA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45" table:number-rows-spanned="1" table:style-name="ce11">
            <text:p>Total de diretores de escolas localizadas em áreas urbanas<text:s/></text:p>
          </table:table-cell>
          <table:covered-table-cell table:number-columns-repeated="44"/>
          <table:table-cell table:number-columns-repeated="16339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Os professores passaram a adotar novos métodos pedagógico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fazer avaliações mais individualizadas dos aluno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ter acesso a materiais mais diversificados ou de melhor qualidade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colaborar mais com outros colegas da escola<text:s/>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ter contato com educadores e com especialistas de outras escolas</text:p>
          </table:table-cell>
          <table:covered-table-cell table:number-columns-repeated="5"/>
          <table:table-cell office:value-type="string" table:number-columns-spanned="6" table:number-rows-spanned="1" table:style-name="ce6">
            <text:p>Os professores passaram a cumprir suas tarefas administrativas com maior facilidade</text:p>
          </table:table-cell>
          <table:covered-table-cell table:number-columns-repeated="5"/>
          <table:table-cell office:value-type="string" table:number-columns-spanned="6" table:number-rows-spanned="1" table:style-name="ce6">
            <text:p>A quantidade de trabalho dos professores diminuiu</text:p>
          </table:table-cell>
          <table:covered-table-cell table:number-columns-repeated="5"/>
          <table:table-cell table:number-columns-repeated="16340" table:style-name="ce1"/>
        </table:table-row>
        <table:table-row table:style-name="ro2">
          <table:covered-table-cell/>
          <table:covered-table-cell/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office:value-type="string" table:style-name="ce3">
            <text:p>Concorda</text:p>
          </table:table-cell>
          <table:table-cell office:value-type="string" table:style-name="ce3">
            <text:p>Não concorda nem discorda</text:p>
          </table:table-cell>
          <table:table-cell office:value-type="string" table:style-name="ce3">
            <text:p>Discord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A escola não possui computador ou Internet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4174" table:style-name="ce5">
            <text:p>64.174</text:p>
          </table:table-cell>
          <table:table-cell office:value-type="float" office:value="5786" table:style-name="ce5">
            <text:p>5.786</text:p>
          </table:table-cell>
          <table:table-cell office:value-type="float" office:value="4486" table:style-name="ce5">
            <text:p>4.486</text:p>
          </table:table-cell>
          <table:table-cell office:value-type="float" office:value="28" table:style-name="ce5">
            <text:p>28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6308" table:style-name="ce5">
            <text:p>46.308</text:p>
          </table:table-cell>
          <table:table-cell office:value-type="float" office:value="14034" table:style-name="ce5">
            <text:p>14.034</text:p>
          </table:table-cell>
          <table:table-cell office:value-type="float" office:value="14101" table:style-name="ce5">
            <text:p>14.101</text:p>
          </table:table-cell>
          <table:table-cell office:value-type="float" office:value="64" table:style-name="ce5">
            <text:p>64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69275" table:style-name="ce5">
            <text:p>69.275</text:p>
          </table:table-cell>
          <table:table-cell office:value-type="float" office:value="3153" table:style-name="ce5">
            <text:p>3.153</text:p>
          </table:table-cell>
          <table:table-cell office:value-type="float" office:value="1994" table:style-name="ce5">
            <text:p>1.994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62755" table:style-name="ce5">
            <text:p>62.755</text:p>
          </table:table-cell>
          <table:table-cell office:value-type="float" office:value="7588" table:style-name="ce5">
            <text:p>7.588</text:p>
          </table:table-cell>
          <table:table-cell office:value-type="float" office:value="4100" table:style-name="ce5">
            <text:p>4.100</text:p>
          </table:table-cell>
          <table:table-cell office:value-type="float" office:value="64" table:style-name="ce5">
            <text:p>64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53735" table:style-name="ce5">
            <text:p>53.735</text:p>
          </table:table-cell>
          <table:table-cell office:value-type="float" office:value="10531" table:style-name="ce5">
            <text:p>10.531</text:p>
          </table:table-cell>
          <table:table-cell office:value-type="float" office:value="9720" table:style-name="ce5">
            <text:p>9.720</text:p>
          </table:table-cell>
          <table:table-cell office:value-type="float" office:value="521" table:style-name="ce5">
            <text:p>521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63703" table:style-name="ce5">
            <text:p>63.703</text:p>
          </table:table-cell>
          <table:table-cell office:value-type="float" office:value="6756" table:style-name="ce5">
            <text:p>6.756</text:p>
          </table:table-cell>
          <table:table-cell office:value-type="float" office:value="3979" table:style-name="ce5">
            <text:p>3.979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office:value-type="float" office:value="32488" table:style-name="ce5">
            <text:p>32.488</text:p>
          </table:table-cell>
          <table:table-cell office:value-type="float" office:value="13055" table:style-name="ce5">
            <text:p>13.055</text:p>
          </table:table-cell>
          <table:table-cell office:value-type="float" office:value="28088" table:style-name="ce5">
            <text:p>28.088</text:p>
          </table:table-cell>
          <table:table-cell office:value-type="float" office:value="845" table:style-name="ce5">
            <text:p>845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5418" table:style-name="ce5">
            <text:p>45.418</text:p>
          </table:table-cell>
          <table:table-cell office:value-type="float" office:value="4466" table:style-name="ce5">
            <text:p>4.466</text:p>
          </table:table-cell>
          <table:table-cell office:value-type="float" office:value="3745" table:style-name="ce5">
            <text:p>3.745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439" table:style-name="ce5">
            <text:p>439</text:p>
          </table:table-cell>
          <table:table-cell office:value-type="float" office:value="33074" table:style-name="ce5">
            <text:p>33.074</text:p>
          </table:table-cell>
          <table:table-cell office:value-type="float" office:value="11172" table:style-name="ce5">
            <text:p>11.172</text:p>
          </table:table-cell>
          <table:table-cell office:value-type="float" office:value="9368" table:style-name="ce5">
            <text:p>9.368</text:p>
          </table:table-cell>
          <table:table-cell office:value-type="float" office:value="56" table:style-name="ce5">
            <text:p>56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49445" table:style-name="ce5">
            <text:p>49.445</text:p>
          </table:table-cell>
          <table:table-cell office:value-type="float" office:value="2650" table:style-name="ce5">
            <text:p>2.650</text:p>
          </table:table-cell>
          <table:table-cell office:value-type="float" office:value="1489" table:style-name="ce5">
            <text:p>1.489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39" table:style-name="ce5">
            <text:p>439</text:p>
          </table:table-cell>
          <table:table-cell office:value-type="float" office:value="45031" table:style-name="ce5">
            <text:p>45.031</text:p>
          </table:table-cell>
          <table:table-cell office:value-type="float" office:value="5700" table:style-name="ce5">
            <text:p>5.700</text:p>
          </table:table-cell>
          <table:table-cell office:value-type="float" office:value="2883" table:style-name="ce5">
            <text:p>2.883</text:p>
          </table:table-cell>
          <table:table-cell office:value-type="float" office:value="56" table:style-name="ce5">
            <text:p>56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38982" table:style-name="ce5">
            <text:p>38.982</text:p>
          </table:table-cell>
          <table:table-cell office:value-type="float" office:value="7375" table:style-name="ce5">
            <text:p>7.375</text:p>
          </table:table-cell>
          <table:table-cell office:value-type="float" office:value="6810" table:style-name="ce5">
            <text:p>6.810</text:p>
          </table:table-cell>
          <table:table-cell office:value-type="float" office:value="502" table:style-name="ce5">
            <text:p>502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45924" table:style-name="ce5">
            <text:p>45.924</text:p>
          </table:table-cell>
          <table:table-cell office:value-type="float" office:value="4998" table:style-name="ce5">
            <text:p>4.998</text:p>
          </table:table-cell>
          <table:table-cell office:value-type="float" office:value="2708" table:style-name="ce5">
            <text:p>2.708</text:p>
          </table:table-cell>
          <table:table-cell office:value-type="float" office:value="39" table:style-name="ce5">
            <text:p>39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2511" table:style-name="ce5">
            <text:p>22.511</text:p>
          </table:table-cell>
          <table:table-cell office:value-type="float" office:value="9744" table:style-name="ce5">
            <text:p>9.744</text:p>
          </table:table-cell>
          <table:table-cell office:value-type="float" office:value="20584" table:style-name="ce5">
            <text:p>20.584</text:p>
          </table:table-cell>
          <table:table-cell office:value-type="float" office:value="831" table:style-name="ce5">
            <text:p>831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8757" table:style-name="ce5">
            <text:p>18.757</text:p>
          </table:table-cell>
          <table:table-cell office:value-type="float" office:value="1320" table:style-name="ce5">
            <text:p>1.320</text:p>
          </table:table-cell>
          <table:table-cell office:value-type="float" office:value="742" table:style-name="ce5">
            <text:p>742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3235" table:style-name="ce5">
            <text:p>13.235</text:p>
          </table:table-cell>
          <table:table-cell office:value-type="float" office:value="2862" table:style-name="ce5">
            <text:p>2.862</text:p>
          </table:table-cell>
          <table:table-cell office:value-type="float" office:value="4733" table:style-name="ce5">
            <text:p>4.73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9829" table:style-name="ce5">
            <text:p>19.829</text:p>
          </table:table-cell>
          <table:table-cell office:value-type="float" office:value="503" table:style-name="ce5">
            <text:p>503</text:p>
          </table:table-cell>
          <table:table-cell office:value-type="float" office:value="506" table:style-name="ce5">
            <text:p>5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724" table:style-name="ce5">
            <text:p>17.724</text:p>
          </table:table-cell>
          <table:table-cell office:value-type="float" office:value="1888" table:style-name="ce5">
            <text:p>1.888</text:p>
          </table:table-cell>
          <table:table-cell office:value-type="float" office:value="1217" table:style-name="ce5">
            <text:p>1.217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4753" table:style-name="ce5">
            <text:p>14.753</text:p>
          </table:table-cell>
          <table:table-cell office:value-type="float" office:value="3156" table:style-name="ce5">
            <text:p>3.156</text:p>
          </table:table-cell>
          <table:table-cell office:value-type="float" office:value="2909" table:style-name="ce5">
            <text:p>2.909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778" table:style-name="ce5">
            <text:p>17.778</text:p>
          </table:table-cell>
          <table:table-cell office:value-type="float" office:value="1759" table:style-name="ce5">
            <text:p>1.759</text:p>
          </table:table-cell>
          <table:table-cell office:value-type="float" office:value="1271" table:style-name="ce5">
            <text:p>1.271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office:value-type="float" office:value="9978" table:style-name="ce5">
            <text:p>9.978</text:p>
          </table:table-cell>
          <table:table-cell office:value-type="float" office:value="3312" table:style-name="ce5">
            <text:p>3.312</text:p>
          </table:table-cell>
          <table:table-cell office:value-type="float" office:value="7505" table:style-name="ce5">
            <text:p>7.505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5722" table:style-name="ce5">
            <text:p>15.722</text:p>
          </table:table-cell>
          <table:table-cell office:value-type="float" office:value="1292" table:style-name="ce5">
            <text:p>1.292</text:p>
          </table:table-cell>
          <table:table-cell office:value-type="float" office:value="1044" table:style-name="ce5">
            <text:p>1.04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0210" table:style-name="ce5">
            <text:p>10.210</text:p>
          </table:table-cell>
          <table:table-cell office:value-type="float" office:value="3647" table:style-name="ce5">
            <text:p>3.647</text:p>
          </table:table-cell>
          <table:table-cell office:value-type="float" office:value="4189" table:style-name="ce5">
            <text:p>4.189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7468" table:style-name="ce5">
            <text:p>17.468</text:p>
          </table:table-cell>
          <table:table-cell office:value-type="float" office:value="576" table:style-name="ce5">
            <text:p>576</text:p>
          </table:table-cell>
          <table:table-cell office:value-type="float" office:value="15" table:style-name="ce5">
            <text:p>15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5360" table:style-name="ce5">
            <text:p>15.360</text:p>
          </table:table-cell>
          <table:table-cell office:value-type="float" office:value="1386" table:style-name="ce5">
            <text:p>1.386</text:p>
          </table:table-cell>
          <table:table-cell office:value-type="float" office:value="1300" table:style-name="ce5">
            <text:p>1.30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3104" table:style-name="ce5">
            <text:p>13.104</text:p>
          </table:table-cell>
          <table:table-cell office:value-type="float" office:value="3330" table:style-name="ce5">
            <text:p>3.330</text:p>
          </table:table-cell>
          <table:table-cell office:value-type="float" office:value="1624" table:style-name="ce5">
            <text:p>1.62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5439" table:style-name="ce5">
            <text:p>15.439</text:p>
          </table:table-cell>
          <table:table-cell office:value-type="float" office:value="1420" table:style-name="ce5">
            <text:p>1.420</text:p>
          </table:table-cell>
          <table:table-cell office:value-type="float" office:value="1199" table:style-name="ce5">
            <text:p>1.19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7842" table:style-name="ce5">
            <text:p>7.842</text:p>
          </table:table-cell>
          <table:table-cell office:value-type="float" office:value="3112" table:style-name="ce5">
            <text:p>3.112</text:p>
          </table:table-cell>
          <table:table-cell office:value-type="float" office:value="7104" table:style-name="ce5">
            <text:p>7.104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4802" table:style-name="ce5">
            <text:p>24.802</text:p>
          </table:table-cell>
          <table:table-cell office:value-type="float" office:value="3088" table:style-name="ce5">
            <text:p>3.088</text:p>
          </table:table-cell>
          <table:table-cell office:value-type="float" office:value="1634" table:style-name="ce5">
            <text:p>1.6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9454" table:style-name="ce5">
            <text:p>19.454</text:p>
          </table:table-cell>
          <table:table-cell office:value-type="float" office:value="6272" table:style-name="ce5">
            <text:p>6.272</text:p>
          </table:table-cell>
          <table:table-cell office:value-type="float" office:value="3799" table:style-name="ce5">
            <text:p>3.799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6461" table:style-name="ce5">
            <text:p>26.461</text:p>
          </table:table-cell>
          <table:table-cell office:value-type="float" office:value="1888" table:style-name="ce5">
            <text:p>1.888</text:p>
          </table:table-cell>
          <table:table-cell office:value-type="float" office:value="1175" table:style-name="ce5">
            <text:p>1.17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838" table:style-name="ce5">
            <text:p>23.838</text:p>
          </table:table-cell>
          <table:table-cell office:value-type="float" office:value="4923" table:style-name="ce5">
            <text:p>4.923</text:p>
          </table:table-cell>
          <table:table-cell office:value-type="float" office:value="763" table:style-name="ce5">
            <text:p>763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8908" table:style-name="ce5">
            <text:p>18.908</text:p>
          </table:table-cell>
          <table:table-cell office:value-type="float" office:value="4611" table:style-name="ce5">
            <text:p>4.611</text:p>
          </table:table-cell>
          <table:table-cell office:value-type="float" office:value="5514" table:style-name="ce5">
            <text:p>5.514</text:p>
          </table:table-cell>
          <table:table-cell office:value-type="float" office:value="491" table:style-name="ce5">
            <text:p>491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614" table:style-name="ce5">
            <text:p>23.614</text:p>
          </table:table-cell>
          <table:table-cell office:value-type="float" office:value="4047" table:style-name="ce5">
            <text:p>4.047</text:p>
          </table:table-cell>
          <table:table-cell office:value-type="float" office:value="1803" table:style-name="ce5">
            <text:p>1.803</text:p>
          </table:table-cell>
          <table:table-cell office:value-type="float" office:value="30" table:style-name="ce5">
            <text:p>30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office:value-type="float" office:value="13352" table:style-name="ce5">
            <text:p>13.352</text:p>
          </table:table-cell>
          <table:table-cell office:value-type="float" office:value="6469" table:style-name="ce5">
            <text:p>6.469</text:p>
          </table:table-cell>
          <table:table-cell office:value-type="float" office:value="9645" table:style-name="ce5">
            <text:p>9.645</text:p>
          </table:table-cell>
          <table:table-cell office:value-type="float" office:value="29" table:style-name="ce5">
            <text:p>29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3651" table:style-name="ce5">
            <text:p>23.651</text:p>
          </table:table-cell>
          <table:table-cell office:value-type="float" office:value="1406" table:style-name="ce5">
            <text:p>1.406</text:p>
          </table:table-cell>
          <table:table-cell office:value-type="float" office:value="1808" table:style-name="ce5">
            <text:p>1.808</text:p>
          </table:table-cell>
          <table:table-cell office:value-type="float" office:value="19" table:style-name="ce5">
            <text:p>19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16645" table:style-name="ce5">
            <text:p>16.645</text:p>
          </table:table-cell>
          <table:table-cell office:value-type="float" office:value="4115" table:style-name="ce5">
            <text:p>4.115</text:p>
          </table:table-cell>
          <table:table-cell office:value-type="float" office:value="6113" table:style-name="ce5">
            <text:p>6.113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346" table:style-name="ce5">
            <text:p>25.346</text:p>
          </table:table-cell>
          <table:table-cell office:value-type="float" office:value="690" table:style-name="ce5">
            <text:p>690</text:p>
          </table:table-cell>
          <table:table-cell office:value-type="float" office:value="804" table:style-name="ce5">
            <text:p>804</text:p>
          </table:table-cell>
          <table:table-cell office:value-type="float" office:value="44" table:style-name="ce5">
            <text:p>44</text:p>
          </table:table-cell>
          <table:table-cell office:value-type="float" office:value="3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23557" table:style-name="ce5">
            <text:p>23.557</text:p>
          </table:table-cell>
          <table:table-cell office:value-type="float" office:value="1279" table:style-name="ce5">
            <text:p>1.279</text:p>
          </table:table-cell>
          <table:table-cell office:value-type="float" office:value="2037" table:style-name="ce5">
            <text:p>2.037</text:p>
          </table:table-cell>
          <table:table-cell office:value-type="float" office:value="4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723" table:style-name="ce5">
            <text:p>21.723</text:p>
          </table:table-cell>
          <table:table-cell office:value-type="float" office:value="2590" table:style-name="ce5">
            <text:p>2.590</text:p>
          </table:table-cell>
          <table:table-cell office:value-type="float" office:value="2582" table:style-name="ce5">
            <text:p>2.582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650" table:style-name="ce5">
            <text:p>24.650</text:p>
          </table:table-cell>
          <table:table-cell office:value-type="float" office:value="1290" table:style-name="ce5">
            <text:p>1.290</text:p>
          </table:table-cell>
          <table:table-cell office:value-type="float" office:value="976" table:style-name="ce5">
            <text:p>9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294" table:style-name="ce5">
            <text:p>11.294</text:p>
          </table:table-cell>
          <table:table-cell office:value-type="float" office:value="3475" table:style-name="ce5">
            <text:p>3.475</text:p>
          </table:table-cell>
          <table:table-cell office:value-type="float" office:value="11340" table:style-name="ce5">
            <text:p>11.340</text:p>
          </table:table-cell>
          <table:table-cell office:value-type="float" office:value="808" table:style-name="ce5">
            <text:p>8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871" table:style-name="ce5">
            <text:p>3.871</text:p>
          </table:table-cell>
          <table:table-cell office:value-type="float" office:value="575" table:style-name="ce5">
            <text:p>575</text:p>
          </table:table-cell>
          <table:table-cell office:value-type="float" office:value="62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96" table:style-name="ce5">
            <text:p>3.196</text:p>
          </table:table-cell>
          <table:table-cell office:value-type="float" office:value="789" table:style-name="ce5">
            <text:p>789</text:p>
          </table:table-cell>
          <table:table-cell office:value-type="float" office:value="523" table:style-name="ce5">
            <text:p>5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63" table:style-name="ce5">
            <text:p>4.363</text:p>
          </table:table-cell>
          <table:table-cell office:value-type="float" office:value="115" table:style-name="ce5">
            <text:p>115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5" table:style-name="ce5">
            <text:p>3.785</text:p>
          </table:table-cell>
          <table:table-cell office:value-type="float" office:value="693" table:style-name="ce5">
            <text:p>69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87" table:style-name="ce5">
            <text:p>3.187</text:p>
          </table:table-cell>
          <table:table-cell office:value-type="float" office:value="715" table:style-name="ce5">
            <text:p>715</text:p>
          </table:table-cell>
          <table:table-cell office:value-type="float" office:value="607" table:style-name="ce5">
            <text:p>6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89" table:style-name="ce5">
            <text:p>3.789</text:p>
          </table:table-cell>
          <table:table-cell office:value-type="float" office:value="598" table:style-name="ce5">
            <text:p>598</text:p>
          </table:table-cell>
          <table:table-cell office:value-type="float" office:value="122" table:style-name="ce5">
            <text:p>1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51" table:style-name="ce5">
            <text:p>2.851</text:p>
          </table:table-cell>
          <table:table-cell office:value-type="float" office:value="1098" table:style-name="ce5">
            <text:p>1.098</text:p>
          </table:table-cell>
          <table:table-cell office:value-type="float" office:value="559" table:style-name="ce5">
            <text:p>5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2677" table:style-name="ce5">
            <text:p>12.677</text:p>
          </table:table-cell>
          <table:table-cell office:value-type="float" office:value="1902" table:style-name="ce5">
            <text:p>1.902</text:p>
          </table:table-cell>
          <table:table-cell office:value-type="float" office:value="1359" table:style-name="ce5">
            <text:p>1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788" table:style-name="ce5">
            <text:p>9.788</text:p>
          </table:table-cell>
          <table:table-cell office:value-type="float" office:value="4289" table:style-name="ce5">
            <text:p>4.289</text:p>
          </table:table-cell>
          <table:table-cell office:value-type="float" office:value="1861" table:style-name="ce5">
            <text:p>1.8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459" table:style-name="ce5">
            <text:p>13.459</text:p>
          </table:table-cell>
          <table:table-cell office:value-type="float" office:value="1709" table:style-name="ce5">
            <text:p>1.709</text:p>
          </table:table-cell>
          <table:table-cell office:value-type="float" office:value="770" table:style-name="ce5">
            <text:p>77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3491" table:style-name="ce5">
            <text:p>13.491</text:p>
          </table:table-cell>
          <table:table-cell office:value-type="float" office:value="2028" table:style-name="ce5">
            <text:p>2.028</text:p>
          </table:table-cell>
          <table:table-cell office:value-type="float" office:value="419" table:style-name="ce5">
            <text:p>4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121" table:style-name="ce5">
            <text:p>10.121</text:p>
          </table:table-cell>
          <table:table-cell office:value-type="float" office:value="2914" table:style-name="ce5">
            <text:p>2.914</text:p>
          </table:table-cell>
          <table:table-cell office:value-type="float" office:value="2433" table:style-name="ce5">
            <text:p>2.433</text:p>
          </table:table-cell>
          <table:table-cell office:value-type="float" office:value="470" table:style-name="ce5">
            <text:p>47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887" table:style-name="ce5">
            <text:p>11.887</text:p>
          </table:table-cell>
          <table:table-cell office:value-type="float" office:value="2657" table:style-name="ce5">
            <text:p>2.657</text:p>
          </table:table-cell>
          <table:table-cell office:value-type="float" office:value="1394" table:style-name="ce5">
            <text:p>1.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6816" table:style-name="ce5">
            <text:p>6.816</text:p>
          </table:table-cell>
          <table:table-cell office:value-type="float" office:value="3555" table:style-name="ce5">
            <text:p>3.555</text:p>
          </table:table-cell>
          <table:table-cell office:value-type="float" office:value="5556" table:style-name="ce5">
            <text:p>5.556</text:p>
          </table:table-cell>
          <table:table-cell office:value-type="float" office:value="1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5364" table:style-name="ce5">
            <text:p>45.364</text:p>
          </table:table-cell>
          <table:table-cell office:value-type="float" office:value="3078" table:style-name="ce5">
            <text:p>3.078</text:p>
          </table:table-cell>
          <table:table-cell office:value-type="float" office:value="2102" table:style-name="ce5">
            <text:p>2.102</text:p>
          </table:table-cell>
          <table:table-cell office:value-type="float" office:value="28" table:style-name="ce5">
            <text:p>28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31548" table:style-name="ce5">
            <text:p>31.548</text:p>
          </table:table-cell>
          <table:table-cell office:value-type="float" office:value="8301" table:style-name="ce5">
            <text:p>8.301</text:p>
          </table:table-cell>
          <table:table-cell office:value-type="float" office:value="10694" table:style-name="ce5">
            <text:p>10.694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8743" table:style-name="ce5">
            <text:p>48.743</text:p>
          </table:table-cell>
          <table:table-cell office:value-type="float" office:value="1329" table:style-name="ce5">
            <text:p>1.329</text:p>
          </table:table-cell>
          <table:table-cell office:value-type="float" office:value="491" table:style-name="ce5">
            <text:p>491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2550" table:style-name="ce5">
            <text:p>42.550</text:p>
          </table:table-cell>
          <table:table-cell office:value-type="float" office:value="4678" table:style-name="ce5">
            <text:p>4.678</text:p>
          </table:table-cell>
          <table:table-cell office:value-type="float" office:value="3314" table:style-name="ce5">
            <text:p>3.314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38448" table:style-name="ce5">
            <text:p>38.448</text:p>
          </table:table-cell>
          <table:table-cell office:value-type="float" office:value="6441" table:style-name="ce5">
            <text:p>6.441</text:p>
          </table:table-cell>
          <table:table-cell office:value-type="float" office:value="5631" table:style-name="ce5">
            <text:p>5.631</text:p>
          </table:table-cell>
          <table:table-cell office:value-type="float" office:value="51" table:style-name="ce5">
            <text:p>51</text:p>
          </table:table-cell>
          <table:table-cell office:value-type="float" office:value="166" table:style-name="ce5">
            <text:p>166</text:p>
          </table:table-cell>
          <table:table-cell office:value-type="float" office:value="4" table:style-name="ce5">
            <text:p>4</text:p>
          </table:table-cell>
          <table:table-cell office:value-type="float" office:value="44583" table:style-name="ce5">
            <text:p>44.583</text:p>
          </table:table-cell>
          <table:table-cell office:value-type="float" office:value="3502" table:style-name="ce5">
            <text:p>3.502</text:p>
          </table:table-cell>
          <table:table-cell office:value-type="float" office:value="2419" table:style-name="ce5">
            <text:p>2.419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" table:style-name="ce5">
            <text:p>4</text:p>
          </table:table-cell>
          <table:table-cell office:value-type="float" office:value="21318" table:style-name="ce5">
            <text:p>21.318</text:p>
          </table:table-cell>
          <table:table-cell office:value-type="float" office:value="8233" table:style-name="ce5">
            <text:p>8.233</text:p>
          </table:table-cell>
          <table:table-cell office:value-type="float" office:value="20157" table:style-name="ce5">
            <text:p>20.157</text:p>
          </table:table-cell>
          <table:table-cell office:value-type="float" office:value="834" table:style-name="ce5">
            <text:p>834</text:p>
          </table:table-cell>
          <table:table-cell office:value-type="float" office:value="196" table:style-name="ce5">
            <text:p>196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629" table:style-name="ce5">
            <text:p>10.629</text:p>
          </table:table-cell>
          <table:table-cell office:value-type="float" office:value="980" table:style-name="ce5">
            <text:p>980</text:p>
          </table:table-cell>
          <table:table-cell office:value-type="float" office:value="965" table:style-name="ce5">
            <text:p>9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8091" table:style-name="ce5">
            <text:p>8.091</text:p>
          </table:table-cell>
          <table:table-cell office:value-type="float" office:value="1703" table:style-name="ce5">
            <text:p>1.703</text:p>
          </table:table-cell>
          <table:table-cell office:value-type="float" office:value="2780" table:style-name="ce5">
            <text:p>2.7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195" table:style-name="ce5">
            <text:p>11.195</text:p>
          </table:table-cell>
          <table:table-cell office:value-type="float" office:value="583" table:style-name="ce5">
            <text:p>583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1170" table:style-name="ce5">
            <text:p>11.170</text:p>
          </table:table-cell>
          <table:table-cell office:value-type="float" office:value="956" table:style-name="ce5">
            <text:p>956</text:p>
          </table:table-cell>
          <table:table-cell office:value-type="float" office:value="449" table:style-name="ce5">
            <text:p>4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9201" table:style-name="ce5">
            <text:p>9.201</text:p>
          </table:table-cell>
          <table:table-cell office:value-type="float" office:value="1301" table:style-name="ce5">
            <text:p>1.301</text:p>
          </table:table-cell>
          <table:table-cell office:value-type="float" office:value="1711" table:style-name="ce5">
            <text:p>1.711</text:p>
          </table:table-cell>
          <table:table-cell office:value-type="float" office:value="362" table:style-name="ce5">
            <text:p>362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0879" table:style-name="ce5">
            <text:p>10.879</text:p>
          </table:table-cell>
          <table:table-cell office:value-type="float" office:value="1200" table:style-name="ce5">
            <text:p>1.200</text:p>
          </table:table-cell>
          <table:table-cell office:value-type="float" office:value="496" table:style-name="ce5">
            <text:p>4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6316" table:style-name="ce5">
            <text:p>6.316</text:p>
          </table:table-cell>
          <table:table-cell office:value-type="float" office:value="1843" table:style-name="ce5">
            <text:p>1.843</text:p>
          </table:table-cell>
          <table:table-cell office:value-type="float" office:value="4416" table:style-name="ce5">
            <text:p>4.4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3616" table:style-name="ce5">
            <text:p>23.616</text:p>
          </table:table-cell>
          <table:table-cell office:value-type="float" office:value="2771" table:style-name="ce5">
            <text:p>2.771</text:p>
          </table:table-cell>
          <table:table-cell office:value-type="float" office:value="2085" table:style-name="ce5">
            <text:p>2.085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16311" table:style-name="ce5">
            <text:p>16.311</text:p>
          </table:table-cell>
          <table:table-cell office:value-type="float" office:value="5849" table:style-name="ce5">
            <text:p>5.849</text:p>
          </table:table-cell>
          <table:table-cell office:value-type="float" office:value="6344" table:style-name="ce5">
            <text:p>6.344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5887" table:style-name="ce5">
            <text:p>25.887</text:p>
          </table:table-cell>
          <table:table-cell office:value-type="float" office:value="1787" table:style-name="ce5">
            <text:p>1.787</text:p>
          </table:table-cell>
          <table:table-cell office:value-type="float" office:value="798" table:style-name="ce5">
            <text:p>798</text:p>
          </table:table-cell>
          <table:table-cell office:value-type="float" office:value="9" table:style-name="ce5">
            <text:p>9</text:p>
          </table:table-cell>
          <table:table-cell office:value-type="float" office:value="198" table:style-name="ce5">
            <text:p>198</text:p>
          </table:table-cell>
          <table:table-cell office:value-type="float" office:value="0" table:style-name="ce5">
            <text:p>0</text:p>
          </table:table-cell>
          <table:table-cell office:value-type="float" office:value="23110" table:style-name="ce5">
            <text:p>23.110</text:p>
          </table:table-cell>
          <table:table-cell office:value-type="float" office:value="2919" table:style-name="ce5">
            <text:p>2.919</text:p>
          </table:table-cell>
          <table:table-cell office:value-type="float" office:value="2475" table:style-name="ce5">
            <text:p>2.475</text:p>
          </table:table-cell>
          <table:table-cell office:value-type="float" office:value="9" table:style-name="ce5">
            <text:p>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19823" table:style-name="ce5">
            <text:p>19.823</text:p>
          </table:table-cell>
          <table:table-cell office:value-type="float" office:value="4566" table:style-name="ce5">
            <text:p>4.566</text:p>
          </table:table-cell>
          <table:table-cell office:value-type="float" office:value="4008" table:style-name="ce5">
            <text:p>4.008</text:p>
          </table:table-cell>
          <table:table-cell office:value-type="float" office:value="116" table:style-name="ce5">
            <text:p>116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23782" table:style-name="ce5">
            <text:p>23.782</text:p>
          </table:table-cell>
          <table:table-cell office:value-type="float" office:value="3300" table:style-name="ce5">
            <text:p>3.300</text:p>
          </table:table-cell>
          <table:table-cell office:value-type="float" office:value="1391" table:style-name="ce5">
            <text:p>1.391</text:p>
          </table:table-cell>
          <table:table-cell office:value-type="float" office:value="39" table:style-name="ce5">
            <text:p>39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10093" table:style-name="ce5">
            <text:p>10.093</text:p>
          </table:table-cell>
          <table:table-cell office:value-type="float" office:value="6097" table:style-name="ce5">
            <text:p>6.097</text:p>
          </table:table-cell>
          <table:table-cell office:value-type="float" office:value="11492" table:style-name="ce5">
            <text:p>11.492</text:p>
          </table:table-cell>
          <table:table-cell office:value-type="float" office:value="831" table:style-name="ce5">
            <text:p>831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061" table:style-name="ce5">
            <text:p>28.061</text:p>
          </table:table-cell>
          <table:table-cell office:value-type="float" office:value="1981" table:style-name="ce5">
            <text:p>1.981</text:p>
          </table:table-cell>
          <table:table-cell office:value-type="float" office:value="1176" table:style-name="ce5">
            <text:p>1.176</text:p>
          </table:table-cell>
          <table:table-cell office:value-type="float" office:value="1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0682" table:style-name="ce5">
            <text:p>20.682</text:p>
          </table:table-cell>
          <table:table-cell office:value-type="float" office:value="5878" table:style-name="ce5">
            <text:p>5.878</text:p>
          </table:table-cell>
          <table:table-cell office:value-type="float" office:value="4656" table:style-name="ce5">
            <text:p>4.656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30053" table:style-name="ce5">
            <text:p>30.053</text:p>
          </table:table-cell>
          <table:table-cell office:value-type="float" office:value="783" table:style-name="ce5">
            <text:p>783</text:p>
          </table:table-cell>
          <table:table-cell office:value-type="float" office:value="400" table:style-name="ce5">
            <text:p>4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675" table:style-name="ce5">
            <text:p>26.675</text:p>
          </table:table-cell>
          <table:table-cell office:value-type="float" office:value="3701" table:style-name="ce5">
            <text:p>3.701</text:p>
          </table:table-cell>
          <table:table-cell office:value-type="float" office:value="840" table:style-name="ce5">
            <text:p>840</text:p>
          </table:table-cell>
          <table:table-cell office:value-type="float" office:value="2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3284" table:style-name="ce5">
            <text:p>23.284</text:p>
          </table:table-cell>
          <table:table-cell office:value-type="float" office:value="4236" table:style-name="ce5">
            <text:p>4.236</text:p>
          </table:table-cell>
          <table:table-cell office:value-type="float" office:value="3674" table:style-name="ce5">
            <text:p>3.674</text:p>
          </table:table-cell>
          <table:table-cell office:value-type="float" office:value="4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903" table:style-name="ce5">
            <text:p>26.903</text:p>
          </table:table-cell>
          <table:table-cell office:value-type="float" office:value="2256" table:style-name="ce5">
            <text:p>2.256</text:p>
          </table:table-cell>
          <table:table-cell office:value-type="float" office:value="2047" table:style-name="ce5">
            <text:p>2.047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office:value-type="float" office:value="15328" table:style-name="ce5">
            <text:p>15.328</text:p>
          </table:table-cell>
          <table:table-cell office:value-type="float" office:value="5005" table:style-name="ce5">
            <text:p>5.005</text:p>
          </table:table-cell>
          <table:table-cell office:value-type="float" office:value="10859" table:style-name="ce5">
            <text:p>10.859</text:p>
          </table:table-cell>
          <table:table-cell office:value-type="float" office:value="14" table:style-name="ce5">
            <text:p>14</text:p>
          </table:table-cell>
          <table:table-cell office:value-type="float" office:value="30" table:style-name="ce5">
            <text:p>3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46" table:style-name="ce5">
            <text:p>4.946</text:p>
          </table:table-cell>
          <table:table-cell office:value-type="float" office:value="462" table:style-name="ce5">
            <text:p>462</text:p>
          </table:table-cell>
          <table:table-cell office:value-type="float" office:value="436" table:style-name="ce5">
            <text:p>436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4029" table:style-name="ce5">
            <text:p>4.029</text:p>
          </table:table-cell>
          <table:table-cell office:value-type="float" office:value="916" table:style-name="ce5">
            <text:p>916</text:p>
          </table:table-cell>
          <table:table-cell office:value-type="float" office:value="950" table:style-name="ce5">
            <text:p>950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550" table:style-name="ce5">
            <text:p>5.550</text:p>
          </table:table-cell>
          <table:table-cell office:value-type="float" office:value="247" table:style-name="ce5">
            <text:p>247</text:p>
          </table:table-cell>
          <table:table-cell office:value-type="float" office:value="66" table:style-name="ce5">
            <text:p>66</text:p>
          </table:table-cell>
          <table:table-cell office:value-type="float" office:value="9" table:style-name="ce5">
            <text:p>9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5231" table:style-name="ce5">
            <text:p>5.231</text:p>
          </table:table-cell>
          <table:table-cell office:value-type="float" office:value="426" table:style-name="ce5">
            <text:p>426</text:p>
          </table:table-cell>
          <table:table-cell office:value-type="float" office:value="239" table:style-name="ce5">
            <text:p>239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4442" table:style-name="ce5">
            <text:p>4.442</text:p>
          </table:table-cell>
          <table:table-cell office:value-type="float" office:value="722" table:style-name="ce5">
            <text:p>722</text:p>
          </table:table-cell>
          <table:table-cell office:value-type="float" office:value="590" table:style-name="ce5">
            <text:p>590</text:p>
          </table:table-cell>
          <table:table-cell office:value-type="float" office:value="150" table:style-name="ce5">
            <text:p>15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5015" table:style-name="ce5">
            <text:p>5.015</text:p>
          </table:table-cell>
          <table:table-cell office:value-type="float" office:value="470" table:style-name="ce5">
            <text:p>470</text:p>
          </table:table-cell>
          <table:table-cell office:value-type="float" office:value="380" table:style-name="ce5">
            <text:p>380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605" table:style-name="ce5">
            <text:p>2.605</text:p>
          </table:table-cell>
          <table:table-cell office:value-type="float" office:value="1259" table:style-name="ce5">
            <text:p>1.259</text:p>
          </table:table-cell>
          <table:table-cell office:value-type="float" office:value="2032" table:style-name="ce5">
            <text:p>2.032</text:p>
          </table:table-cell>
          <table:table-cell office:value-type="float" office:value="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280" table:style-name="ce5">
            <text:p>5.280</text:p>
          </table:table-cell>
          <table:table-cell office:value-type="float" office:value="197" table:style-name="ce5">
            <text:p>197</text:p>
          </table:table-cell>
          <table:table-cell office:value-type="float" office:value="115" table:style-name="ce5">
            <text:p>1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42" table:style-name="ce5">
            <text:p>4.242</text:p>
          </table:table-cell>
          <table:table-cell office:value-type="float" office:value="693" table:style-name="ce5">
            <text:p>693</text:p>
          </table:table-cell>
          <table:table-cell office:value-type="float" office:value="601" table:style-name="ce5">
            <text:p>601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03" table:style-name="ce5">
            <text:p>5.403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7" table:style-name="ce5">
            <text:p>4.877</text:p>
          </table:table-cell>
          <table:table-cell office:value-type="float" office:value="396" table:style-name="ce5">
            <text:p>396</text:p>
          </table:table-cell>
          <table:table-cell office:value-type="float" office:value="263" table:style-name="ce5">
            <text:p>263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08" table:style-name="ce5">
            <text:p>4.508</text:p>
          </table:table-cell>
          <table:table-cell office:value-type="float" office:value="626" table:style-name="ce5">
            <text:p>626</text:p>
          </table:table-cell>
          <table:table-cell office:value-type="float" office:value="449" table:style-name="ce5">
            <text:p>449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69" table:style-name="ce5">
            <text:p>5.269</text:p>
          </table:table-cell>
          <table:table-cell office:value-type="float" office:value="205" table:style-name="ce5">
            <text:p>205</text:p>
          </table:table-cell>
          <table:table-cell office:value-type="float" office:value="117" table:style-name="ce5">
            <text:p>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0" table:style-name="ce5">
            <text:p>2.750</text:p>
          </table:table-cell>
          <table:table-cell office:value-type="float" office:value="655" table:style-name="ce5">
            <text:p>655</text:p>
          </table:table-cell>
          <table:table-cell office:value-type="float" office:value="2159" table:style-name="ce5">
            <text:p>2.159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646" table:style-name="ce5">
            <text:p>19.646</text:p>
          </table:table-cell>
          <table:table-cell office:value-type="float" office:value="1793" table:style-name="ce5">
            <text:p>1.793</text:p>
          </table:table-cell>
          <table:table-cell office:value-type="float" office:value="1527" table:style-name="ce5">
            <text:p>1.5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4150" table:style-name="ce5">
            <text:p>14.150</text:p>
          </table:table-cell>
          <table:table-cell office:value-type="float" office:value="3579" table:style-name="ce5">
            <text:p>3.579</text:p>
          </table:table-cell>
          <table:table-cell office:value-type="float" office:value="5237" table:style-name="ce5">
            <text:p>5.2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21354" table:style-name="ce5">
            <text:p>21.354</text:p>
          </table:table-cell>
          <table:table-cell office:value-type="float" office:value="550" table:style-name="ce5">
            <text:p>550</text:p>
          </table:table-cell>
          <table:table-cell office:value-type="float" office:value="1062" table:style-name="ce5">
            <text:p>1.0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9782" table:style-name="ce5">
            <text:p>19.782</text:p>
          </table:table-cell>
          <table:table-cell office:value-type="float" office:value="2226" table:style-name="ce5">
            <text:p>2.226</text:p>
          </table:table-cell>
          <table:table-cell office:value-type="float" office:value="958" table:style-name="ce5">
            <text:p>95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7188" table:style-name="ce5">
            <text:p>17.188</text:p>
          </table:table-cell>
          <table:table-cell office:value-type="float" office:value="3707" table:style-name="ce5">
            <text:p>3.707</text:p>
          </table:table-cell>
          <table:table-cell office:value-type="float" office:value="2072" table:style-name="ce5">
            <text:p>2.07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" table:style-name="ce5">
            <text:p>439</text:p>
          </table:table-cell>
          <table:table-cell office:value-type="float" office:value="19353" table:style-name="ce5">
            <text:p>19.353</text:p>
          </table:table-cell>
          <table:table-cell office:value-type="float" office:value="2228" table:style-name="ce5">
            <text:p>2.228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39" table:style-name="ce5">
            <text:p>439</text:p>
          </table:table-cell>
          <table:table-cell office:value-type="float" office:value="11700" table:style-name="ce5">
            <text:p>11.700</text:p>
          </table:table-cell>
          <table:table-cell office:value-type="float" office:value="3899" table:style-name="ce5">
            <text:p>3.899</text:p>
          </table:table-cell>
          <table:table-cell office:value-type="float" office:value="7338" table:style-name="ce5">
            <text:p>7.338</text:p>
          </table:table-cell>
          <table:table-cell office:value-type="float" office:value="0" table:style-name="ce5">
            <text:p>0</text:p>
          </table:table-cell>
          <table:table-cell office:value-type="float" office:value="30" table:style-name="ce5">
            <text:p>30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5008" table:style-name="ce5">
            <text:p>25.008</text:p>
          </table:table-cell>
          <table:table-cell office:value-type="float" office:value="2205" table:style-name="ce5">
            <text:p>2.205</text:p>
          </table:table-cell>
          <table:table-cell office:value-type="float" office:value="1974" table:style-name="ce5">
            <text:p>1.9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002" table:style-name="ce5">
            <text:p>17.002</text:p>
          </table:table-cell>
          <table:table-cell office:value-type="float" office:value="6721" table:style-name="ce5">
            <text:p>6.721</text:p>
          </table:table-cell>
          <table:table-cell office:value-type="float" office:value="5464" table:style-name="ce5">
            <text:p>5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067" table:style-name="ce5">
            <text:p>27.067</text:p>
          </table:table-cell>
          <table:table-cell office:value-type="float" office:value="1324" table:style-name="ce5">
            <text:p>1.324</text:p>
          </table:table-cell>
          <table:table-cell office:value-type="float" office:value="796" table:style-name="ce5">
            <text:p>79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687" table:style-name="ce5">
            <text:p>23.687</text:p>
          </table:table-cell>
          <table:table-cell office:value-type="float" office:value="3355" table:style-name="ce5">
            <text:p>3.355</text:p>
          </table:table-cell>
          <table:table-cell office:value-type="float" office:value="2145" table:style-name="ce5">
            <text:p>2.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59" table:style-name="ce5">
            <text:p>19.159</text:p>
          </table:table-cell>
          <table:table-cell office:value-type="float" office:value="4459" table:style-name="ce5">
            <text:p>4.459</text:p>
          </table:table-cell>
          <table:table-cell office:value-type="float" office:value="5206" table:style-name="ce5">
            <text:p>5.206</text:p>
          </table:table-cell>
          <table:table-cell office:value-type="float" office:value="362" table:style-name="ce5">
            <text:p>3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588" table:style-name="ce5">
            <text:p>24.588</text:p>
          </table:table-cell>
          <table:table-cell office:value-type="float" office:value="3039" table:style-name="ce5">
            <text:p>3.039</text:p>
          </table:table-cell>
          <table:table-cell office:value-type="float" office:value="1560" table:style-name="ce5">
            <text:p>1.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502" table:style-name="ce5">
            <text:p>10.502</text:p>
          </table:table-cell>
          <table:table-cell office:value-type="float" office:value="5686" table:style-name="ce5">
            <text:p>5.686</text:p>
          </table:table-cell>
          <table:table-cell office:value-type="float" office:value="12217" table:style-name="ce5">
            <text:p>12.217</text:p>
          </table:table-cell>
          <table:table-cell office:value-type="float" office:value="782" table:style-name="ce5">
            <text:p>7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294" table:style-name="ce5">
            <text:p>9.294</text:p>
          </table:table-cell>
          <table:table-cell office:value-type="float" office:value="1129" table:style-name="ce5">
            <text:p>1.129</text:p>
          </table:table-cell>
          <table:table-cell office:value-type="float" office:value="434" table:style-name="ce5">
            <text:p>4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6886" table:style-name="ce5">
            <text:p>6.886</text:p>
          </table:table-cell>
          <table:table-cell office:value-type="float" office:value="2124" table:style-name="ce5">
            <text:p>2.124</text:p>
          </table:table-cell>
          <table:table-cell office:value-type="float" office:value="1848" table:style-name="ce5">
            <text:p>1.848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900" table:style-name="ce5">
            <text:p>9.900</text:p>
          </table:table-cell>
          <table:table-cell office:value-type="float" office:value="887" table:style-name="ce5">
            <text:p>887</text:p>
          </table:table-cell>
          <table:table-cell office:value-type="float" office:value="71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178" table:style-name="ce5">
            <text:p>9.178</text:p>
          </table:table-cell>
          <table:table-cell office:value-type="float" office:value="1185" table:style-name="ce5">
            <text:p>1.185</text:p>
          </table:table-cell>
          <table:table-cell office:value-type="float" office:value="495" table:style-name="ce5">
            <text:p>49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8438" table:style-name="ce5">
            <text:p>8.438</text:p>
          </table:table-cell>
          <table:table-cell office:value-type="float" office:value="1018" table:style-name="ce5">
            <text:p>1.018</text:p>
          </table:table-cell>
          <table:table-cell office:value-type="float" office:value="1402" table:style-name="ce5">
            <text:p>1.402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9478" table:style-name="ce5">
            <text:p>9.478</text:p>
          </table:table-cell>
          <table:table-cell office:value-type="float" office:value="814" table:style-name="ce5">
            <text:p>814</text:p>
          </table:table-cell>
          <table:table-cell office:value-type="float" office:value="566" table:style-name="ce5">
            <text:p>566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office:value-type="float" office:value="4933" table:style-name="ce5">
            <text:p>4.933</text:p>
          </table:table-cell>
          <table:table-cell office:value-type="float" office:value="1557" table:style-name="ce5">
            <text:p>1.557</text:p>
          </table:table-cell>
          <table:table-cell office:value-type="float" office:value="4343" table:style-name="ce5">
            <text:p>4.343</text:p>
          </table:table-cell>
          <table:table-cell office:value-type="float" office:value="25" table:style-name="ce5">
            <text:p>25</text:p>
          </table:table-cell>
          <table:table-cell office:value-type="float" office:value="166" table:style-name="ce5">
            <text:p>166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106" table:style-name="ce5">
            <text:p>24.106</text:p>
          </table:table-cell>
          <table:table-cell office:value-type="float" office:value="3406" table:style-name="ce5">
            <text:p>3.406</text:p>
          </table:table-cell>
          <table:table-cell office:value-type="float" office:value="2350" table:style-name="ce5">
            <text:p>2.350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18902" table:style-name="ce5">
            <text:p>18.902</text:p>
          </table:table-cell>
          <table:table-cell office:value-type="float" office:value="6084" table:style-name="ce5">
            <text:p>6.084</text:p>
          </table:table-cell>
          <table:table-cell office:value-type="float" office:value="4876" table:style-name="ce5">
            <text:p>4.876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6953" table:style-name="ce5">
            <text:p>26.953</text:p>
          </table:table-cell>
          <table:table-cell office:value-type="float" office:value="1947" table:style-name="ce5">
            <text:p>1.947</text:p>
          </table:table-cell>
          <table:table-cell office:value-type="float" office:value="919" table:style-name="ce5">
            <text:p>919</text:p>
          </table:table-cell>
          <table:table-cell office:value-type="float" office:value="44" table:style-name="ce5">
            <text:p>44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4727" table:style-name="ce5">
            <text:p>24.727</text:p>
          </table:table-cell>
          <table:table-cell office:value-type="float" office:value="4402" table:style-name="ce5">
            <text:p>4.402</text:p>
          </table:table-cell>
          <table:table-cell office:value-type="float" office:value="734" table:style-name="ce5">
            <text:p>734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0873" table:style-name="ce5">
            <text:p>20.873</text:p>
          </table:table-cell>
          <table:table-cell office:value-type="float" office:value="4316" table:style-name="ce5">
            <text:p>4.316</text:p>
          </table:table-cell>
          <table:table-cell office:value-type="float" office:value="4567" table:style-name="ce5">
            <text:p>4.567</text:p>
          </table:table-cell>
          <table:table-cell office:value-type="float" office:value="107" table:style-name="ce5">
            <text:p>107</text:p>
          </table:table-cell>
          <table:table-cell office:value-type="float" office:value="166" table:style-name="ce5">
            <text:p>166</text:p>
          </table:table-cell>
          <table:table-cell office:value-type="float" office:value="439" table:style-name="ce5">
            <text:p>439</text:p>
          </table:table-cell>
          <table:table-cell office:value-type="float" office:value="23645" table:style-name="ce5">
            <text:p>23.645</text:p>
          </table:table-cell>
          <table:table-cell office:value-type="float" office:value="3842" table:style-name="ce5">
            <text:p>3.842</text:p>
          </table:table-cell>
          <table:table-cell office:value-type="float" office:value="2346" table:style-name="ce5">
            <text:p>2.346</text:p>
          </table:table-cell>
          <table:table-cell office:value-type="float" office:value="0" table:style-name="ce5">
            <text:p>0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office:value-type="float" office:value="13202" table:style-name="ce5">
            <text:p>13.202</text:p>
          </table:table-cell>
          <table:table-cell office:value-type="float" office:value="6380" table:style-name="ce5">
            <text:p>6.380</text:p>
          </table:table-cell>
          <table:table-cell office:value-type="float" office:value="10222" table:style-name="ce5">
            <text:p>10.222</text:p>
          </table:table-cell>
          <table:table-cell office:value-type="float" office:value="29" table:style-name="ce5">
            <text:p>29</text:p>
          </table:table-cell>
          <table:table-cell office:value-type="float" office:value="196" table:style-name="ce5">
            <text:p>196</text:p>
          </table:table-cell>
          <table:table-cell office:value-type="float" office:value="439" table:style-name="ce5">
            <text:p>439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0723" table:style-name="ce5">
            <text:p>20.723</text:p>
          </table:table-cell>
          <table:table-cell office:value-type="float" office:value="1531" table:style-name="ce5">
            <text:p>1.531</text:p>
          </table:table-cell>
          <table:table-cell office:value-type="float" office:value="1130" table:style-name="ce5">
            <text:p>1.130</text:p>
          </table:table-cell>
          <table:table-cell office:value-type="float" office:value="28" table:style-name="ce5">
            <text:p>28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13890" table:style-name="ce5">
            <text:p>13.890</text:p>
          </table:table-cell>
          <table:table-cell office:value-type="float" office:value="5312" table:style-name="ce5">
            <text:p>5.312</text:p>
          </table:table-cell>
          <table:table-cell office:value-type="float" office:value="4213" table:style-name="ce5">
            <text:p>4.213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2205" table:style-name="ce5">
            <text:p>22.205</text:p>
          </table:table-cell>
          <table:table-cell office:value-type="float" office:value="826" table:style-name="ce5">
            <text:p>826</text:p>
          </table:table-cell>
          <table:table-cell office:value-type="float" office:value="372" table:style-name="ce5">
            <text:p>372</text:p>
          </table:table-cell>
          <table:table-cell office:value-type="float" office:value="9" table:style-name="ce5">
            <text:p>9</text:p>
          </table:table-cell>
          <table:table-cell office:value-type="float" office:value="32" table:style-name="ce5">
            <text:p>32</text:p>
          </table:table-cell>
          <table:table-cell office:value-type="float" office:value="4" table:style-name="ce5">
            <text:p>4</text:p>
          </table:table-cell>
          <table:table-cell office:value-type="float" office:value="19952" table:style-name="ce5">
            <text:p>19.952</text:p>
          </table:table-cell>
          <table:table-cell office:value-type="float" office:value="2054" table:style-name="ce5">
            <text:p>2.054</text:p>
          </table:table-cell>
          <table:table-cell office:value-type="float" office:value="1409" table:style-name="ce5">
            <text:p>1.409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16050" table:style-name="ce5">
            <text:p>16.050</text:p>
          </table:table-cell>
          <table:table-cell office:value-type="float" office:value="3564" table:style-name="ce5">
            <text:p>3.564</text:p>
          </table:table-cell>
          <table:table-cell office:value-type="float" office:value="3429" table:style-name="ce5">
            <text:p>3.429</text:p>
          </table:table-cell>
          <table:table-cell office:value-type="float" office:value="401" table:style-name="ce5">
            <text:p>401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20275" table:style-name="ce5">
            <text:p>20.275</text:p>
          </table:table-cell>
          <table:table-cell office:value-type="float" office:value="1827" table:style-name="ce5">
            <text:p>1.827</text:p>
          </table:table-cell>
          <table:table-cell office:value-type="float" office:value="1303" table:style-name="ce5">
            <text:p>1.303</text:p>
          </table:table-cell>
          <table:table-cell office:value-type="float" office:value="39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office:value-type="float" office:value="9010" table:style-name="ce5">
            <text:p>9.010</text:p>
          </table:table-cell>
          <table:table-cell office:value-type="float" office:value="4388" table:style-name="ce5">
            <text:p>4.388</text:p>
          </table:table-cell>
          <table:table-cell office:value-type="float" office:value="9230" table:style-name="ce5">
            <text:p>9.230</text:p>
          </table:table-cell>
          <table:table-cell office:value-type="float" office:value="817" table:style-name="ce5">
            <text:p>817</text:p>
          </table:table-cell>
          <table:table-cell office:value-type="float" office:value="0" table:style-name="ce5">
            <text:p>0</text:p>
          </table:table-cell>
          <table:table-cell office:value-type="float" office:value="4" table:style-name="ce5">
            <text:p>4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4829" table:style-name="ce5">
            <text:p>44.829</text:p>
          </table:table-cell>
          <table:table-cell office:value-type="float" office:value="4937" table:style-name="ce5">
            <text:p>4.937</text:p>
          </table:table-cell>
          <table:table-cell office:value-type="float" office:value="3480" table:style-name="ce5">
            <text:p>3.480</text:p>
          </table:table-cell>
          <table:table-cell office:value-type="float" office:value="28" table:style-name="ce5">
            <text:p>28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32792" table:style-name="ce5">
            <text:p>32.792</text:p>
          </table:table-cell>
          <table:table-cell office:value-type="float" office:value="11396" table:style-name="ce5">
            <text:p>11.396</text:p>
          </table:table-cell>
          <table:table-cell office:value-type="float" office:value="9089" table:style-name="ce5">
            <text:p>9.089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49158" table:style-name="ce5">
            <text:p>49.158</text:p>
          </table:table-cell>
          <table:table-cell office:value-type="float" office:value="2773" table:style-name="ce5">
            <text:p>2.773</text:p>
          </table:table-cell>
          <table:table-cell office:value-type="float" office:value="1291" table:style-name="ce5">
            <text:p>1.291</text:p>
          </table:table-cell>
          <table:table-cell office:value-type="float" office:value="53" table:style-name="ce5">
            <text:p>53</text:p>
          </table:table-cell>
          <table:table-cell office:value-type="float" office:value="198" table:style-name="ce5">
            <text:p>198</text:p>
          </table:table-cell>
          <table:table-cell office:value-type="float" office:value="443" table:style-name="ce5">
            <text:p>443</text:p>
          </table:table-cell>
          <table:table-cell office:value-type="float" office:value="44679" table:style-name="ce5">
            <text:p>44.679</text:p>
          </table:table-cell>
          <table:table-cell office:value-type="float" office:value="6456" table:style-name="ce5">
            <text:p>6.456</text:p>
          </table:table-cell>
          <table:table-cell office:value-type="float" office:value="2142" table:style-name="ce5">
            <text:p>2.142</text:p>
          </table:table-cell>
          <table:table-cell office:value-type="float" office:value="30" table:style-name="ce5">
            <text:p>30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36923" table:style-name="ce5">
            <text:p>36.923</text:p>
          </table:table-cell>
          <table:table-cell office:value-type="float" office:value="7880" table:style-name="ce5">
            <text:p>7.880</text:p>
          </table:table-cell>
          <table:table-cell office:value-type="float" office:value="7996" table:style-name="ce5">
            <text:p>7.996</text:p>
          </table:table-cell>
          <table:table-cell office:value-type="float" office:value="508" table:style-name="ce5">
            <text:p>508</text:p>
          </table:table-cell>
          <table:table-cell office:value-type="float" office:value="166" table:style-name="ce5">
            <text:p>166</text:p>
          </table:table-cell>
          <table:table-cell office:value-type="float" office:value="443" table:style-name="ce5">
            <text:p>443</text:p>
          </table:table-cell>
          <table:table-cell office:value-type="float" office:value="43920" table:style-name="ce5">
            <text:p>43.920</text:p>
          </table:table-cell>
          <table:table-cell office:value-type="float" office:value="5670" table:style-name="ce5">
            <text:p>5.670</text:p>
          </table:table-cell>
          <table:table-cell office:value-type="float" office:value="3648" table:style-name="ce5">
            <text:p>3.648</text:p>
          </table:table-cell>
          <table:table-cell office:value-type="float" office:value="39" table:style-name="ce5">
            <text:p>39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office:value-type="float" office:value="22212" table:style-name="ce5">
            <text:p>22.212</text:p>
          </table:table-cell>
          <table:table-cell office:value-type="float" office:value="10768" table:style-name="ce5">
            <text:p>10.768</text:p>
          </table:table-cell>
          <table:table-cell office:value-type="float" office:value="19451" table:style-name="ce5">
            <text:p>19.451</text:p>
          </table:table-cell>
          <table:table-cell office:value-type="float" office:value="845" table:style-name="ce5">
            <text:p>845</text:p>
          </table:table-cell>
          <table:table-cell office:value-type="float" office:value="196" table:style-name="ce5">
            <text:p>196</text:p>
          </table:table-cell>
          <table:table-cell office:value-type="float" office:value="443" table:style-name="ce5">
            <text:p>443</text:p>
          </table:table-cell>
          <table:table-cell table:number-columns-repeated="16340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345" table:style-name="ce5">
            <text:p>19.345</text:p>
          </table:table-cell>
          <table:table-cell office:value-type="float" office:value="849" table:style-name="ce5">
            <text:p>849</text:p>
          </table:table-cell>
          <table:table-cell office:value-type="float" office:value="1006" table:style-name="ce5">
            <text:p>1.0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16" table:style-name="ce5">
            <text:p>13.516</text:p>
          </table:table-cell>
          <table:table-cell office:value-type="float" office:value="2638" table:style-name="ce5">
            <text:p>2.638</text:p>
          </table:table-cell>
          <table:table-cell office:value-type="float" office:value="5011" table:style-name="ce5">
            <text:p>5.011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17" table:style-name="ce5">
            <text:p>20.117</text:p>
          </table:table-cell>
          <table:table-cell office:value-type="float" office:value="380" table:style-name="ce5">
            <text:p>380</text:p>
          </table:table-cell>
          <table:table-cell office:value-type="float" office:value="703" table:style-name="ce5">
            <text:p>7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076" table:style-name="ce5">
            <text:p>18.076</text:p>
          </table:table-cell>
          <table:table-cell office:value-type="float" office:value="1132" table:style-name="ce5">
            <text:p>1.132</text:p>
          </table:table-cell>
          <table:table-cell office:value-type="float" office:value="1958" table:style-name="ce5">
            <text:p>1.958</text:p>
          </table:table-cell>
          <table:table-cell office:value-type="float" office:value="35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812" table:style-name="ce5">
            <text:p>16.812</text:p>
          </table:table-cell>
          <table:table-cell office:value-type="float" office:value="2651" table:style-name="ce5">
            <text:p>2.651</text:p>
          </table:table-cell>
          <table:table-cell office:value-type="float" office:value="1724" table:style-name="ce5">
            <text:p>1.724</text:p>
          </table:table-cell>
          <table:table-cell office:value-type="float" office:value="1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783" table:style-name="ce5">
            <text:p>19.783</text:p>
          </table:table-cell>
          <table:table-cell office:value-type="float" office:value="1087" table:style-name="ce5">
            <text:p>1.087</text:p>
          </table:table-cell>
          <table:table-cell office:value-type="float" office:value="330" table:style-name="ce5">
            <text:p>3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276" table:style-name="ce5">
            <text:p>10.276</text:p>
          </table:table-cell>
          <table:table-cell office:value-type="float" office:value="2287" table:style-name="ce5">
            <text:p>2.287</text:p>
          </table:table-cell>
          <table:table-cell office:value-type="float" office:value="8637" table:style-name="ce5">
            <text:p>8.6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40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5" table:number-rows-spanned="1" table:style-name="ce10"/>
          <table:covered-table-cell table:number-columns-repeated="44"/>
          <table:table-cell table:number-columns-repeated="16339"/>
        </table:table-row>
        <table:table-row table:number-rows-repeated="1048549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9">
            <text:p>TOTAL PARA O INDICADOR C4A – DIRETORES DE ESCOLAS URBANAS, POR PERCEPÇÃO SOBRE O PROJETO POLÍTICO PEDAGÓGICO DA ESCOLA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1">
            <text:p>Total de diretores de escolas localizadas em áreas urbanas<text:s/>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4" table:number-rows-spanned="1" table:style-name="ce6">
            <text:p>Prevê o uso de Internet para atividades com os alunos</text:p>
          </table:table-cell>
          <table:covered-table-cell table:number-columns-repeated="3"/>
          <table:table-cell office:value-type="string" table:number-columns-spanned="4" table:number-rows-spanned="1" table:style-name="ce6">
            <text:p>Contém orientações sobre como usar a Internet nas atividades com os alunos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66052" table:style-name="ce5">
            <text:p>66.052</text:p>
          </table:table-cell>
          <table:table-cell office:value-type="float" office:value="8748" table:style-name="ce5">
            <text:p>8.748</text:p>
          </table:table-cell>
          <table:table-cell office:value-type="float" office:value="284" table:style-name="ce5">
            <text:p>284</text:p>
          </table:table-cell>
          <table:table-cell office:value-type="float" office:value="32" table:style-name="ce5">
            <text:p>32</text:p>
          </table:table-cell>
          <table:table-cell office:value-type="float" office:value="50066" table:style-name="ce5">
            <text:p>50.066</text:p>
          </table:table-cell>
          <table:table-cell office:value-type="float" office:value="24560" table:style-name="ce5">
            <text:p>24.560</text:p>
          </table:table-cell>
          <table:table-cell office:value-type="float" office:value="458" table:style-name="ce5">
            <text:p>458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47504" table:style-name="ce5">
            <text:p>47.504</text:p>
          </table:table-cell>
          <table:table-cell office:value-type="float" office:value="6495" table:style-name="ce5">
            <text:p>6.495</text:p>
          </table:table-cell>
          <table:table-cell office:value-type="float" office:value="244" table:style-name="ce5">
            <text:p>244</text:p>
          </table:table-cell>
          <table:table-cell office:value-type="float" office:value="32" table:style-name="ce5">
            <text:p>32</text:p>
          </table:table-cell>
          <table:table-cell office:value-type="float" office:value="35611" table:style-name="ce5">
            <text:p>35.611</text:p>
          </table:table-cell>
          <table:table-cell office:value-type="float" office:value="18325" table:style-name="ce5">
            <text:p>18.325</text:p>
          </table:table-cell>
          <table:table-cell office:value-type="float" office:value="307" table:style-name="ce5">
            <text:p>307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8548" table:style-name="ce5">
            <text:p>18.548</text:p>
          </table:table-cell>
          <table:table-cell office:value-type="float" office:value="2253" table:style-name="ce5">
            <text:p>2.253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14455" table:style-name="ce5">
            <text:p>14.455</text:p>
          </table:table-cell>
          <table:table-cell office:value-type="float" office:value="6236" table:style-name="ce5">
            <text:p>6.236</text:p>
          </table:table-cell>
          <table:table-cell office:value-type="float" office:value="151" table:style-name="ce5">
            <text:p>15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5855" table:style-name="ce5">
            <text:p>15.855</text:p>
          </table:table-cell>
          <table:table-cell office:value-type="float" office:value="2119" table:style-name="ce5">
            <text:p>2.119</text:p>
          </table:table-cell>
          <table:table-cell office:value-type="float" office:value="65" table:style-name="ce5">
            <text:p>65</text:p>
          </table:table-cell>
          <table:table-cell office:value-type="float" office:value="32" table:style-name="ce5">
            <text:p>32</text:p>
          </table:table-cell>
          <table:table-cell office:value-type="float" office:value="10830" table:style-name="ce5">
            <text:p>10.830</text:p>
          </table:table-cell>
          <table:table-cell office:value-type="float" office:value="7041" table:style-name="ce5">
            <text:p>7.041</text:p>
          </table:table-cell>
          <table:table-cell office:value-type="float" office:value="168" table:style-name="ce5">
            <text:p>168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25553" table:style-name="ce5">
            <text:p>25.553</text:p>
          </table:table-cell>
          <table:table-cell office:value-type="float" office:value="4366" table:style-name="ce5">
            <text:p>4.366</text:p>
          </table:table-cell>
          <table:table-cell office:value-type="float" office:value="211" table:style-name="ce5">
            <text:p>211</text:p>
          </table:table-cell>
          <table:table-cell office:value-type="float" office:value="0" table:style-name="ce5">
            <text:p>0</text:p>
          </table:table-cell>
          <table:table-cell office:value-type="float" office:value="18706" table:style-name="ce5">
            <text:p>18.706</text:p>
          </table:table-cell>
          <table:table-cell office:value-type="float" office:value="11133" table:style-name="ce5">
            <text:p>11.133</text:p>
          </table:table-cell>
          <table:table-cell office:value-type="float" office:value="290" table:style-name="ce5">
            <text:p>29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24645" table:style-name="ce5">
            <text:p>24.645</text:p>
          </table:table-cell>
          <table:table-cell office:value-type="float" office:value="2263" table:style-name="ce5">
            <text:p>2.263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0530" table:style-name="ce5">
            <text:p>20.530</text:p>
          </table:table-cell>
          <table:table-cell office:value-type="float" office:value="6386" table:style-name="ce5">
            <text:p>6.3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3726" table:style-name="ce5">
            <text:p>3.726</text:p>
          </table:table-cell>
          <table:table-cell office:value-type="float" office:value="751" table:style-name="ce5">
            <text:p>751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2748" table:style-name="ce5">
            <text:p>2.748</text:p>
          </table:table-cell>
          <table:table-cell office:value-type="float" office:value="1729" table:style-name="ce5">
            <text:p>1.729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3403" table:style-name="ce5">
            <text:p>13.403</text:p>
          </table:table-cell>
          <table:table-cell office:value-type="float" office:value="2918" table:style-name="ce5">
            <text:p>2.918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10023" table:style-name="ce5">
            <text:p>10.023</text:p>
          </table:table-cell>
          <table:table-cell office:value-type="float" office:value="6254" table:style-name="ce5">
            <text:p>6.254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45918" table:style-name="ce5">
            <text:p>45.918</text:p>
          </table:table-cell>
          <table:table-cell office:value-type="float" office:value="4596" table:style-name="ce5">
            <text:p>4.596</text:p>
          </table:table-cell>
          <table:table-cell office:value-type="float" office:value="228" table:style-name="ce5">
            <text:p>228</text:p>
          </table:table-cell>
          <table:table-cell office:value-type="float" office:value="0" table:style-name="ce5">
            <text:p>0</text:p>
          </table:table-cell>
          <table:table-cell office:value-type="float" office:value="34724" table:style-name="ce5">
            <text:p>34.724</text:p>
          </table:table-cell>
          <table:table-cell office:value-type="float" office:value="15661" table:style-name="ce5">
            <text:p>15.661</text:p>
          </table:table-cell>
          <table:table-cell office:value-type="float" office:value="357" table:style-name="ce5">
            <text:p>35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10675" table:style-name="ce5">
            <text:p>10.675</text:p>
          </table:table-cell>
          <table:table-cell office:value-type="float" office:value="2307" table:style-name="ce5">
            <text:p>2.307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8279" table:style-name="ce5">
            <text:p>8.279</text:p>
          </table:table-cell>
          <table:table-cell office:value-type="float" office:value="4703" table:style-name="ce5">
            <text:p>4.703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25051" table:style-name="ce5">
            <text:p>25.051</text:p>
          </table:table-cell>
          <table:table-cell office:value-type="float" office:value="3439" table:style-name="ce5">
            <text:p>3.439</text:p>
          </table:table-cell>
          <table:table-cell office:value-type="float" office:value="189" table:style-name="ce5">
            <text:p>189</text:p>
          </table:table-cell>
          <table:table-cell office:value-type="float" office:value="0" table:style-name="ce5">
            <text:p>0</text:p>
          </table:table-cell>
          <table:table-cell office:value-type="float" office:value="18592" table:style-name="ce5">
            <text:p>18.592</text:p>
          </table:table-cell>
          <table:table-cell office:value-type="float" office:value="9786" table:style-name="ce5">
            <text:p>9.786</text:p>
          </table:table-cell>
          <table:table-cell office:value-type="float" office:value="301" table:style-name="ce5">
            <text:p>301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28516" table:style-name="ce5">
            <text:p>28.516</text:p>
          </table:table-cell>
          <table:table-cell office:value-type="float" office:value="2630" table:style-name="ce5">
            <text:p>2.630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21649" table:style-name="ce5">
            <text:p>21.649</text:p>
          </table:table-cell>
          <table:table-cell office:value-type="float" office:value="9434" table:style-name="ce5">
            <text:p>9.434</text:p>
          </table:table-cell>
          <table:table-cell office:value-type="float" office:value="157" table:style-name="ce5">
            <text:p>157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881" table:style-name="ce5">
            <text:p>4.881</text:p>
          </table:table-cell>
          <table:table-cell office:value-type="float" office:value="879" table:style-name="ce5">
            <text:p>879</text:p>
          </table:table-cell>
          <table:table-cell office:value-type="float" office:value="116" table:style-name="ce5">
            <text:p>116</text:p>
          </table:table-cell>
          <table:table-cell office:value-type="float" office:value="32" table:style-name="ce5">
            <text:p>32</text:p>
          </table:table-cell>
          <table:table-cell office:value-type="float" office:value="3804" table:style-name="ce5">
            <text:p>3.804</text:p>
          </table:table-cell>
          <table:table-cell office:value-type="float" office:value="1872" table:style-name="ce5">
            <text:p>1.872</text:p>
          </table:table-cell>
          <table:table-cell office:value-type="float" office:value="200" table:style-name="ce5">
            <text:p>200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976" table:style-name="ce5">
            <text:p>4.976</text:p>
          </table:table-cell>
          <table:table-cell office:value-type="float" office:value="608" table:style-name="ce5">
            <text:p>608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832" table:style-name="ce5">
            <text:p>3.832</text:p>
          </table:table-cell>
          <table:table-cell office:value-type="float" office:value="1640" table:style-name="ce5">
            <text:p>1.640</text:p>
          </table:table-cell>
          <table:table-cell office:value-type="float" office:value="120" table:style-name="ce5">
            <text:p>12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634" table:style-name="ce5">
            <text:p>19.634</text:p>
          </table:table-cell>
          <table:table-cell office:value-type="float" office:value="3706" table:style-name="ce5">
            <text:p>3.706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15836" table:style-name="ce5">
            <text:p>15.836</text:p>
          </table:table-cell>
          <table:table-cell office:value-type="float" office:value="7569" table:style-name="ce5">
            <text:p>7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598" table:style-name="ce5">
            <text:p>26.598</text:p>
          </table:table-cell>
          <table:table-cell office:value-type="float" office:value="2589" table:style-name="ce5">
            <text:p>2.5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141" table:style-name="ce5">
            <text:p>19.141</text:p>
          </table:table-cell>
          <table:table-cell office:value-type="float" office:value="9968" table:style-name="ce5">
            <text:p>9.968</text:p>
          </table:table-cell>
          <table:table-cell office:value-type="float" office:value="79" table:style-name="ce5">
            <text:p>7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63" table:style-name="ce5">
            <text:p>9.963</text:p>
          </table:table-cell>
          <table:table-cell office:value-type="float" office:value="966" table:style-name="ce5">
            <text:p>966</text:p>
          </table:table-cell>
          <table:table-cell office:value-type="float" office:value="95" table:style-name="ce5">
            <text:p>95</text:p>
          </table:table-cell>
          <table:table-cell office:value-type="float" office:value="0" table:style-name="ce5">
            <text:p>0</text:p>
          </table:table-cell>
          <table:table-cell office:value-type="float" office:value="7453" table:style-name="ce5">
            <text:p>7.453</text:p>
          </table:table-cell>
          <table:table-cell office:value-type="float" office:value="3512" table:style-name="ce5">
            <text:p>3.512</text:p>
          </table:table-cell>
          <table:table-cell office:value-type="float" office:value="58" table:style-name="ce5">
            <text:p>58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5902" table:style-name="ce5">
            <text:p>25.902</text:p>
          </table:table-cell>
          <table:table-cell office:value-type="float" office:value="4353" table:style-name="ce5">
            <text:p>4.353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18962" table:style-name="ce5">
            <text:p>18.962</text:p>
          </table:table-cell>
          <table:table-cell office:value-type="float" office:value="11207" table:style-name="ce5">
            <text:p>11.207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1052" table:style-name="ce5">
            <text:p>21.052</text:p>
          </table:table-cell>
          <table:table-cell office:value-type="float" office:value="2294" table:style-name="ce5">
            <text:p>2.294</text:p>
          </table:table-cell>
          <table:table-cell office:value-type="float" office:value="71" table:style-name="ce5">
            <text:p>71</text:p>
          </table:table-cell>
          <table:table-cell office:value-type="float" office:value="32" table:style-name="ce5">
            <text:p>32</text:p>
          </table:table-cell>
          <table:table-cell office:value-type="float" office:value="15609" table:style-name="ce5">
            <text:p>15.609</text:p>
          </table:table-cell>
          <table:table-cell office:value-type="float" office:value="7664" table:style-name="ce5">
            <text:p>7.664</text:p>
          </table:table-cell>
          <table:table-cell office:value-type="float" office:value="142" table:style-name="ce5">
            <text:p>142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6954" table:style-name="ce5">
            <text:p>46.954</text:p>
          </table:table-cell>
          <table:table-cell office:value-type="float" office:value="6646" table:style-name="ce5">
            <text:p>6.646</text:p>
          </table:table-cell>
          <table:table-cell office:value-type="float" office:value="284" table:style-name="ce5">
            <text:p>284</text:p>
          </table:table-cell>
          <table:table-cell office:value-type="float" office:value="32" table:style-name="ce5">
            <text:p>32</text:p>
          </table:table-cell>
          <table:table-cell office:value-type="float" office:value="34571" table:style-name="ce5">
            <text:p>34.571</text:p>
          </table:table-cell>
          <table:table-cell office:value-type="float" office:value="18872" table:style-name="ce5">
            <text:p>18.872</text:p>
          </table:table-cell>
          <table:table-cell office:value-type="float" office:value="441" table:style-name="ce5">
            <text:p>441</text:p>
          </table:table-cell>
          <table:table-cell office:value-type="float" office:value="32" table:style-name="ce5">
            <text:p>32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19099" table:style-name="ce5">
            <text:p>19.099</text:p>
          </table:table-cell>
          <table:table-cell office:value-type="float" office:value="2101" table:style-name="ce5">
            <text:p>2.10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495" table:style-name="ce5">
            <text:p>15.495</text:p>
          </table:table-cell>
          <table:table-cell office:value-type="float" office:value="5689" table:style-name="ce5">
            <text:p>5.689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10"/>
          <table:covered-table-cell table:number-columns-repeated="10"/>
          <table:table-cell table:number-columns-repeated="16373"/>
        </table:table-row>
        <table:table-row table:number-rows-repeated="1048549" table:style-name="ro1">
          <table:table-cell table:number-columns-repeated="16384"/>
        </table:table-row>
      </table:table>
      <table:table table:name="E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1" table:number-rows-spanned="1" table:style-name="ce9">
            <text:p>TOTAL PARA O INDICADOR E2 – DIRETORES DE ESCOLAS URBANAS, POR PERCEPÇÃO SOBRE BARREIRAS PARA O USO DAS TIC NA ESCOLA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51" table:number-rows-spanned="1" table:style-name="ce11">
            <text:p>Total de diretores de escolas localizadas em áreas urbanas<text:s/></text:p>
          </table:table-cell>
          <table:covered-table-cell table:number-columns-repeated="50"/>
          <table:table-cell table:number-columns-repeated="16333"/>
        </table:table-row>
        <table:table-row table:style-name="ro1">
          <table:table-cell office:value-type="string" table:number-columns-spanned="2" table:number-rows-spanned="2" table:style-name="ce6">
            <text:p>Números absolutos</text:p>
          </table:table-cell>
          <table:covered-table-cell/>
          <table:table-cell office:value-type="string" table:number-columns-spanned="6" table:number-rows-spanned="1" table:style-name="ce6">
            <text:p>Ausência de suporte técnico e manutenção dos equipamentos</text:p>
          </table:table-cell>
          <table:covered-table-cell table:number-columns-repeated="5"/>
          <table:table-cell office:value-type="string" table:number-columns-spanned="6" table:number-rows-spanned="1" table:style-name="ce6">
            <text:p>Falta de apoio pedagógico aos professores para o uso da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Número insuficiente de computadores conectados à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Baixa velocidade de conexão à Internet</text:p>
          </table:table-cell>
          <table:covered-table-cell table:number-columns-repeated="5"/>
          <table:table-cell office:value-type="string" table:number-columns-spanned="6" table:number-rows-spanned="1" table:style-name="ce6">
            <text:p>Número insuficiente de computadores por aluno</text:p>
          </table:table-cell>
          <table:covered-table-cell table:number-columns-repeated="5"/>
          <table:table-cell office:value-type="string" table:number-columns-spanned="6" table:number-rows-spanned="1" table:style-name="ce6">
            <text:p>Equipamentos obsoletos ou ultrapassados</text:p>
          </table:table-cell>
          <table:covered-table-cell table:number-columns-repeated="5"/>
          <table:table-cell office:value-type="string" table:number-columns-spanned="6" table:number-rows-spanned="1" table:style-name="ce6">
            <text:p>Pressão ou falta de tempo para cumprir com o conteúdo previsto</text:p>
          </table:table-cell>
          <table:covered-table-cell table:number-columns-repeated="5"/>
          <table:table-cell office:value-type="string" table:number-columns-spanned="6" table:number-rows-spanned="1" table:style-name="ce6">
            <text:p>Pressão para conseguir boas notas nas avaliações de desempenho</text:p>
          </table:table-cell>
          <table:covered-table-cell table:number-columns-repeated="5"/>
          <table:table-cell table:number-columns-repeated="16334" table:style-name="ce1"/>
        </table:table-row>
        <table:table-row table:style-name="ro2">
          <table:covered-table-cell/>
          <table:covered-table-cell/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Dificulta muito</text:p>
          </table:table-cell>
          <table:table-cell office:value-type="string" table:style-name="ce3">
            <text:p>Dificulta um pouco</text:p>
          </table:table-cell>
          <table:table-cell office:value-type="string" table:style-name="ce3">
            <text:p>Não dificulta nada</text:p>
          </table:table-cell>
          <table:table-cell office:value-type="string" table:style-name="ce3">
            <text:p>Nessa escola isso não acontec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2" table:number-rows-spanned="1" table:style-name="ce7">
            <text:p>TOTAL</text:p>
          </table:table-cell>
          <table:covered-table-cell/>
          <table:table-cell office:value-type="float" office:value="44235" table:style-name="ce5">
            <text:p>44.235</text:p>
          </table:table-cell>
          <table:table-cell office:value-type="float" office:value="16436" table:style-name="ce5">
            <text:p>16.436</text:p>
          </table:table-cell>
          <table:table-cell office:value-type="float" office:value="12236" table:style-name="ce5">
            <text:p>12.236</text:p>
          </table:table-cell>
          <table:table-cell office:value-type="float" office:value="2042" table:style-name="ce5">
            <text:p>2.04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1843" table:style-name="ce5">
            <text:p>31.843</text:p>
          </table:table-cell>
          <table:table-cell office:value-type="float" office:value="21748" table:style-name="ce5">
            <text:p>21.748</text:p>
          </table:table-cell>
          <table:table-cell office:value-type="float" office:value="19672" table:style-name="ce5">
            <text:p>19.672</text:p>
          </table:table-cell>
          <table:table-cell office:value-type="float" office:value="1686" table:style-name="ce5">
            <text:p>1.68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6770" table:style-name="ce5">
            <text:p>46.770</text:p>
          </table:table-cell>
          <table:table-cell office:value-type="float" office:value="13142" table:style-name="ce5">
            <text:p>13.142</text:p>
          </table:table-cell>
          <table:table-cell office:value-type="float" office:value="12962" table:style-name="ce5">
            <text:p>12.962</text:p>
          </table:table-cell>
          <table:table-cell office:value-type="float" office:value="1995" table:style-name="ce5">
            <text:p>1.995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48602" table:style-name="ce5">
            <text:p>48.602</text:p>
          </table:table-cell>
          <table:table-cell office:value-type="float" office:value="12834" table:style-name="ce5">
            <text:p>12.834</text:p>
          </table:table-cell>
          <table:table-cell office:value-type="float" office:value="12203" table:style-name="ce5">
            <text:p>12.203</text:p>
          </table:table-cell>
          <table:table-cell office:value-type="float" office:value="1310" table:style-name="ce5">
            <text:p>1.31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9369" table:style-name="ce5">
            <text:p>49.369</text:p>
          </table:table-cell>
          <table:table-cell office:value-type="float" office:value="13684" table:style-name="ce5">
            <text:p>13.684</text:p>
          </table:table-cell>
          <table:table-cell office:value-type="float" office:value="9752" table:style-name="ce5">
            <text:p>9.752</text:p>
          </table:table-cell>
          <table:table-cell office:value-type="float" office:value="2007" table:style-name="ce5">
            <text:p>2.007</text:p>
          </table:table-cell>
          <table:table-cell office:value-type="float" office:value="98" table:style-name="ce5">
            <text:p>98</text:p>
          </table:table-cell>
          <table:table-cell office:value-type="float" office:value="207" table:style-name="ce5">
            <text:p>207</text:p>
          </table:table-cell>
          <table:table-cell office:value-type="float" office:value="51762" table:style-name="ce5">
            <text:p>51.762</text:p>
          </table:table-cell>
          <table:table-cell office:value-type="float" office:value="11844" table:style-name="ce5">
            <text:p>11.844</text:p>
          </table:table-cell>
          <table:table-cell office:value-type="float" office:value="9316" table:style-name="ce5">
            <text:p>9.316</text:p>
          </table:table-cell>
          <table:table-cell office:value-type="float" office:value="1973" table:style-name="ce5">
            <text:p>1.973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22259" table:style-name="ce5">
            <text:p>22.259</text:p>
          </table:table-cell>
          <table:table-cell office:value-type="float" office:value="28721" table:style-name="ce5">
            <text:p>28.721</text:p>
          </table:table-cell>
          <table:table-cell office:value-type="float" office:value="22660" table:style-name="ce5">
            <text:p>22.660</text:p>
          </table:table-cell>
          <table:table-cell office:value-type="float" office:value="956" table:style-name="ce5">
            <text:p>956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4880" table:style-name="ce5">
            <text:p>14.880</text:p>
          </table:table-cell>
          <table:table-cell office:value-type="float" office:value="25090" table:style-name="ce5">
            <text:p>25.090</text:p>
          </table:table-cell>
          <table:table-cell office:value-type="float" office:value="32754" table:style-name="ce5">
            <text:p>32.754</text:p>
          </table:table-cell>
          <table:table-cell office:value-type="float" office:value="2039" table:style-name="ce5">
            <text:p>2.039</text:p>
          </table:table-cell>
          <table:table-cell office:value-type="float" office:value="103" table:style-name="ce5">
            <text:p>103</text:p>
          </table:table-cell>
          <table:table-cell office:value-type="float" office:value="250" table:style-name="ce5">
            <text:p>250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2" table:style-name="ce8">
            <text:p>SEXO</text:p>
          </table:table-cell>
          <table:table-cell office:value-type="string" table:style-name="ce4">
            <text:p>Feminino</text:p>
          </table:table-cell>
          <table:table-cell office:value-type="float" office:value="30509" table:style-name="ce5">
            <text:p>30.509</text:p>
          </table:table-cell>
          <table:table-cell office:value-type="float" office:value="12143" table:style-name="ce5">
            <text:p>12.143</text:p>
          </table:table-cell>
          <table:table-cell office:value-type="float" office:value="9490" table:style-name="ce5">
            <text:p>9.490</text:p>
          </table:table-cell>
          <table:table-cell office:value-type="float" office:value="1967" table:style-name="ce5">
            <text:p>1.96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2321" table:style-name="ce5">
            <text:p>22.321</text:p>
          </table:table-cell>
          <table:table-cell office:value-type="float" office:value="15934" table:style-name="ce5">
            <text:p>15.934</text:p>
          </table:table-cell>
          <table:table-cell office:value-type="float" office:value="14848" table:style-name="ce5">
            <text:p>14.848</text:p>
          </table:table-cell>
          <table:table-cell office:value-type="float" office:value="1005" table:style-name="ce5">
            <text:p>1.00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4370" table:style-name="ce5">
            <text:p>34.370</text:p>
          </table:table-cell>
          <table:table-cell office:value-type="float" office:value="9303" table:style-name="ce5">
            <text:p>9.303</text:p>
          </table:table-cell>
          <table:table-cell office:value-type="float" office:value="8930" table:style-name="ce5">
            <text:p>8.930</text:p>
          </table:table-cell>
          <table:table-cell office:value-type="float" office:value="1505" table:style-name="ce5">
            <text:p>1.50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3809" table:style-name="ce5">
            <text:p>33.809</text:p>
          </table:table-cell>
          <table:table-cell office:value-type="float" office:value="10297" table:style-name="ce5">
            <text:p>10.297</text:p>
          </table:table-cell>
          <table:table-cell office:value-type="float" office:value="9232" table:style-name="ce5">
            <text:p>9.232</text:p>
          </table:table-cell>
          <table:table-cell office:value-type="float" office:value="771" table:style-name="ce5">
            <text:p>77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6463" table:style-name="ce5">
            <text:p>36.463</text:p>
          </table:table-cell>
          <table:table-cell office:value-type="float" office:value="9149" table:style-name="ce5">
            <text:p>9.149</text:p>
          </table:table-cell>
          <table:table-cell office:value-type="float" office:value="6615" table:style-name="ce5">
            <text:p>6.615</text:p>
          </table:table-cell>
          <table:table-cell office:value-type="float" office:value="1750" table:style-name="ce5">
            <text:p>1.750</text:p>
          </table:table-cell>
          <table:table-cell office:value-type="float" office:value="98" table:style-name="ce5">
            <text:p>98</text:p>
          </table:table-cell>
          <table:table-cell office:value-type="float" office:value="198" table:style-name="ce5">
            <text:p>198</text:p>
          </table:table-cell>
          <table:table-cell office:value-type="float" office:value="38169" table:style-name="ce5">
            <text:p>38.169</text:p>
          </table:table-cell>
          <table:table-cell office:value-type="float" office:value="7762" table:style-name="ce5">
            <text:p>7.762</text:p>
          </table:table-cell>
          <table:table-cell office:value-type="float" office:value="6617" table:style-name="ce5">
            <text:p>6.617</text:p>
          </table:table-cell>
          <table:table-cell office:value-type="float" office:value="1505" table:style-name="ce5">
            <text:p>1.505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15041" table:style-name="ce5">
            <text:p>15.041</text:p>
          </table:table-cell>
          <table:table-cell office:value-type="float" office:value="20414" table:style-name="ce5">
            <text:p>20.414</text:p>
          </table:table-cell>
          <table:table-cell office:value-type="float" office:value="17662" table:style-name="ce5">
            <text:p>17.662</text:p>
          </table:table-cell>
          <table:table-cell office:value-type="float" office:value="637" table:style-name="ce5">
            <text:p>637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1490" table:style-name="ce5">
            <text:p>11.490</text:p>
          </table:table-cell>
          <table:table-cell office:value-type="float" office:value="16657" table:style-name="ce5">
            <text:p>16.657</text:p>
          </table:table-cell>
          <table:table-cell office:value-type="float" office:value="24109" table:style-name="ce5">
            <text:p>24.109</text:p>
          </table:table-cell>
          <table:table-cell office:value-type="float" office:value="1725" table:style-name="ce5">
            <text:p>1.725</text:p>
          </table:table-cell>
          <table:table-cell office:value-type="float" office:value="103" table:style-name="ce5">
            <text:p>103</text:p>
          </table:table-cell>
          <table:table-cell office:value-type="float" office:value="191" table:style-name="ce5">
            <text:p>19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sculino</text:p>
          </table:table-cell>
          <table:table-cell office:value-type="float" office:value="13726" table:style-name="ce5">
            <text:p>13.726</text:p>
          </table:table-cell>
          <table:table-cell office:value-type="float" office:value="4294" table:style-name="ce5">
            <text:p>4.294</text:p>
          </table:table-cell>
          <table:table-cell office:value-type="float" office:value="2746" table:style-name="ce5">
            <text:p>2.746</text:p>
          </table:table-cell>
          <table:table-cell office:value-type="float" office:value="76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22" table:style-name="ce5">
            <text:p>9.522</text:p>
          </table:table-cell>
          <table:table-cell office:value-type="float" office:value="5814" table:style-name="ce5">
            <text:p>5.814</text:p>
          </table:table-cell>
          <table:table-cell office:value-type="float" office:value="4824" table:style-name="ce5">
            <text:p>4.824</text:p>
          </table:table-cell>
          <table:table-cell office:value-type="float" office:value="681" table:style-name="ce5">
            <text:p>6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00" table:style-name="ce5">
            <text:p>12.400</text:p>
          </table:table-cell>
          <table:table-cell office:value-type="float" office:value="3838" table:style-name="ce5">
            <text:p>3.838</text:p>
          </table:table-cell>
          <table:table-cell office:value-type="float" office:value="4032" table:style-name="ce5">
            <text:p>4.032</text:p>
          </table:table-cell>
          <table:table-cell office:value-type="float" office:value="491" table:style-name="ce5">
            <text:p>491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4793" table:style-name="ce5">
            <text:p>14.793</text:p>
          </table:table-cell>
          <table:table-cell office:value-type="float" office:value="2538" table:style-name="ce5">
            <text:p>2.538</text:p>
          </table:table-cell>
          <table:table-cell office:value-type="float" office:value="2971" table:style-name="ce5">
            <text:p>2.971</text:p>
          </table:table-cell>
          <table:table-cell office:value-type="float" office:value="540" table:style-name="ce5">
            <text:p>5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906" table:style-name="ce5">
            <text:p>12.906</text:p>
          </table:table-cell>
          <table:table-cell office:value-type="float" office:value="4535" table:style-name="ce5">
            <text:p>4.535</text:p>
          </table:table-cell>
          <table:table-cell office:value-type="float" office:value="3136" table:style-name="ce5">
            <text:p>3.136</text:p>
          </table:table-cell>
          <table:table-cell office:value-type="float" office:value="256" table:style-name="ce5">
            <text:p>256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13593" table:style-name="ce5">
            <text:p>13.593</text:p>
          </table:table-cell>
          <table:table-cell office:value-type="float" office:value="4083" table:style-name="ce5">
            <text:p>4.083</text:p>
          </table:table-cell>
          <table:table-cell office:value-type="float" office:value="2699" table:style-name="ce5">
            <text:p>2.699</text:p>
          </table:table-cell>
          <table:table-cell office:value-type="float" office:value="468" table:style-name="ce5">
            <text:p>46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18" table:style-name="ce5">
            <text:p>7.218</text:p>
          </table:table-cell>
          <table:table-cell office:value-type="float" office:value="8307" table:style-name="ce5">
            <text:p>8.307</text:p>
          </table:table-cell>
          <table:table-cell office:value-type="float" office:value="4998" table:style-name="ce5">
            <text:p>4.998</text:p>
          </table:table-cell>
          <table:table-cell office:value-type="float" office:value="318" table:style-name="ce5">
            <text:p>3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0" table:style-name="ce5">
            <text:p>3.390</text:p>
          </table:table-cell>
          <table:table-cell office:value-type="float" office:value="8433" table:style-name="ce5">
            <text:p>8.433</text:p>
          </table:table-cell>
          <table:table-cell office:value-type="float" office:value="8646" table:style-name="ce5">
            <text:p>8.646</text:p>
          </table:table-cell>
          <table:table-cell office:value-type="float" office:value="314" table:style-name="ce5">
            <text:p>314</text:p>
          </table:table-cell>
          <table:table-cell office:value-type="float" office:value="0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FAIXA ETÁRIA</text:p>
          </table:table-cell>
          <table:table-cell office:value-type="string" table:style-name="ce4">
            <text:p>Até 40 anos</text:p>
          </table:table-cell>
          <table:table-cell office:value-type="float" office:value="11316" table:style-name="ce5">
            <text:p>11.316</text:p>
          </table:table-cell>
          <table:table-cell office:value-type="float" office:value="4470" table:style-name="ce5">
            <text:p>4.470</text:p>
          </table:table-cell>
          <table:table-cell office:value-type="float" office:value="1747" table:style-name="ce5">
            <text:p>1.747</text:p>
          </table:table-cell>
          <table:table-cell office:value-type="float" office:value="538" table:style-name="ce5">
            <text:p>5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24" table:style-name="ce5">
            <text:p>8.324</text:p>
          </table:table-cell>
          <table:table-cell office:value-type="float" office:value="5418" table:style-name="ce5">
            <text:p>5.418</text:p>
          </table:table-cell>
          <table:table-cell office:value-type="float" office:value="3997" table:style-name="ce5">
            <text:p>3.997</text:p>
          </table:table-cell>
          <table:table-cell office:value-type="float" office:value="331" table:style-name="ce5">
            <text:p>3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172" table:style-name="ce5">
            <text:p>13.172</text:p>
          </table:table-cell>
          <table:table-cell office:value-type="float" office:value="2833" table:style-name="ce5">
            <text:p>2.833</text:p>
          </table:table-cell>
          <table:table-cell office:value-type="float" office:value="1887" table:style-name="ce5">
            <text:p>1.887</text:p>
          </table:table-cell>
          <table:table-cell office:value-type="float" office:value="179" table:style-name="ce5">
            <text:p>17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85" table:style-name="ce5">
            <text:p>13.685</text:p>
          </table:table-cell>
          <table:table-cell office:value-type="float" office:value="2379" table:style-name="ce5">
            <text:p>2.379</text:p>
          </table:table-cell>
          <table:table-cell office:value-type="float" office:value="1790" table:style-name="ce5">
            <text:p>1.790</text:p>
          </table:table-cell>
          <table:table-cell office:value-type="float" office:value="217" table:style-name="ce5">
            <text:p>2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502" table:style-name="ce5">
            <text:p>13.502</text:p>
          </table:table-cell>
          <table:table-cell office:value-type="float" office:value="2787" table:style-name="ce5">
            <text:p>2.787</text:p>
          </table:table-cell>
          <table:table-cell office:value-type="float" office:value="1550" table:style-name="ce5">
            <text:p>1.550</text:p>
          </table:table-cell>
          <table:table-cell office:value-type="float" office:value="233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597" table:style-name="ce5">
            <text:p>13.597</text:p>
          </table:table-cell>
          <table:table-cell office:value-type="float" office:value="2708" table:style-name="ce5">
            <text:p>2.708</text:p>
          </table:table-cell>
          <table:table-cell office:value-type="float" office:value="1369" table:style-name="ce5">
            <text:p>1.369</text:p>
          </table:table-cell>
          <table:table-cell office:value-type="float" office:value="398" table:style-name="ce5">
            <text:p>39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49" table:style-name="ce5">
            <text:p>7.149</text:p>
          </table:table-cell>
          <table:table-cell office:value-type="float" office:value="6844" table:style-name="ce5">
            <text:p>6.844</text:p>
          </table:table-cell>
          <table:table-cell office:value-type="float" office:value="3624" table:style-name="ce5">
            <text:p>3.624</text:p>
          </table:table-cell>
          <table:table-cell office:value-type="float" office:value="310" table:style-name="ce5">
            <text:p>310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2191" table:style-name="ce5">
            <text:p>2.191</text:p>
          </table:table-cell>
          <table:table-cell office:value-type="float" office:value="8460" table:style-name="ce5">
            <text:p>8.460</text:p>
          </table:table-cell>
          <table:table-cell office:value-type="float" office:value="6667" table:style-name="ce5">
            <text:p>6.667</text:p>
          </table:table-cell>
          <table:table-cell office:value-type="float" office:value="753" table:style-name="ce5">
            <text:p>7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41 a 50 anos</text:p>
          </table:table-cell>
          <table:table-cell office:value-type="float" office:value="18809" table:style-name="ce5">
            <text:p>18.809</text:p>
          </table:table-cell>
          <table:table-cell office:value-type="float" office:value="5572" table:style-name="ce5">
            <text:p>5.572</text:p>
          </table:table-cell>
          <table:table-cell office:value-type="float" office:value="4366" table:style-name="ce5">
            <text:p>4.366</text:p>
          </table:table-cell>
          <table:table-cell office:value-type="float" office:value="1216" table:style-name="ce5">
            <text:p>1.21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3573" table:style-name="ce5">
            <text:p>13.573</text:p>
          </table:table-cell>
          <table:table-cell office:value-type="float" office:value="9208" table:style-name="ce5">
            <text:p>9.208</text:p>
          </table:table-cell>
          <table:table-cell office:value-type="float" office:value="6313" table:style-name="ce5">
            <text:p>6.313</text:p>
          </table:table-cell>
          <table:table-cell office:value-type="float" office:value="869" table:style-name="ce5">
            <text:p>86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243" table:style-name="ce5">
            <text:p>20.243</text:p>
          </table:table-cell>
          <table:table-cell office:value-type="float" office:value="3254" table:style-name="ce5">
            <text:p>3.254</text:p>
          </table:table-cell>
          <table:table-cell office:value-type="float" office:value="5027" table:style-name="ce5">
            <text:p>5.027</text:p>
          </table:table-cell>
          <table:table-cell office:value-type="float" office:value="1358" table:style-name="ce5">
            <text:p>1.358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19228" table:style-name="ce5">
            <text:p>19.228</text:p>
          </table:table-cell>
          <table:table-cell office:value-type="float" office:value="5533" table:style-name="ce5">
            <text:p>5.533</text:p>
          </table:table-cell>
          <table:table-cell office:value-type="float" office:value="4370" table:style-name="ce5">
            <text:p>4.370</text:p>
          </table:table-cell>
          <table:table-cell office:value-type="float" office:value="832" table:style-name="ce5">
            <text:p>83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787" table:style-name="ce5">
            <text:p>20.787</text:p>
          </table:table-cell>
          <table:table-cell office:value-type="float" office:value="4429" table:style-name="ce5">
            <text:p>4.429</text:p>
          </table:table-cell>
          <table:table-cell office:value-type="float" office:value="3455" table:style-name="ce5">
            <text:p>3.455</text:p>
          </table:table-cell>
          <table:table-cell office:value-type="float" office:value="1292" table:style-name="ce5">
            <text:p>1.292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20998" table:style-name="ce5">
            <text:p>20.998</text:p>
          </table:table-cell>
          <table:table-cell office:value-type="float" office:value="3706" table:style-name="ce5">
            <text:p>3.706</text:p>
          </table:table-cell>
          <table:table-cell office:value-type="float" office:value="4181" table:style-name="ce5">
            <text:p>4.181</text:p>
          </table:table-cell>
          <table:table-cell office:value-type="float" office:value="1078" table:style-name="ce5">
            <text:p>1.078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9281" table:style-name="ce5">
            <text:p>9.281</text:p>
          </table:table-cell>
          <table:table-cell office:value-type="float" office:value="12098" table:style-name="ce5">
            <text:p>12.098</text:p>
          </table:table-cell>
          <table:table-cell office:value-type="float" office:value="7901" table:style-name="ce5">
            <text:p>7.901</text:p>
          </table:table-cell>
          <table:table-cell office:value-type="float" office:value="498" table:style-name="ce5">
            <text:p>498</text:p>
          </table:table-cell>
          <table:table-cell office:value-type="float" office:value="186" table:style-name="ce5">
            <text:p>186</text:p>
          </table:table-cell>
          <table:table-cell office:value-type="float" office:value="166" table:style-name="ce5">
            <text:p>166</text:p>
          </table:table-cell>
          <table:table-cell office:value-type="float" office:value="7435" table:style-name="ce5">
            <text:p>7.435</text:p>
          </table:table-cell>
          <table:table-cell office:value-type="float" office:value="9986" table:style-name="ce5">
            <text:p>9.986</text:p>
          </table:table-cell>
          <table:table-cell office:value-type="float" office:value="11331" table:style-name="ce5">
            <text:p>11.331</text:p>
          </table:table-cell>
          <table:table-cell office:value-type="float" office:value="1068" table:style-name="ce5">
            <text:p>1.068</text:p>
          </table:table-cell>
          <table:table-cell office:value-type="float" office:value="84" table:style-name="ce5">
            <text:p>84</text:p>
          </table:table-cell>
          <table:table-cell office:value-type="float" office:value="225" table:style-name="ce5">
            <text:p>225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De 51 anos ou mais</text:p>
          </table:table-cell>
          <table:table-cell office:value-type="float" office:value="14110" table:style-name="ce5">
            <text:p>14.110</text:p>
          </table:table-cell>
          <table:table-cell office:value-type="float" office:value="6394" table:style-name="ce5">
            <text:p>6.394</text:p>
          </table:table-cell>
          <table:table-cell office:value-type="float" office:value="6123" table:style-name="ce5">
            <text:p>6.123</text:p>
          </table:table-cell>
          <table:table-cell office:value-type="float" office:value="288" table:style-name="ce5">
            <text:p>28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46" table:style-name="ce5">
            <text:p>9.946</text:p>
          </table:table-cell>
          <table:table-cell office:value-type="float" office:value="7122" table:style-name="ce5">
            <text:p>7.122</text:p>
          </table:table-cell>
          <table:table-cell office:value-type="float" office:value="9362" table:style-name="ce5">
            <text:p>9.362</text:p>
          </table:table-cell>
          <table:table-cell office:value-type="float" office:value="486" table:style-name="ce5">
            <text:p>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356" table:style-name="ce5">
            <text:p>13.356</text:p>
          </table:table-cell>
          <table:table-cell office:value-type="float" office:value="7055" table:style-name="ce5">
            <text:p>7.055</text:p>
          </table:table-cell>
          <table:table-cell office:value-type="float" office:value="6048" table:style-name="ce5">
            <text:p>6.048</text:p>
          </table:table-cell>
          <table:table-cell office:value-type="float" office:value="458" table:style-name="ce5">
            <text:p>45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690" table:style-name="ce5">
            <text:p>15.690</text:p>
          </table:table-cell>
          <table:table-cell office:value-type="float" office:value="4922" table:style-name="ce5">
            <text:p>4.922</text:p>
          </table:table-cell>
          <table:table-cell office:value-type="float" office:value="6043" table:style-name="ce5">
            <text:p>6.043</text:p>
          </table:table-cell>
          <table:table-cell office:value-type="float" office:value="261" table:style-name="ce5">
            <text:p>26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080" table:style-name="ce5">
            <text:p>15.080</text:p>
          </table:table-cell>
          <table:table-cell office:value-type="float" office:value="6468" table:style-name="ce5">
            <text:p>6.468</text:p>
          </table:table-cell>
          <table:table-cell office:value-type="float" office:value="4747" table:style-name="ce5">
            <text:p>4.747</text:p>
          </table:table-cell>
          <table:table-cell office:value-type="float" office:value="482" table:style-name="ce5">
            <text:p>482</text:p>
          </table:table-cell>
          <table:table-cell office:value-type="float" office:value="98" table:style-name="ce5">
            <text:p>98</text:p>
          </table:table-cell>
          <table:table-cell office:value-type="float" office:value="40" table:style-name="ce5">
            <text:p>40</text:p>
          </table:table-cell>
          <table:table-cell office:value-type="float" office:value="17167" table:style-name="ce5">
            <text:p>17.167</text:p>
          </table:table-cell>
          <table:table-cell office:value-type="float" office:value="5431" table:style-name="ce5">
            <text:p>5.431</text:p>
          </table:table-cell>
          <table:table-cell office:value-type="float" office:value="3766" table:style-name="ce5">
            <text:p>3.766</text:p>
          </table:table-cell>
          <table:table-cell office:value-type="float" office:value="497" table:style-name="ce5">
            <text:p>497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5829" table:style-name="ce5">
            <text:p>5.829</text:p>
          </table:table-cell>
          <table:table-cell office:value-type="float" office:value="9780" table:style-name="ce5">
            <text:p>9.780</text:p>
          </table:table-cell>
          <table:table-cell office:value-type="float" office:value="11135" table:style-name="ce5">
            <text:p>11.135</text:p>
          </table:table-cell>
          <table:table-cell office:value-type="float" office:value="148" table:style-name="ce5">
            <text:p>148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5255" table:style-name="ce5">
            <text:p>5.255</text:p>
          </table:table-cell>
          <table:table-cell office:value-type="float" office:value="6645" table:style-name="ce5">
            <text:p>6.645</text:p>
          </table:table-cell>
          <table:table-cell office:value-type="float" office:value="14756" table:style-name="ce5">
            <text:p>14.756</text:p>
          </table:table-cell>
          <table:table-cell office:value-type="float" office:value="218" table:style-name="ce5">
            <text:p>218</text:p>
          </table:table-cell>
          <table:table-cell office:value-type="float" office:value="18" table:style-name="ce5">
            <text:p>18</text:p>
          </table:table-cell>
          <table:table-cell office:value-type="float" office:value="25" table:style-name="ce5">
            <text:p>25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FAMILIAR</text:p>
          </table:table-cell>
          <table:table-cell office:value-type="string" table:style-name="ce4">
            <text:p>Até 3 SM</text:p>
          </table:table-cell>
          <table:table-cell office:value-type="float" office:value="2310" table:style-name="ce5">
            <text:p>2.310</text:p>
          </table:table-cell>
          <table:table-cell office:value-type="float" office:value="1297" table:style-name="ce5">
            <text:p>1.297</text:p>
          </table:table-cell>
          <table:table-cell office:value-type="float" office:value="801" table:style-name="ce5">
            <text:p>801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7" table:style-name="ce5">
            <text:p>1.527</text:p>
          </table:table-cell>
          <table:table-cell office:value-type="float" office:value="1605" table:style-name="ce5">
            <text:p>1.605</text:p>
          </table:table-cell>
          <table:table-cell office:value-type="float" office:value="1377" table:style-name="ce5">
            <text:p>1.3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67" table:style-name="ce5">
            <text:p>2.667</text:p>
          </table:table-cell>
          <table:table-cell office:value-type="float" office:value="919" table:style-name="ce5">
            <text:p>919</text:p>
          </table:table-cell>
          <table:table-cell office:value-type="float" office:value="822" table:style-name="ce5">
            <text:p>822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47" table:style-name="ce5">
            <text:p>2.647</text:p>
          </table:table-cell>
          <table:table-cell office:value-type="float" office:value="1157" table:style-name="ce5">
            <text:p>1.157</text:p>
          </table:table-cell>
          <table:table-cell office:value-type="float" office:value="705" table:style-name="ce5">
            <text:p>7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330" table:style-name="ce5">
            <text:p>3.330</text:p>
          </table:table-cell>
          <table:table-cell office:value-type="float" office:value="747" table:style-name="ce5">
            <text:p>747</text:p>
          </table:table-cell>
          <table:table-cell office:value-type="float" office:value="331" table:style-name="ce5">
            <text:p>331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78" table:style-name="ce5">
            <text:p>2.878</text:p>
          </table:table-cell>
          <table:table-cell office:value-type="float" office:value="1303" table:style-name="ce5">
            <text:p>1.303</text:p>
          </table:table-cell>
          <table:table-cell office:value-type="float" office:value="328" table:style-name="ce5">
            <text:p>3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1836" table:style-name="ce5">
            <text:p>1.836</text:p>
          </table:table-cell>
          <table:table-cell office:value-type="float" office:value="904" table:style-name="ce5">
            <text:p>904</text:p>
          </table:table-cell>
          <table:table-cell office:value-type="float" office:value="0" table:style-name="ce5">
            <text:p>0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1219" table:style-name="ce5">
            <text:p>1.219</text:p>
          </table:table-cell>
          <table:table-cell office:value-type="float" office:value="1487" table:style-name="ce5">
            <text:p>1.487</text:p>
          </table:table-cell>
          <table:table-cell office:value-type="float" office:value="1803" table:style-name="ce5">
            <text:p>1.8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9767" table:style-name="ce5">
            <text:p>9.767</text:p>
          </table:table-cell>
          <table:table-cell office:value-type="float" office:value="4157" table:style-name="ce5">
            <text:p>4.157</text:p>
          </table:table-cell>
          <table:table-cell office:value-type="float" office:value="2367" table:style-name="ce5">
            <text:p>2.367</text:p>
          </table:table-cell>
          <table:table-cell office:value-type="float" office:value="87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660" table:style-name="ce5">
            <text:p>7.660</text:p>
          </table:table-cell>
          <table:table-cell office:value-type="float" office:value="4434" table:style-name="ce5">
            <text:p>4.434</text:p>
          </table:table-cell>
          <table:table-cell office:value-type="float" office:value="4283" table:style-name="ce5">
            <text:p>4.2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450" table:style-name="ce5">
            <text:p>12.450</text:p>
          </table:table-cell>
          <table:table-cell office:value-type="float" office:value="2674" table:style-name="ce5">
            <text:p>2.674</text:p>
          </table:table-cell>
          <table:table-cell office:value-type="float" office:value="1253" table:style-name="ce5">
            <text:p>1.2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628" table:style-name="ce5">
            <text:p>12.628</text:p>
          </table:table-cell>
          <table:table-cell office:value-type="float" office:value="2173" table:style-name="ce5">
            <text:p>2.173</text:p>
          </table:table-cell>
          <table:table-cell office:value-type="float" office:value="1415" table:style-name="ce5">
            <text:p>1.415</text:p>
          </table:table-cell>
          <table:table-cell office:value-type="float" office:value="162" table:style-name="ce5">
            <text:p>1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02" table:style-name="ce5">
            <text:p>12.002</text:p>
          </table:table-cell>
          <table:table-cell office:value-type="float" office:value="3284" table:style-name="ce5">
            <text:p>3.284</text:p>
          </table:table-cell>
          <table:table-cell office:value-type="float" office:value="1007" table:style-name="ce5">
            <text:p>1.007</text:p>
          </table:table-cell>
          <table:table-cell office:value-type="float" office:value="84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249" table:style-name="ce5">
            <text:p>12.249</text:p>
          </table:table-cell>
          <table:table-cell office:value-type="float" office:value="2934" table:style-name="ce5">
            <text:p>2.934</text:p>
          </table:table-cell>
          <table:table-cell office:value-type="float" office:value="1129" table:style-name="ce5">
            <text:p>1.129</text:p>
          </table:table-cell>
          <table:table-cell office:value-type="float" office:value="65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55" table:style-name="ce5">
            <text:p>4.255</text:p>
          </table:table-cell>
          <table:table-cell office:value-type="float" office:value="7333" table:style-name="ce5">
            <text:p>7.333</text:p>
          </table:table-cell>
          <table:table-cell office:value-type="float" office:value="4579" table:style-name="ce5">
            <text:p>4.579</text:p>
          </table:table-cell>
          <table:table-cell office:value-type="float" office:value="53" table:style-name="ce5">
            <text:p>53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4229" table:style-name="ce5">
            <text:p>4.229</text:p>
          </table:table-cell>
          <table:table-cell office:value-type="float" office:value="5740" table:style-name="ce5">
            <text:p>5.740</text:p>
          </table:table-cell>
          <table:table-cell office:value-type="float" office:value="5658" table:style-name="ce5">
            <text:p>5.658</text:p>
          </table:table-cell>
          <table:table-cell office:value-type="float" office:value="750" table:style-name="ce5">
            <text:p>7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31277" table:style-name="ce5">
            <text:p>31.277</text:p>
          </table:table-cell>
          <table:table-cell office:value-type="float" office:value="10257" table:style-name="ce5">
            <text:p>10.257</text:p>
          </table:table-cell>
          <table:table-cell office:value-type="float" office:value="7434" table:style-name="ce5">
            <text:p>7.434</text:p>
          </table:table-cell>
          <table:table-cell office:value-type="float" office:value="1608" table:style-name="ce5">
            <text:p>1.608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1673" table:style-name="ce5">
            <text:p>21.673</text:p>
          </table:table-cell>
          <table:table-cell office:value-type="float" office:value="15097" table:style-name="ce5">
            <text:p>15.097</text:p>
          </table:table-cell>
          <table:table-cell office:value-type="float" office:value="12119" table:style-name="ce5">
            <text:p>12.119</text:p>
          </table:table-cell>
          <table:table-cell office:value-type="float" office:value="1686" table:style-name="ce5">
            <text:p>1.686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0419" table:style-name="ce5">
            <text:p>30.419</text:p>
          </table:table-cell>
          <table:table-cell office:value-type="float" office:value="9057" table:style-name="ce5">
            <text:p>9.057</text:p>
          </table:table-cell>
          <table:table-cell office:value-type="float" office:value="9205" table:style-name="ce5">
            <text:p>9.205</text:p>
          </table:table-cell>
          <table:table-cell office:value-type="float" office:value="1895" table:style-name="ce5">
            <text:p>1.89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584" table:style-name="ce5">
            <text:p>32.584</text:p>
          </table:table-cell>
          <table:table-cell office:value-type="float" office:value="8487" table:style-name="ce5">
            <text:p>8.487</text:p>
          </table:table-cell>
          <table:table-cell office:value-type="float" office:value="8356" table:style-name="ce5">
            <text:p>8.356</text:p>
          </table:table-cell>
          <table:table-cell office:value-type="float" office:value="1149" table:style-name="ce5">
            <text:p>1.14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2883" table:style-name="ce5">
            <text:p>32.883</text:p>
          </table:table-cell>
          <table:table-cell office:value-type="float" office:value="9317" table:style-name="ce5">
            <text:p>9.317</text:p>
          </table:table-cell>
          <table:table-cell office:value-type="float" office:value="6582" table:style-name="ce5">
            <text:p>6.582</text:p>
          </table:table-cell>
          <table:table-cell office:value-type="float" office:value="1687" table:style-name="ce5">
            <text:p>1.687</text:p>
          </table:table-cell>
          <table:table-cell office:value-type="float" office:value="98" table:style-name="ce5">
            <text:p>98</text:p>
          </table:table-cell>
          <table:table-cell office:value-type="float" office:value="175" table:style-name="ce5">
            <text:p>175</text:p>
          </table:table-cell>
          <table:table-cell office:value-type="float" office:value="34750" table:style-name="ce5">
            <text:p>34.750</text:p>
          </table:table-cell>
          <table:table-cell office:value-type="float" office:value="7060" table:style-name="ce5">
            <text:p>7.060</text:p>
          </table:table-cell>
          <table:table-cell office:value-type="float" office:value="7050" table:style-name="ce5">
            <text:p>7.050</text:p>
          </table:table-cell>
          <table:table-cell office:value-type="float" office:value="1660" table:style-name="ce5">
            <text:p>1.660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15673" table:style-name="ce5">
            <text:p>15.673</text:p>
          </table:table-cell>
          <table:table-cell office:value-type="float" office:value="18776" table:style-name="ce5">
            <text:p>18.776</text:p>
          </table:table-cell>
          <table:table-cell office:value-type="float" office:value="15111" table:style-name="ce5">
            <text:p>15.111</text:p>
          </table:table-cell>
          <table:table-cell office:value-type="float" office:value="903" table:style-name="ce5">
            <text:p>903</text:p>
          </table:table-cell>
          <table:table-cell office:value-type="float" office:value="101" table:style-name="ce5">
            <text:p>101</text:p>
          </table:table-cell>
          <table:table-cell office:value-type="float" office:value="178" table:style-name="ce5">
            <text:p>178</text:p>
          </table:table-cell>
          <table:table-cell office:value-type="float" office:value="8778" table:style-name="ce5">
            <text:p>8.778</text:p>
          </table:table-cell>
          <table:table-cell office:value-type="float" office:value="17206" table:style-name="ce5">
            <text:p>17.206</text:p>
          </table:table-cell>
          <table:table-cell office:value-type="float" office:value="23175" table:style-name="ce5">
            <text:p>23.175</text:p>
          </table:table-cell>
          <table:table-cell office:value-type="float" office:value="1289" table:style-name="ce5">
            <text:p>1.289</text:p>
          </table:table-cell>
          <table:table-cell office:value-type="float" office:value="103" table:style-name="ce5">
            <text:p>103</text:p>
          </table:table-cell>
          <table:table-cell office:value-type="float" office:value="191" table:style-name="ce5">
            <text:p>191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3" table:style-name="ce8">
            <text:p>RENDA PESSOAL</text:p>
          </table:table-cell>
          <table:table-cell office:value-type="string" table:style-name="ce4">
            <text:p>Até 3 SM</text:p>
          </table:table-cell>
          <table:table-cell office:value-type="float" office:value="5939" table:style-name="ce5">
            <text:p>5.939</text:p>
          </table:table-cell>
          <table:table-cell office:value-type="float" office:value="3009" table:style-name="ce5">
            <text:p>3.009</text:p>
          </table:table-cell>
          <table:table-cell office:value-type="float" office:value="3966" table:style-name="ce5">
            <text:p>3.966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416" table:style-name="ce5">
            <text:p>4.416</text:p>
          </table:table-cell>
          <table:table-cell office:value-type="float" office:value="3418" table:style-name="ce5">
            <text:p>3.418</text:p>
          </table:table-cell>
          <table:table-cell office:value-type="float" office:value="5172" table:style-name="ce5">
            <text:p>5.172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23" table:style-name="ce5">
            <text:p>6.523</text:p>
          </table:table-cell>
          <table:table-cell office:value-type="float" office:value="2474" table:style-name="ce5">
            <text:p>2.474</text:p>
          </table:table-cell>
          <table:table-cell office:value-type="float" office:value="3910" table:style-name="ce5">
            <text:p>3.910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126" table:style-name="ce5">
            <text:p>7.126</text:p>
          </table:table-cell>
          <table:table-cell office:value-type="float" office:value="2505" table:style-name="ce5">
            <text:p>2.505</text:p>
          </table:table-cell>
          <table:table-cell office:value-type="float" office:value="3214" table:style-name="ce5">
            <text:p>3.214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36" table:style-name="ce5">
            <text:p>7.036</text:p>
          </table:table-cell>
          <table:table-cell office:value-type="float" office:value="3553" table:style-name="ce5">
            <text:p>3.553</text:p>
          </table:table-cell>
          <table:table-cell office:value-type="float" office:value="2324" table:style-name="ce5">
            <text:p>2.324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71" table:style-name="ce5">
            <text:p>8.671</text:p>
          </table:table-cell>
          <table:table-cell office:value-type="float" office:value="1950" table:style-name="ce5">
            <text:p>1.950</text:p>
          </table:table-cell>
          <table:table-cell office:value-type="float" office:value="2354" table:style-name="ce5">
            <text:p>2.354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02" table:style-name="ce5">
            <text:p>3.102</text:p>
          </table:table-cell>
          <table:table-cell office:value-type="float" office:value="5258" table:style-name="ce5">
            <text:p>5.258</text:p>
          </table:table-cell>
          <table:table-cell office:value-type="float" office:value="4560" table:style-name="ce5">
            <text:p>4.560</text:p>
          </table:table-cell>
          <table:table-cell office:value-type="float" office:value="10" table:style-name="ce5">
            <text:p>10</text:p>
          </table:table-cell>
          <table:table-cell office:value-type="float" office:value="85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float" office:value="3114" table:style-name="ce5">
            <text:p>3.114</text:p>
          </table:table-cell>
          <table:table-cell office:value-type="float" office:value="3686" table:style-name="ce5">
            <text:p>3.686</text:p>
          </table:table-cell>
          <table:table-cell office:value-type="float" office:value="6191" table:style-name="ce5">
            <text:p>6.191</text:p>
          </table:table-cell>
          <table:table-cell office:value-type="float" office:value="5" table:style-name="ce5">
            <text:p>5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3 até 5 SM</text:p>
          </table:table-cell>
          <table:table-cell office:value-type="float" office:value="19407" table:style-name="ce5">
            <text:p>19.407</text:p>
          </table:table-cell>
          <table:table-cell office:value-type="float" office:value="5769" table:style-name="ce5">
            <text:p>5.769</text:p>
          </table:table-cell>
          <table:table-cell office:value-type="float" office:value="2977" table:style-name="ce5">
            <text:p>2.977</text:p>
          </table:table-cell>
          <table:table-cell office:value-type="float" office:value="361" table:style-name="ce5">
            <text:p>361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3015" table:style-name="ce5">
            <text:p>13.015</text:p>
          </table:table-cell>
          <table:table-cell office:value-type="float" office:value="7923" table:style-name="ce5">
            <text:p>7.923</text:p>
          </table:table-cell>
          <table:table-cell office:value-type="float" office:value="7181" table:style-name="ce5">
            <text:p>7.181</text:p>
          </table:table-cell>
          <table:table-cell office:value-type="float" office:value="394" table:style-name="ce5">
            <text:p>39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1438" table:style-name="ce5">
            <text:p>21.438</text:p>
          </table:table-cell>
          <table:table-cell office:value-type="float" office:value="4461" table:style-name="ce5">
            <text:p>4.461</text:p>
          </table:table-cell>
          <table:table-cell office:value-type="float" office:value="2330" table:style-name="ce5">
            <text:p>2.330</text:p>
          </table:table-cell>
          <table:table-cell office:value-type="float" office:value="285" table:style-name="ce5">
            <text:p>28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0880" table:style-name="ce5">
            <text:p>20.880</text:p>
          </table:table-cell>
          <table:table-cell office:value-type="float" office:value="4208" table:style-name="ce5">
            <text:p>4.208</text:p>
          </table:table-cell>
          <table:table-cell office:value-type="float" office:value="3139" table:style-name="ce5">
            <text:p>3.139</text:p>
          </table:table-cell>
          <table:table-cell office:value-type="float" office:value="287" table:style-name="ce5">
            <text:p>287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3114" table:style-name="ce5">
            <text:p>23.114</text:p>
          </table:table-cell>
          <table:table-cell office:value-type="float" office:value="3509" table:style-name="ce5">
            <text:p>3.509</text:p>
          </table:table-cell>
          <table:table-cell office:value-type="float" office:value="1031" table:style-name="ce5">
            <text:p>1.031</text:p>
          </table:table-cell>
          <table:table-cell office:value-type="float" office:value="728" table:style-name="ce5">
            <text:p>728</text:p>
          </table:table-cell>
          <table:table-cell office:value-type="float" office:value="98" table:style-name="ce5">
            <text:p>98</text:p>
          </table:table-cell>
          <table:table-cell office:value-type="float" office:value="198" table:style-name="ce5">
            <text:p>198</text:p>
          </table:table-cell>
          <table:table-cell office:value-type="float" office:value="20740" table:style-name="ce5">
            <text:p>20.740</text:p>
          </table:table-cell>
          <table:table-cell office:value-type="float" office:value="5639" table:style-name="ce5">
            <text:p>5.639</text:p>
          </table:table-cell>
          <table:table-cell office:value-type="float" office:value="1553" table:style-name="ce5">
            <text:p>1.553</text:p>
          </table:table-cell>
          <table:table-cell office:value-type="float" office:value="581" table:style-name="ce5">
            <text:p>58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9292" table:style-name="ce5">
            <text:p>9.292</text:p>
          </table:table-cell>
          <table:table-cell office:value-type="float" office:value="11206" table:style-name="ce5">
            <text:p>11.206</text:p>
          </table:table-cell>
          <table:table-cell office:value-type="float" office:value="7305" table:style-name="ce5">
            <text:p>7.305</text:p>
          </table:table-cell>
          <table:table-cell office:value-type="float" office:value="554" table:style-name="ce5">
            <text:p>554</text:p>
          </table:table-cell>
          <table:table-cell office:value-type="float" office:value="156" table:style-name="ce5">
            <text:p>156</text:p>
          </table:table-cell>
          <table:table-cell office:value-type="float" office:value="166" table:style-name="ce5">
            <text:p>166</text:p>
          </table:table-cell>
          <table:table-cell office:value-type="float" office:value="6835" table:style-name="ce5">
            <text:p>6.835</text:p>
          </table:table-cell>
          <table:table-cell office:value-type="float" office:value="8772" table:style-name="ce5">
            <text:p>8.772</text:p>
          </table:table-cell>
          <table:table-cell office:value-type="float" office:value="11264" table:style-name="ce5">
            <text:p>11.264</text:p>
          </table:table-cell>
          <table:table-cell office:value-type="float" office:value="1581" table:style-name="ce5">
            <text:p>1.581</text:p>
          </table:table-cell>
          <table:table-cell office:value-type="float" office:value="61" table:style-name="ce5">
            <text:p>61</text:p>
          </table:table-cell>
          <table:table-cell office:value-type="float" office:value="166" table:style-name="ce5">
            <text:p>16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Mais de 5 SM</text:p>
          </table:table-cell>
          <table:table-cell office:value-type="float" office:value="18366" table:style-name="ce5">
            <text:p>18.366</text:p>
          </table:table-cell>
          <table:table-cell office:value-type="float" office:value="7044" table:style-name="ce5">
            <text:p>7.044</text:p>
          </table:table-cell>
          <table:table-cell office:value-type="float" office:value="4496" table:style-name="ce5">
            <text:p>4.496</text:p>
          </table:table-cell>
          <table:table-cell office:value-type="float" office:value="1334" table:style-name="ce5">
            <text:p>1.33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441" table:style-name="ce5">
            <text:p>13.441</text:p>
          </table:table-cell>
          <table:table-cell office:value-type="float" office:value="10082" table:style-name="ce5">
            <text:p>10.082</text:p>
          </table:table-cell>
          <table:table-cell office:value-type="float" office:value="6432" table:style-name="ce5">
            <text:p>6.432</text:p>
          </table:table-cell>
          <table:table-cell office:value-type="float" office:value="1285" table:style-name="ce5">
            <text:p>1.28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867" table:style-name="ce5">
            <text:p>17.867</text:p>
          </table:table-cell>
          <table:table-cell office:value-type="float" office:value="5893" table:style-name="ce5">
            <text:p>5.893</text:p>
          </table:table-cell>
          <table:table-cell office:value-type="float" office:value="5878" table:style-name="ce5">
            <text:p>5.878</text:p>
          </table:table-cell>
          <table:table-cell office:value-type="float" office:value="1603" table:style-name="ce5">
            <text:p>1.6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0073" table:style-name="ce5">
            <text:p>20.073</text:p>
          </table:table-cell>
          <table:table-cell office:value-type="float" office:value="5292" table:style-name="ce5">
            <text:p>5.292</text:p>
          </table:table-cell>
          <table:table-cell office:value-type="float" office:value="5020" table:style-name="ce5">
            <text:p>5.020</text:p>
          </table:table-cell>
          <table:table-cell office:value-type="float" office:value="855" table:style-name="ce5">
            <text:p>8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81" table:style-name="ce5">
            <text:p>18.481</text:p>
          </table:table-cell>
          <table:table-cell office:value-type="float" office:value="6305" table:style-name="ce5">
            <text:p>6.305</text:p>
          </table:table-cell>
          <table:table-cell office:value-type="float" office:value="5268" table:style-name="ce5">
            <text:p>5.268</text:p>
          </table:table-cell>
          <table:table-cell office:value-type="float" office:value="1178" table:style-name="ce5">
            <text:p>1.178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21576" table:style-name="ce5">
            <text:p>21.576</text:p>
          </table:table-cell>
          <table:table-cell office:value-type="float" office:value="3904" table:style-name="ce5">
            <text:p>3.904</text:p>
          </table:table-cell>
          <table:table-cell office:value-type="float" office:value="4600" table:style-name="ce5">
            <text:p>4.600</text:p>
          </table:table-cell>
          <table:table-cell office:value-type="float" office:value="1104" table:style-name="ce5">
            <text:p>1.104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9261" table:style-name="ce5">
            <text:p>9.261</text:p>
          </table:table-cell>
          <table:table-cell office:value-type="float" office:value="11659" table:style-name="ce5">
            <text:p>11.659</text:p>
          </table:table-cell>
          <table:table-cell office:value-type="float" office:value="9815" table:style-name="ce5">
            <text:p>9.815</text:p>
          </table:table-cell>
          <table:table-cell office:value-type="float" office:value="392" table:style-name="ce5">
            <text:p>392</text:p>
          </table:table-cell>
          <table:table-cell office:value-type="float" office:value="101" table:style-name="ce5">
            <text:p>101</text:p>
          </table:table-cell>
          <table:table-cell office:value-type="float" office:value="12" table:style-name="ce5">
            <text:p>12</text:p>
          </table:table-cell>
          <table:table-cell office:value-type="float" office:value="4491" table:style-name="ce5">
            <text:p>4.491</text:p>
          </table:table-cell>
          <table:table-cell office:value-type="float" office:value="12151" table:style-name="ce5">
            <text:p>12.151</text:p>
          </table:table-cell>
          <table:table-cell office:value-type="float" office:value="14038" table:style-name="ce5">
            <text:p>14.038</text:p>
          </table:table-cell>
          <table:table-cell office:value-type="float" office:value="453" table:style-name="ce5">
            <text:p>453</text:p>
          </table:table-cell>
          <table:table-cell office:value-type="float" office:value="24" table:style-name="ce5">
            <text:p>24</text:p>
          </table:table-cell>
          <table:table-cell office:value-type="float" office:value="84" table:style-name="ce5">
            <text:p>84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5" table:style-name="ce8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594" table:style-name="ce5">
            <text:p>4.594</text:p>
          </table:table-cell>
          <table:table-cell office:value-type="float" office:value="804" table:style-name="ce5">
            <text:p>804</text:p>
          </table:table-cell>
          <table:table-cell office:value-type="float" office:value="413" table:style-name="ce5">
            <text:p>413</text:p>
          </table:table-cell>
          <table:table-cell office:value-type="float" office:value="97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27" table:style-name="ce5">
            <text:p>3.027</text:p>
          </table:table-cell>
          <table:table-cell office:value-type="float" office:value="2065" table:style-name="ce5">
            <text:p>2.065</text:p>
          </table:table-cell>
          <table:table-cell office:value-type="float" office:value="754" table:style-name="ce5">
            <text:p>754</text:p>
          </table:table-cell>
          <table:table-cell office:value-type="float" office:value="62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43" table:style-name="ce5">
            <text:p>4.343</text:p>
          </table:table-cell>
          <table:table-cell office:value-type="float" office:value="1108" table:style-name="ce5">
            <text:p>1.108</text:p>
          </table:table-cell>
          <table:table-cell office:value-type="float" office:value="346" table:style-name="ce5">
            <text:p>346</text:p>
          </table:table-cell>
          <table:table-cell office:value-type="float" office:value="111" table:style-name="ce5">
            <text:p>1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71" table:style-name="ce5">
            <text:p>4.571</text:p>
          </table:table-cell>
          <table:table-cell office:value-type="float" office:value="902" table:style-name="ce5">
            <text:p>902</text:p>
          </table:table-cell>
          <table:table-cell office:value-type="float" office:value="382" table:style-name="ce5">
            <text:p>382</text:p>
          </table:table-cell>
          <table:table-cell office:value-type="float" office:value="53" table:style-name="ce5">
            <text:p>5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81" table:style-name="ce5">
            <text:p>4.981</text:p>
          </table:table-cell>
          <table:table-cell office:value-type="float" office:value="557" table:style-name="ce5">
            <text:p>557</text:p>
          </table:table-cell>
          <table:table-cell office:value-type="float" office:value="298" table:style-name="ce5">
            <text:p>298</text:p>
          </table:table-cell>
          <table:table-cell office:value-type="float" office:value="40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32" table:style-name="ce5">
            <text:p>32</text:p>
          </table:table-cell>
          <table:table-cell office:value-type="float" office:value="5036" table:style-name="ce5">
            <text:p>5.036</text:p>
          </table:table-cell>
          <table:table-cell office:value-type="float" office:value="401" table:style-name="ce5">
            <text:p>401</text:p>
          </table:table-cell>
          <table:table-cell office:value-type="float" office:value="311" table:style-name="ce5">
            <text:p>311</text:p>
          </table:table-cell>
          <table:table-cell office:value-type="float" office:value="160" table:style-name="ce5">
            <text:p>1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16" table:style-name="ce5">
            <text:p>2.116</text:p>
          </table:table-cell>
          <table:table-cell office:value-type="float" office:value="2246" table:style-name="ce5">
            <text:p>2.246</text:p>
          </table:table-cell>
          <table:table-cell office:value-type="float" office:value="1447" table:style-name="ce5">
            <text:p>1.447</text:p>
          </table:table-cell>
          <table:table-cell office:value-type="float" office:value="88" table:style-name="ce5">
            <text:p>88</text:p>
          </table:table-cell>
          <table:table-cell office:value-type="float" office:value="0" table:style-name="ce5">
            <text:p>0</text:p>
          </table:table-cell>
          <table:table-cell office:value-type="float" office:value="12" table:style-name="ce5">
            <text:p>12</text:p>
          </table:table-cell>
          <table:table-cell office:value-type="float" office:value="2093" table:style-name="ce5">
            <text:p>2.093</text:p>
          </table:table-cell>
          <table:table-cell office:value-type="float" office:value="1652" table:style-name="ce5">
            <text:p>1.652</text:p>
          </table:table-cell>
          <table:table-cell office:value-type="float" office:value="2005" table:style-name="ce5">
            <text:p>2.005</text:p>
          </table:table-cell>
          <table:table-cell office:value-type="float" office:value="134" table:style-name="ce5">
            <text:p>134</text:p>
          </table:table-cell>
          <table:table-cell office:value-type="float" office:value="0" table:style-name="ce5">
            <text:p>0</text:p>
          </table:table-cell>
          <table:table-cell office:value-type="float" office:value="25" table:style-name="ce5">
            <text:p>25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362" table:style-name="ce5">
            <text:p>3.362</text:p>
          </table:table-cell>
          <table:table-cell office:value-type="float" office:value="1454" table:style-name="ce5">
            <text:p>1.454</text:p>
          </table:table-cell>
          <table:table-cell office:value-type="float" office:value="638" table:style-name="ce5">
            <text:p>63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67" table:style-name="ce5">
            <text:p>2.467</text:p>
          </table:table-cell>
          <table:table-cell office:value-type="float" office:value="1950" table:style-name="ce5">
            <text:p>1.950</text:p>
          </table:table-cell>
          <table:table-cell office:value-type="float" office:value="963" table:style-name="ce5">
            <text:p>963</text:p>
          </table:table-cell>
          <table:table-cell office:value-type="float" office:value="213" table:style-name="ce5">
            <text:p>2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12" table:style-name="ce5">
            <text:p>4.012</text:p>
          </table:table-cell>
          <table:table-cell office:value-type="float" office:value="961" table:style-name="ce5">
            <text:p>961</text:p>
          </table:table-cell>
          <table:table-cell office:value-type="float" office:value="450" table:style-name="ce5">
            <text:p>450</text:p>
          </table:table-cell>
          <table:table-cell office:value-type="float" office:value="169" table:style-name="ce5">
            <text:p>16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374" table:style-name="ce5">
            <text:p>4.374</text:p>
          </table:table-cell>
          <table:table-cell office:value-type="float" office:value="653" table:style-name="ce5">
            <text:p>653</text:p>
          </table:table-cell>
          <table:table-cell office:value-type="float" office:value="462" table:style-name="ce5">
            <text:p>462</text:p>
          </table:table-cell>
          <table:table-cell office:value-type="float" office:value="103" table:style-name="ce5">
            <text:p>10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00" table:style-name="ce5">
            <text:p>3.800</text:p>
          </table:table-cell>
          <table:table-cell office:value-type="float" office:value="1419" table:style-name="ce5">
            <text:p>1.419</text:p>
          </table:table-cell>
          <table:table-cell office:value-type="float" office:value="195" table:style-name="ce5">
            <text:p>195</text:p>
          </table:table-cell>
          <table:table-cell office:value-type="float" office:value="169" table:style-name="ce5">
            <text:p>169</text:p>
          </table:table-cell>
          <table:table-cell office:value-type="float" office:value="0" table:style-name="ce5">
            <text:p>0</text:p>
          </table:table-cell>
          <table:table-cell office:value-type="float" office:value="8" table:style-name="ce5">
            <text:p>8</text:p>
          </table:table-cell>
          <table:table-cell office:value-type="float" office:value="4299" table:style-name="ce5">
            <text:p>4.299</text:p>
          </table:table-cell>
          <table:table-cell office:value-type="float" office:value="661" table:style-name="ce5">
            <text:p>661</text:p>
          </table:table-cell>
          <table:table-cell office:value-type="float" office:value="419" table:style-name="ce5">
            <text:p>419</text:p>
          </table:table-cell>
          <table:table-cell office:value-type="float" office:value="213" table:style-name="ce5">
            <text:p>2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1" table:style-name="ce5">
            <text:p>1.821</text:p>
          </table:table-cell>
          <table:table-cell office:value-type="float" office:value="1733" table:style-name="ce5">
            <text:p>1.733</text:p>
          </table:table-cell>
          <table:table-cell office:value-type="float" office:value="1824" table:style-name="ce5">
            <text:p>1.824</text:p>
          </table:table-cell>
          <table:table-cell office:value-type="float" office:value="173" table:style-name="ce5">
            <text:p>173</text:p>
          </table:table-cell>
          <table:table-cell office:value-type="float" office:value="4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1559" table:style-name="ce5">
            <text:p>1.559</text:p>
          </table:table-cell>
          <table:table-cell office:value-type="float" office:value="1469" table:style-name="ce5">
            <text:p>1.469</text:p>
          </table:table-cell>
          <table:table-cell office:value-type="float" office:value="2350" table:style-name="ce5">
            <text:p>2.350</text:p>
          </table:table-cell>
          <table:table-cell office:value-type="float" office:value="155" table:style-name="ce5">
            <text:p>155</text:p>
          </table:table-cell>
          <table:table-cell office:value-type="float" office:value="0" table:style-name="ce5">
            <text:p>0</text:p>
          </table:table-cell>
          <table:table-cell office:value-type="float" office:value="59" table:style-name="ce5">
            <text:p>59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094" table:style-name="ce5">
            <text:p>13.094</text:p>
          </table:table-cell>
          <table:table-cell office:value-type="float" office:value="6757" table:style-name="ce5">
            <text:p>6.757</text:p>
          </table:table-cell>
          <table:table-cell office:value-type="float" office:value="3303" table:style-name="ce5">
            <text:p>3.303</text:p>
          </table:table-cell>
          <table:table-cell office:value-type="float" office:value="252" table:style-name="ce5">
            <text:p>2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27" table:style-name="ce5">
            <text:p>9.627</text:p>
          </table:table-cell>
          <table:table-cell office:value-type="float" office:value="6645" table:style-name="ce5">
            <text:p>6.645</text:p>
          </table:table-cell>
          <table:table-cell office:value-type="float" office:value="7125" table:style-name="ce5">
            <text:p>7.125</text:p>
          </table:table-cell>
          <table:table-cell office:value-type="float" office:value="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210" table:style-name="ce5">
            <text:p>15.210</text:p>
          </table:table-cell>
          <table:table-cell office:value-type="float" office:value="4292" table:style-name="ce5">
            <text:p>4.292</text:p>
          </table:table-cell>
          <table:table-cell office:value-type="float" office:value="3664" table:style-name="ce5">
            <text:p>3.664</text:p>
          </table:table-cell>
          <table:table-cell office:value-type="float" office:value="238" table:style-name="ce5">
            <text:p>23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944" table:style-name="ce5">
            <text:p>15.944</text:p>
          </table:table-cell>
          <table:table-cell office:value-type="float" office:value="3980" table:style-name="ce5">
            <text:p>3.980</text:p>
          </table:table-cell>
          <table:table-cell office:value-type="float" office:value="3326" table:style-name="ce5">
            <text:p>3.326</text:p>
          </table:table-cell>
          <table:table-cell office:value-type="float" office:value="154" table:style-name="ce5">
            <text:p>15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172" table:style-name="ce5">
            <text:p>16.172</text:p>
          </table:table-cell>
          <table:table-cell office:value-type="float" office:value="3453" table:style-name="ce5">
            <text:p>3.453</text:p>
          </table:table-cell>
          <table:table-cell office:value-type="float" office:value="3281" table:style-name="ce5">
            <text:p>3.281</text:p>
          </table:table-cell>
          <table:table-cell office:value-type="float" office:value="499" table:style-name="ce5">
            <text:p>4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508" table:style-name="ce5">
            <text:p>17.508</text:p>
          </table:table-cell>
          <table:table-cell office:value-type="float" office:value="4052" table:style-name="ce5">
            <text:p>4.052</text:p>
          </table:table-cell>
          <table:table-cell office:value-type="float" office:value="1603" table:style-name="ce5">
            <text:p>1.603</text:p>
          </table:table-cell>
          <table:table-cell office:value-type="float" office:value="242" table:style-name="ce5">
            <text:p>2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13" table:style-name="ce5">
            <text:p>7.913</text:p>
          </table:table-cell>
          <table:table-cell office:value-type="float" office:value="8847" table:style-name="ce5">
            <text:p>8.847</text:p>
          </table:table-cell>
          <table:table-cell office:value-type="float" office:value="6391" table:style-name="ce5">
            <text:p>6.391</text:p>
          </table:table-cell>
          <table:table-cell office:value-type="float" office:value="109" table:style-name="ce5">
            <text:p>109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565" table:style-name="ce5">
            <text:p>4.565</text:p>
          </table:table-cell>
          <table:table-cell office:value-type="float" office:value="10209" table:style-name="ce5">
            <text:p>10.209</text:p>
          </table:table-cell>
          <table:table-cell office:value-type="float" office:value="8504" table:style-name="ce5">
            <text:p>8.504</text:p>
          </table:table-cell>
          <table:table-cell office:value-type="float" office:value="128" table:style-name="ce5">
            <text:p>1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515" table:style-name="ce5">
            <text:p>16.515</text:p>
          </table:table-cell>
          <table:table-cell office:value-type="float" office:value="5681" table:style-name="ce5">
            <text:p>5.681</text:p>
          </table:table-cell>
          <table:table-cell office:value-type="float" office:value="5574" table:style-name="ce5">
            <text:p>5.574</text:p>
          </table:table-cell>
          <table:table-cell office:value-type="float" office:value="1417" table:style-name="ce5">
            <text:p>1.4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846" table:style-name="ce5">
            <text:p>12.846</text:p>
          </table:table-cell>
          <table:table-cell office:value-type="float" office:value="6710" table:style-name="ce5">
            <text:p>6.710</text:p>
          </table:table-cell>
          <table:table-cell office:value-type="float" office:value="8380" table:style-name="ce5">
            <text:p>8.380</text:p>
          </table:table-cell>
          <table:table-cell office:value-type="float" office:value="1251" table:style-name="ce5">
            <text:p>1.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271" table:style-name="ce5">
            <text:p>17.271</text:p>
          </table:table-cell>
          <table:table-cell office:value-type="float" office:value="5029" table:style-name="ce5">
            <text:p>5.029</text:p>
          </table:table-cell>
          <table:table-cell office:value-type="float" office:value="5439" table:style-name="ce5">
            <text:p>5.439</text:p>
          </table:table-cell>
          <table:table-cell office:value-type="float" office:value="1368" table:style-name="ce5">
            <text:p>1.368</text:p>
          </table:table-cell>
          <table:table-cell office:value-type="string" table:style-name="ce5">
            <text:p>-</text:p>
          </table:table-cell>
          <table:table-cell office:value-type="float" office:value="81" table:style-name="ce5">
            <text:p>81</text:p>
          </table:table-cell>
          <table:table-cell office:value-type="float" office:value="17264" table:style-name="ce5">
            <text:p>17.264</text:p>
          </table:table-cell>
          <table:table-cell office:value-type="float" office:value="5234" table:style-name="ce5">
            <text:p>5.234</text:p>
          </table:table-cell>
          <table:table-cell office:value-type="float" office:value="6019" table:style-name="ce5">
            <text:p>6.019</text:p>
          </table:table-cell>
          <table:table-cell office:value-type="float" office:value="671" table:style-name="ce5">
            <text:p>6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121" table:style-name="ce5">
            <text:p>18.121</text:p>
          </table:table-cell>
          <table:table-cell office:value-type="float" office:value="5819" table:style-name="ce5">
            <text:p>5.819</text:p>
          </table:table-cell>
          <table:table-cell office:value-type="float" office:value="4016" table:style-name="ce5">
            <text:p>4.016</text:p>
          </table:table-cell>
          <table:table-cell office:value-type="float" office:value="1133" table:style-name="ce5">
            <text:p>1.133</text:p>
          </table:table-cell>
          <table:table-cell office:value-type="float" office:value="98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float" office:value="17608" table:style-name="ce5">
            <text:p>17.608</text:p>
          </table:table-cell>
          <table:table-cell office:value-type="float" office:value="5397" table:style-name="ce5">
            <text:p>5.397</text:p>
          </table:table-cell>
          <table:table-cell office:value-type="float" office:value="4965" table:style-name="ce5">
            <text:p>4.965</text:p>
          </table:table-cell>
          <table:table-cell office:value-type="float" office:value="1217" table:style-name="ce5">
            <text:p>1.2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17" table:style-name="ce5">
            <text:p>6.917</text:p>
          </table:table-cell>
          <table:table-cell office:value-type="float" office:value="11651" table:style-name="ce5">
            <text:p>11.651</text:p>
          </table:table-cell>
          <table:table-cell office:value-type="float" office:value="9897" table:style-name="ce5">
            <text:p>9.897</text:p>
          </table:table-cell>
          <table:table-cell office:value-type="float" office:value="577" table:style-name="ce5">
            <text:p>577</text:p>
          </table:table-cell>
          <table:table-cell office:value-type="float" office:value="145" table:style-name="ce5">
            <text:p>145</text:p>
          </table:table-cell>
          <table:table-cell office:value-type="float" office:value="0" table:style-name="ce5">
            <text:p>0</text:p>
          </table:table-cell>
          <table:table-cell office:value-type="float" office:value="4841" table:style-name="ce5">
            <text:p>4.841</text:p>
          </table:table-cell>
          <table:table-cell office:value-type="float" office:value="8008" table:style-name="ce5">
            <text:p>8.008</text:p>
          </table:table-cell>
          <table:table-cell office:value-type="float" office:value="14871" table:style-name="ce5">
            <text:p>14.871</text:p>
          </table:table-cell>
          <table:table-cell office:value-type="float" office:value="1467" table:style-name="ce5">
            <text:p>1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671" table:style-name="ce5">
            <text:p>6.671</text:p>
          </table:table-cell>
          <table:table-cell office:value-type="float" office:value="1741" table:style-name="ce5">
            <text:p>1.741</text:p>
          </table:table-cell>
          <table:table-cell office:value-type="float" office:value="2308" table:style-name="ce5">
            <text:p>2.308</text:p>
          </table:table-cell>
          <table:table-cell office:value-type="float" office:value="139" table:style-name="ce5">
            <text:p>13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3876" table:style-name="ce5">
            <text:p>3.876</text:p>
          </table:table-cell>
          <table:table-cell office:value-type="float" office:value="4379" table:style-name="ce5">
            <text:p>4.379</text:p>
          </table:table-cell>
          <table:table-cell office:value-type="float" office:value="2450" table:style-name="ce5">
            <text:p>2.450</text:p>
          </table:table-cell>
          <table:table-cell office:value-type="float" office:value="153" table:style-name="ce5">
            <text:p>153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5934" table:style-name="ce5">
            <text:p>5.934</text:p>
          </table:table-cell>
          <table:table-cell office:value-type="float" office:value="1752" table:style-name="ce5">
            <text:p>1.752</text:p>
          </table:table-cell>
          <table:table-cell office:value-type="float" office:value="3063" table:style-name="ce5">
            <text:p>3.063</text:p>
          </table:table-cell>
          <table:table-cell office:value-type="float" office:value="109" table:style-name="ce5">
            <text:p>10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449" table:style-name="ce5">
            <text:p>6.449</text:p>
          </table:table-cell>
          <table:table-cell office:value-type="float" office:value="2066" table:style-name="ce5">
            <text:p>2.066</text:p>
          </table:table-cell>
          <table:table-cell office:value-type="float" office:value="2013" table:style-name="ce5">
            <text:p>2.013</text:p>
          </table:table-cell>
          <table:table-cell office:value-type="float" office:value="330" table:style-name="ce5">
            <text:p>330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6295" table:style-name="ce5">
            <text:p>6.295</text:p>
          </table:table-cell>
          <table:table-cell office:value-type="float" office:value="2435" table:style-name="ce5">
            <text:p>2.435</text:p>
          </table:table-cell>
          <table:table-cell office:value-type="float" office:value="1962" table:style-name="ce5">
            <text:p>1.962</text:p>
          </table:table-cell>
          <table:table-cell office:value-type="float" office:value="165" table:style-name="ce5">
            <text:p>165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7311" table:style-name="ce5">
            <text:p>7.311</text:p>
          </table:table-cell>
          <table:table-cell office:value-type="float" office:value="1333" table:style-name="ce5">
            <text:p>1.333</text:p>
          </table:table-cell>
          <table:table-cell office:value-type="float" office:value="2018" table:style-name="ce5">
            <text:p>2.018</text:p>
          </table:table-cell>
          <table:table-cell office:value-type="float" office:value="140" table:style-name="ce5">
            <text:p>140</text:p>
          </table:table-cell>
          <table:table-cell office:value-type="float" office:value="55" table:style-name="ce5">
            <text:p>55</text:p>
          </table:table-cell>
          <table:table-cell office:value-type="float" office:value="166" table:style-name="ce5">
            <text:p>166</text:p>
          </table:table-cell>
          <table:table-cell office:value-type="float" office:value="3493" table:style-name="ce5">
            <text:p>3.493</text:p>
          </table:table-cell>
          <table:table-cell office:value-type="float" office:value="4244" table:style-name="ce5">
            <text:p>4.244</text:p>
          </table:table-cell>
          <table:table-cell office:value-type="float" office:value="3101" table:style-name="ce5">
            <text:p>3.101</text:p>
          </table:table-cell>
          <table:table-cell office:value-type="float" office:value="9" table:style-name="ce5">
            <text:p>9</text:p>
          </table:table-cell>
          <table:table-cell office:value-type="float" office:value="11" table:style-name="ce5">
            <text:p>11</text:p>
          </table:table-cell>
          <table:table-cell office:value-type="float" office:value="166" table:style-name="ce5">
            <text:p>166</text:p>
          </table:table-cell>
          <table:table-cell office:value-type="float" office:value="1823" table:style-name="ce5">
            <text:p>1.823</text:p>
          </table:table-cell>
          <table:table-cell office:value-type="float" office:value="3753" table:style-name="ce5">
            <text:p>3.753</text:p>
          </table:table-cell>
          <table:table-cell office:value-type="float" office:value="5025" table:style-name="ce5">
            <text:p>5.025</text:p>
          </table:table-cell>
          <table:table-cell office:value-type="float" office:value="154" table:style-name="ce5">
            <text:p>154</text:p>
          </table:table-cell>
          <table:table-cell office:value-type="float" office:value="103" table:style-name="ce5">
            <text:p>103</text:p>
          </table:table-cell>
          <table:table-cell office:value-type="float" office:value="166" table:style-name="ce5">
            <text:p>166</text:p>
          </table:table-cell>
          <table:table-cell table:number-columns-repeated="16334" table:style-name="ce1"/>
        </table:table-row>
        <table:table-row table:style-name="ro1">
          <table:table-cell office:value-type="string" table:number-columns-spanned="1" table:number-rows-spanned="4" table:style-name="ce8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981" table:style-name="ce5">
            <text:p>18.981</text:p>
          </table:table-cell>
          <table:table-cell office:value-type="float" office:value="6565" table:style-name="ce5">
            <text:p>6.565</text:p>
          </table:table-cell>
          <table:table-cell office:value-type="float" office:value="3502" table:style-name="ce5">
            <text:p>3.502</text:p>
          </table:table-cell>
          <table:table-cell office:value-type="float" office:value="1254" table:style-name="ce5">
            <text:p>1.25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14556" table:style-name="ce5">
            <text:p>14.556</text:p>
          </table:table-cell>
          <table:table-cell office:value-type="float" office:value="8183" table:style-name="ce5">
            <text:p>8.183</text:p>
          </table:table-cell>
          <table:table-cell office:value-type="float" office:value="7283" table:style-name="ce5">
            <text:p>7.283</text:p>
          </table:table-cell>
          <table:table-cell office:value-type="float" office:value="279" table:style-name="ce5">
            <text:p>279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2587" table:style-name="ce5">
            <text:p>22.587</text:p>
          </table:table-cell>
          <table:table-cell office:value-type="float" office:value="4234" table:style-name="ce5">
            <text:p>4.234</text:p>
          </table:table-cell>
          <table:table-cell office:value-type="float" office:value="2972" table:style-name="ce5">
            <text:p>2.972</text:p>
          </table:table-cell>
          <table:table-cell office:value-type="float" office:value="428" table:style-name="ce5">
            <text:p>428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21053" table:style-name="ce5">
            <text:p>21.053</text:p>
          </table:table-cell>
          <table:table-cell office:value-type="float" office:value="5664" table:style-name="ce5">
            <text:p>5.664</text:p>
          </table:table-cell>
          <table:table-cell office:value-type="float" office:value="3140" table:style-name="ce5">
            <text:p>3.140</text:p>
          </table:table-cell>
          <table:table-cell office:value-type="float" office:value="445" table:style-name="ce5">
            <text:p>445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3927" table:style-name="ce5">
            <text:p>23.927</text:p>
          </table:table-cell>
          <table:table-cell office:value-type="float" office:value="3954" table:style-name="ce5">
            <text:p>3.954</text:p>
          </table:table-cell>
          <table:table-cell office:value-type="float" office:value="1757" table:style-name="ce5">
            <text:p>1.757</text:p>
          </table:table-cell>
          <table:table-cell office:value-type="float" office:value="565" table:style-name="ce5">
            <text:p>565</text:p>
          </table:table-cell>
          <table:table-cell office:value-type="float" office:value="98" table:style-name="ce5">
            <text:p>98</text:p>
          </table:table-cell>
          <table:table-cell office:value-type="float" office:value="166" table:style-name="ce5">
            <text:p>166</text:p>
          </table:table-cell>
          <table:table-cell office:value-type="float" office:value="23574" table:style-name="ce5">
            <text:p>23.574</text:p>
          </table:table-cell>
          <table:table-cell office:value-type="float" office:value="4159" table:style-name="ce5">
            <text:p>4.159</text:p>
          </table:table-cell>
          <table:table-cell office:value-type="float" office:value="2432" table:style-name="ce5">
            <text:p>2.432</text:p>
          </table:table-cell>
          <table:table-cell office:value-type="float" office:value="137" table:style-name="ce5">
            <text:p>137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10421" table:style-name="ce5">
            <text:p>10.421</text:p>
          </table:table-cell>
          <table:table-cell office:value-type="float" office:value="11755" table:style-name="ce5">
            <text:p>11.755</text:p>
          </table:table-cell>
          <table:table-cell office:value-type="float" office:value="7714" table:style-name="ce5">
            <text:p>7.714</text:p>
          </table:table-cell>
          <table:table-cell office:value-type="float" office:value="327" table:style-name="ce5">
            <text:p>327</text:p>
          </table:table-cell>
          <table:table-cell office:value-type="float" office:value="85" table:style-name="ce5">
            <text:p>85</text:p>
          </table:table-cell>
          <table:table-cell office:value-type="float" office:value="166" table:style-name="ce5">
            <text:p>166</text:p>
          </table:table-cell>
          <table:table-cell office:value-type="float" office:value="6680" table:style-name="ce5">
            <text:p>6.680</text:p>
          </table:table-cell>
          <table:table-cell office:value-type="float" office:value="12497" table:style-name="ce5">
            <text:p>12.497</text:p>
          </table:table-cell>
          <table:table-cell office:value-type="float" office:value="9784" table:style-name="ce5">
            <text:p>9.784</text:p>
          </table:table-cell>
          <table:table-cell office:value-type="float" office:value="1341" table:style-name="ce5">
            <text:p>1.341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7640" table:style-name="ce5">
            <text:p>17.640</text:p>
          </table:table-cell>
          <table:table-cell office:value-type="float" office:value="4127" table:style-name="ce5">
            <text:p>4.127</text:p>
          </table:table-cell>
          <table:table-cell office:value-type="float" office:value="1573" table:style-name="ce5">
            <text:p>1.573</text:p>
          </table:table-cell>
          <table:table-cell office:value-type="float" office:value="108" table:style-name="ce5">
            <text:p>10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1698" table:style-name="ce5">
            <text:p>11.698</text:p>
          </table:table-cell>
          <table:table-cell office:value-type="float" office:value="7712" table:style-name="ce5">
            <text:p>7.712</text:p>
          </table:table-cell>
          <table:table-cell office:value-type="float" office:value="3373" table:style-name="ce5">
            <text:p>3.373</text:p>
          </table:table-cell>
          <table:table-cell office:value-type="float" office:value="665" table:style-name="ce5">
            <text:p>6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541" table:style-name="ce5">
            <text:p>17.541</text:p>
          </table:table-cell>
          <table:table-cell office:value-type="float" office:value="3624" table:style-name="ce5">
            <text:p>3.624</text:p>
          </table:table-cell>
          <table:table-cell office:value-type="float" office:value="2032" table:style-name="ce5">
            <text:p>2.032</text:p>
          </table:table-cell>
          <table:table-cell office:value-type="float" office:value="251" table:style-name="ce5">
            <text:p>2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7937" table:style-name="ce5">
            <text:p>17.937</text:p>
          </table:table-cell>
          <table:table-cell office:value-type="float" office:value="3098" table:style-name="ce5">
            <text:p>3.098</text:p>
          </table:table-cell>
          <table:table-cell office:value-type="float" office:value="2175" table:style-name="ce5">
            <text:p>2.175</text:p>
          </table:table-cell>
          <table:table-cell office:value-type="float" office:value="239" table:style-name="ce5">
            <text:p>2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430" table:style-name="ce5">
            <text:p>18.430</text:p>
          </table:table-cell>
          <table:table-cell office:value-type="float" office:value="3231" table:style-name="ce5">
            <text:p>3.231</text:p>
          </table:table-cell>
          <table:table-cell office:value-type="float" office:value="1495" table:style-name="ce5">
            <text:p>1.495</text:p>
          </table:table-cell>
          <table:table-cell office:value-type="float" office:value="251" table:style-name="ce5">
            <text:p>251</text:p>
          </table:table-cell>
          <table:table-cell office:value-type="float" office:value="0" table:style-name="ce5">
            <text:p>0</text:p>
          </table:table-cell>
          <table:table-cell office:value-type="float" office:value="40" table:style-name="ce5">
            <text:p>40</text:p>
          </table:table-cell>
          <table:table-cell office:value-type="float" office:value="17728" table:style-name="ce5">
            <text:p>17.728</text:p>
          </table:table-cell>
          <table:table-cell office:value-type="float" office:value="4010" table:style-name="ce5">
            <text:p>4.010</text:p>
          </table:table-cell>
          <table:table-cell office:value-type="float" office:value="1456" table:style-name="ce5">
            <text:p>1.456</text:p>
          </table:table-cell>
          <table:table-cell office:value-type="float" office:value="253" table:style-name="ce5">
            <text:p>2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99" table:style-name="ce5">
            <text:p>8.499</text:p>
          </table:table-cell>
          <table:table-cell office:value-type="float" office:value="7934" table:style-name="ce5">
            <text:p>7.934</text:p>
          </table:table-cell>
          <table:table-cell office:value-type="float" office:value="6265" table:style-name="ce5">
            <text:p>6.265</text:p>
          </table:table-cell>
          <table:table-cell office:value-type="float" office:value="481" table:style-name="ce5">
            <text:p>481</text:p>
          </table:table-cell>
          <table:table-cell office:value-type="float" office:value="257" table:style-name="ce5">
            <text:p>257</text:p>
          </table:table-cell>
          <table:table-cell office:value-type="float" office:value="12" table:style-name="ce5">
            <text:p>12</text:p>
          </table:table-cell>
          <table:table-cell office:value-type="float" office:value="6255" table:style-name="ce5">
            <text:p>6.255</text:p>
          </table:table-cell>
          <table:table-cell office:value-type="float" office:value="7367" table:style-name="ce5">
            <text:p>7.367</text:p>
          </table:table-cell>
          <table:table-cell office:value-type="float" office:value="9116" table:style-name="ce5">
            <text:p>9.116</text:p>
          </table:table-cell>
          <table:table-cell office:value-type="float" office:value="537" table:style-name="ce5">
            <text:p>537</text:p>
          </table:table-cell>
          <table:table-cell office:value-type="float" office:value="103" table:style-name="ce5">
            <text:p>103</text:p>
          </table:table-cell>
          <table:table-cell office:value-type="float" office:value="71" table:style-name="ce5">
            <text:p>71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6620" table:style-name="ce5">
            <text:p>36.620</text:p>
          </table:table-cell>
          <table:table-cell office:value-type="float" office:value="10692" table:style-name="ce5">
            <text:p>10.692</text:p>
          </table:table-cell>
          <table:table-cell office:value-type="float" office:value="5075" table:style-name="ce5">
            <text:p>5.075</text:p>
          </table:table-cell>
          <table:table-cell office:value-type="float" office:value="1362" table:style-name="ce5">
            <text:p>1.362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26254" table:style-name="ce5">
            <text:p>26.254</text:p>
          </table:table-cell>
          <table:table-cell office:value-type="float" office:value="15896" table:style-name="ce5">
            <text:p>15.896</text:p>
          </table:table-cell>
          <table:table-cell office:value-type="float" office:value="10656" table:style-name="ce5">
            <text:p>10.656</text:p>
          </table:table-cell>
          <table:table-cell office:value-type="float" office:value="944" table:style-name="ce5">
            <text:p>94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0128" table:style-name="ce5">
            <text:p>40.128</text:p>
          </table:table-cell>
          <table:table-cell office:value-type="float" office:value="7858" table:style-name="ce5">
            <text:p>7.858</text:p>
          </table:table-cell>
          <table:table-cell office:value-type="float" office:value="5004" table:style-name="ce5">
            <text:p>5.004</text:p>
          </table:table-cell>
          <table:table-cell office:value-type="float" office:value="679" table:style-name="ce5">
            <text:p>679</text:p>
          </table:table-cell>
          <table:table-cell office:value-type="string" table:style-name="ce5">
            <text:p>-</text:p>
          </table:table-cell>
          <table:table-cell office:value-type="float" office:value="247" table:style-name="ce5">
            <text:p>247</text:p>
          </table:table-cell>
          <table:table-cell office:value-type="float" office:value="38989" table:style-name="ce5">
            <text:p>38.989</text:p>
          </table:table-cell>
          <table:table-cell office:value-type="float" office:value="8762" table:style-name="ce5">
            <text:p>8.762</text:p>
          </table:table-cell>
          <table:table-cell office:value-type="float" office:value="5314" table:style-name="ce5">
            <text:p>5.314</text:p>
          </table:table-cell>
          <table:table-cell office:value-type="float" office:value="684" table:style-name="ce5">
            <text:p>684</text:p>
          </table:table-cell>
          <table:table-cell office:value-type="string" table:style-name="ce5">
            <text:p>-</text:p>
          </table:table-cell>
          <table:table-cell office:value-type="float" office:value="166" table:style-name="ce5">
            <text:p>166</text:p>
          </table:table-cell>
          <table:table-cell office:value-type="float" office:value="42357" table:style-name="ce5">
            <text:p>42.357</text:p>
          </table:table-cell>
          <table:table-cell office:value-type="float" office:value="7185" table:style-name="ce5">
            <text:p>7.185</text:p>
          </table:table-cell>
          <table:table-cell office:value-type="float" office:value="3253" table:style-name="ce5">
            <text:p>3.253</text:p>
          </table:table-cell>
          <table:table-cell office:value-type="float" office:value="816" table:style-name="ce5">
            <text:p>816</text:p>
          </table:table-cell>
          <table:table-cell office:value-type="float" office:value="98" table:style-name="ce5">
            <text:p>98</text:p>
          </table:table-cell>
          <table:table-cell office:value-type="float" office:value="207" table:style-name="ce5">
            <text:p>207</text:p>
          </table:table-cell>
          <table:table-cell office:value-type="float" office:value="41302" table:style-name="ce5">
            <text:p>41.302</text:p>
          </table:table-cell>
          <table:table-cell office:value-type="float" office:value="8169" table:style-name="ce5">
            <text:p>8.169</text:p>
          </table:table-cell>
          <table:table-cell office:value-type="float" office:value="3888" table:style-name="ce5">
            <text:p>3.888</text:p>
          </table:table-cell>
          <table:table-cell office:value-type="float" office:value="390" table:style-name="ce5">
            <text:p>390</text:p>
          </table:table-cell>
          <table:table-cell office:value-type="float" office:value="0" table:style-name="ce5">
            <text:p>0</text:p>
          </table:table-cell>
          <table:table-cell office:value-type="float" office:value="166" table:style-name="ce5">
            <text:p>166</text:p>
          </table:table-cell>
          <table:table-cell office:value-type="float" office:value="18920" table:style-name="ce5">
            <text:p>18.920</text:p>
          </table:table-cell>
          <table:table-cell office:value-type="float" office:value="19689" table:style-name="ce5">
            <text:p>19.689</text:p>
          </table:table-cell>
          <table:table-cell office:value-type="float" office:value="13979" table:style-name="ce5">
            <text:p>13.979</text:p>
          </table:table-cell>
          <table:table-cell office:value-type="float" office:value="808" table:style-name="ce5">
            <text:p>808</text:p>
          </table:table-cell>
          <table:table-cell office:value-type="float" office:value="342" table:style-name="ce5">
            <text:p>342</text:p>
          </table:table-cell>
          <table:table-cell office:value-type="float" office:value="178" table:style-name="ce5">
            <text:p>178</text:p>
          </table:table-cell>
          <table:table-cell office:value-type="float" office:value="12934" table:style-name="ce5">
            <text:p>12.934</text:p>
          </table:table-cell>
          <table:table-cell office:value-type="float" office:value="19864" table:style-name="ce5">
            <text:p>19.864</text:p>
          </table:table-cell>
          <table:table-cell office:value-type="float" office:value="18900" table:style-name="ce5">
            <text:p>18.900</text:p>
          </table:table-cell>
          <table:table-cell office:value-type="float" office:value="1877" table:style-name="ce5">
            <text:p>1.877</text:p>
          </table:table-cell>
          <table:table-cell office:value-type="float" office:value="103" table:style-name="ce5">
            <text:p>103</text:p>
          </table:table-cell>
          <table:table-cell office:value-type="float" office:value="237" table:style-name="ce5">
            <text:p>237</text:p>
          </table:table-cell>
          <table:table-cell table:number-columns-repeated="16334" table:style-name="ce1"/>
        </table:table-row>
        <table:table-row table:style-name="ro1">
          <table:covered-table-cell/>
          <table:table-cell office:value-type="string" table:style-name="ce4">
            <text:p>Particular</text:p>
          </table:table-cell>
          <table:table-cell office:value-type="float" office:value="7614" table:style-name="ce5">
            <text:p>7.614</text:p>
          </table:table-cell>
          <table:table-cell office:value-type="float" office:value="5744" table:style-name="ce5">
            <text:p>5.744</text:p>
          </table:table-cell>
          <table:table-cell office:value-type="float" office:value="7161" table:style-name="ce5">
            <text:p>7.161</text:p>
          </table:table-cell>
          <table:table-cell office:value-type="float" office:value="680" table:style-name="ce5">
            <text:p>68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89" table:style-name="ce5">
            <text:p>5.589</text:p>
          </table:table-cell>
          <table:table-cell office:value-type="float" office:value="5853" table:style-name="ce5">
            <text:p>5.853</text:p>
          </table:table-cell>
          <table:table-cell office:value-type="float" office:value="9016" table:style-name="ce5">
            <text:p>9.016</text:p>
          </table:table-cell>
          <table:table-cell office:value-type="float" office:value="742" table:style-name="ce5">
            <text:p>7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642" table:style-name="ce5">
            <text:p>6.642</text:p>
          </table:table-cell>
          <table:table-cell office:value-type="float" office:value="5283" table:style-name="ce5">
            <text:p>5.283</text:p>
          </table:table-cell>
          <table:table-cell office:value-type="float" office:value="7958" table:style-name="ce5">
            <text:p>7.958</text:p>
          </table:table-cell>
          <table:table-cell office:value-type="float" office:value="1316" table:style-name="ce5">
            <text:p>1.3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13" table:style-name="ce5">
            <text:p>9.613</text:p>
          </table:table-cell>
          <table:table-cell office:value-type="float" office:value="4072" table:style-name="ce5">
            <text:p>4.072</text:p>
          </table:table-cell>
          <table:table-cell office:value-type="float" office:value="6889" table:style-name="ce5">
            <text:p>6.889</text:p>
          </table:table-cell>
          <table:table-cell office:value-type="float" office:value="626" table:style-name="ce5">
            <text:p>6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012" table:style-name="ce5">
            <text:p>7.012</text:p>
          </table:table-cell>
          <table:table-cell office:value-type="float" office:value="6499" table:style-name="ce5">
            <text:p>6.499</text:p>
          </table:table-cell>
          <table:table-cell office:value-type="float" office:value="6499" table:style-name="ce5">
            <text:p>6.499</text:p>
          </table:table-cell>
          <table:table-cell office:value-type="float" office:value="1190" table:style-name="ce5">
            <text:p>1.19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460" table:style-name="ce5">
            <text:p>10.460</text:p>
          </table:table-cell>
          <table:table-cell office:value-type="float" office:value="3675" table:style-name="ce5">
            <text:p>3.675</text:p>
          </table:table-cell>
          <table:table-cell office:value-type="float" office:value="5427" table:style-name="ce5">
            <text:p>5.427</text:p>
          </table:table-cell>
          <table:table-cell office:value-type="float" office:value="1582" table:style-name="ce5">
            <text:p>1.582</text:p>
          </table:table-cell>
          <table:table-cell office:value-type="float" office:value="55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3339" table:style-name="ce5">
            <text:p>3.339</text:p>
          </table:table-cell>
          <table:table-cell office:value-type="float" office:value="9032" table:style-name="ce5">
            <text:p>9.032</text:p>
          </table:table-cell>
          <table:table-cell office:value-type="float" office:value="8681" table:style-name="ce5">
            <text:p>8.681</text:p>
          </table:table-cell>
          <table:table-cell office:value-type="float" office:value="148" table:style-name="ce5">
            <text:p>1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46" table:style-name="ce5">
            <text:p>1.946</text:p>
          </table:table-cell>
          <table:table-cell office:value-type="float" office:value="5226" table:style-name="ce5">
            <text:p>5.226</text:p>
          </table:table-cell>
          <table:table-cell office:value-type="float" office:value="13854" table:style-name="ce5">
            <text:p>13.854</text:p>
          </table:table-cell>
          <table:table-cell office:value-type="float" office:value="161" table:style-name="ce5">
            <text:p>161</text:p>
          </table:table-cell>
          <table:table-cell office:value-type="float" office:value="0" table:style-name="ce5">
            <text:p>0</text:p>
          </table:table-cell>
          <table:table-cell office:value-type="float" office:value="13" table:style-name="ce5">
            <text:p>13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1" table:number-rows-spanned="1" table:style-name="ce10"/>
          <table:covered-table-cell table:number-columns-repeated="50"/>
          <table:table-cell table:number-columns-repeated="1633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1-21T14:31:12Z</meta:creation-date>
    <dc:date>2020-06-07T19:42:57Z</dc:date>
  </office:meta>
</office:document-meta>
</file>